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c2257" officeooo:paragraph-rsid="002c2257"/>
    </style:style>
    <style:style style:name="P2" style:family="paragraph" style:parent-style-name="Standard">
      <style:text-properties officeooo:rsid="002f73c6" officeooo:paragraph-rsid="002f73c6"/>
    </style:style>
    <style:style style:name="P3" style:family="paragraph" style:parent-style-name="Standard">
      <style:paragraph-properties>
        <style:tab-stops/>
      </style:paragraph-properties>
      <style:text-properties officeooo:rsid="002f73c6" officeooo:paragraph-rsid="002f73c6"/>
    </style:style>
    <style:style style:name="P4" style:family="paragraph" style:parent-style-name="Standard">
      <style:paragraph-properties>
        <style:tab-stops/>
      </style:paragraph-properties>
      <style:text-properties officeooo:rsid="00bd6c24" officeooo:paragraph-rsid="00bd6c24"/>
    </style:style>
    <style:style style:name="P5" style:family="paragraph" style:parent-style-name="Standard">
      <style:paragraph-properties fo:break-before="page"/>
      <style:text-properties officeooo:rsid="002f73c6" officeooo:paragraph-rsid="002f73c6"/>
    </style:style>
    <style:style style:name="P6" style:family="paragraph" style:parent-style-name="Standard">
      <style:paragraph-properties fo:break-before="page">
        <style:tab-stops/>
      </style:paragraph-properties>
      <style:text-properties officeooo:rsid="002f73c6" officeooo:paragraph-rsid="002f73c6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7pt" style:font-size-asian="7pt" style:font-size-complex="7pt"/>
    </style:style>
    <style:style style:name="P10" style:family="paragraph">
      <style:paragraph-properties fo:text-align="center"/>
      <style:text-properties style:font-name="Times New Roman" fo:font-size="8pt" style:font-size-asian="8pt" style:font-size-complex="8pt"/>
    </style:style>
    <style:style style:name="P11" style:family="paragraph">
      <loext:graphic-properties draw:fill-color="#ff3300"/>
      <style:paragraph-properties fo:text-align="center"/>
      <style:text-properties style:font-name="Times New Roman" fo:font-size="8pt" style:font-size-asian="8pt" style:font-size-complex="8pt"/>
    </style:style>
    <style:style style:name="P12" style:family="paragraph">
      <loext:graphic-properties draw:fill-color="#ffcc00"/>
      <style:paragraph-properties fo:text-align="center"/>
      <style:text-properties style:font-name="Times New Roman" fo:font-size="8pt" style:font-size-asian="8pt" style:font-size-complex="8pt"/>
    </style:style>
    <style:style style:name="P13" style:family="paragraph">
      <loext:graphic-properties draw:fill-color="#ccff66"/>
      <style:paragraph-properties fo:text-align="center"/>
      <style:text-properties style:font-name="Times New Roman" fo:font-size="8pt" style:font-size-asian="8pt" style:font-size-complex="8pt"/>
    </style:style>
    <style:style style:name="P14" style:family="paragraph">
      <style:paragraph-properties fo:text-align="center"/>
      <style:text-properties style:font-name="Times New Roman" fo:font-size="6pt" style:font-size-asian="6pt" style:font-size-complex="6pt"/>
    </style:style>
    <style:style style:name="P15" style:family="paragraph">
      <loext:graphic-properties draw:fill-color="#ff3300"/>
      <style:paragraph-properties fo:text-align="center"/>
      <style:text-properties style:font-name="Times New Roman" fo:font-size="6pt" style:font-size-asian="6pt" style:font-size-complex="6pt"/>
    </style:style>
    <style:style style:name="P16" style:family="paragraph">
      <loext:graphic-properties draw:fill-color="#ffcc00"/>
      <style:paragraph-properties fo:text-align="center"/>
      <style:text-properties style:font-name="Times New Roman" fo:font-size="6pt" style:font-size-asian="6pt" style:font-size-complex="6pt"/>
    </style:style>
    <style:style style:name="P17" style:family="paragraph">
      <loext:graphic-properties draw:fill-color="#ccff66"/>
      <style:paragraph-properties fo:text-align="center"/>
      <style:text-properties style:font-name="Times New Roman" fo:font-size="6pt" style:font-size-asian="6pt" style:font-size-complex="6pt"/>
    </style:style>
    <style:style style:name="P18" style:family="paragraph">
      <loext:graphic-properties draw:fill="solid" draw:fill-color="#00cc00"/>
      <style:paragraph-properties fo:text-align="center"/>
      <style:text-properties style:font-name="Times New Roman" fo:font-size="6pt" style:font-size-asian="6pt" style:font-size-complex="6pt"/>
    </style:style>
    <style:style style:name="P19" style:family="paragraph">
      <loext:graphic-properties draw:fill="none" draw:fill-color="#ffffff"/>
      <style:text-properties fo:font-size="9pt" style:font-size-asian="9pt" style:font-size-complex="9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-color="#6666ff"/>
    </style:style>
    <style:style style:name="P22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23" style:family="paragraph">
      <loext:graphic-properties draw:fill="none" draw:fill-color="#ffffff"/>
      <style:text-properties fo:font-size="6pt" style:font-size-asian="6pt" style:font-size-complex="6pt"/>
    </style:style>
    <style:style style:name="P24" style:family="paragraph">
      <loext:graphic-properties draw:fill="none" draw:fill-color="#ffffff"/>
      <style:text-properties style:font-name="Times New Roman1" fo:font-size="6pt" style:font-size-asian="6pt" style:font-size-complex="6pt"/>
    </style:style>
    <style:style style:name="P25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7" style:family="paragraph">
      <loext:graphic-properties draw:fill="none" draw:fill-color="#ff3333" draw:opacity="50%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none" draw:fill-color="#ffffff"/>
      <style:text-properties fo:font-size="12pt"/>
    </style:style>
    <style:style style:name="P29" style:family="paragraph">
      <style:text-properties fo:font-size="12pt"/>
    </style:style>
    <style:style style:name="P30" style:family="paragraph">
      <loext:graphic-properties draw:fill="solid" draw:fill-color="#ff6600"/>
      <style:paragraph-properties fo:text-align="center"/>
      <style:text-properties fo:font-size="9pt" style:font-size-asian="9pt" style:font-size-complex="9pt"/>
    </style:style>
    <style:style style:name="P31" style:family="paragraph">
      <loext:graphic-properties draw:fill="solid" draw:fill-color="#ffff00"/>
      <style:paragraph-properties fo:text-align="center"/>
      <style:text-properties fo:font-size="9pt" style:font-size-asian="9pt" style:font-size-complex="9pt"/>
    </style:style>
    <style:style style:name="P32" style:family="paragraph">
      <loext:graphic-properties draw:fill="solid" draw:fill-color="#99ff66"/>
      <style:paragraph-properties fo:text-align="center"/>
      <style:text-properties fo:font-size="9pt" style:font-size-asian="9pt" style:font-size-complex="9pt"/>
    </style:style>
    <style:style style:name="P33" style:family="paragraph">
      <loext:graphic-properties draw:fill="none" draw:fill-color="#ff3333" draw:opacity="50%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none" draw:fill-color="#ffffff"/>
      <style:text-properties fo:font-size="5pt" style:font-size-asian="5pt" style:font-size-complex="5pt"/>
    </style:style>
    <style:style style:name="P35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P36" style:family="paragraph">
      <style:text-properties fo:font-weight="bold" style:font-weight-asian="bold" style:font-weight-complex="bold"/>
    </style:style>
    <style:style style:name="P37" style:family="paragraph">
      <loext:graphic-properties draw:fill="solid" draw:fill-color="#ff6600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8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size="7pt" style:font-size-asian="7pt" style:font-size-complex="7pt" fo:hyphenate="false"/>
    </style:style>
    <style:style style:name="P39" style:family="paragraph">
      <loext:graphic-properties draw:fill="solid" draw:fill-color="#ffff00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7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0" style:family="paragraph">
      <loext:graphic-properties draw:fill="none" draw:fill-color="#ffffff"/>
      <style:text-properties fo:font-size="10pt" style:font-size-asian="10pt" style:font-size-complex="10pt"/>
    </style:style>
    <style:style style:name="P41" style:family="paragraph">
      <loext:graphic-properties draw:fill="solid" draw:fill-color="#ff6600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5pt" style:language-asian="zh" style:country-asian="CN" style:font-style-asian="normal" style:font-weight-asian="normal" style:font-name-complex="FreeSans" style:font-size-complex="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2" style:family="paragraph">
      <loext:graphic-properties draw:fill="solid" draw:fill-color="#ffff00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5pt" style:language-asian="zh" style:country-asian="CN" style:font-style-asian="normal" style:font-weight-asian="normal" style:font-name-complex="FreeSans" style:font-size-complex="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3" style:family="paragraph">
      <loext:graphic-properties draw:fill="solid" draw:fill-color="#ffff00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4" style:family="paragraph">
      <loext:graphic-properties draw:fill="none" draw:fill-color="#ffffff"/>
      <style:paragraph-properties fo:text-align="center"/>
    </style:style>
    <style:style style:name="P45" style:family="paragraph">
      <style:paragraph-properties fo:text-align="center"/>
      <style:text-properties fo:font-size="12pt"/>
    </style:style>
    <style:style style:name="P46" style:family="paragraph">
      <loext:graphic-properties draw:fill-color="#000000"/>
      <style:paragraph-properties fo:text-align="center"/>
      <style:text-properties fo:font-size="12pt"/>
    </style:style>
    <style:style style:name="P47" style:family="paragraph">
      <loext:graphic-properties draw:fill="none" draw:fill-color="#ffffff"/>
      <style:text-properties style:font-name="Times New Roman1" fo:font-size="7pt" style:font-size-asian="7pt" style:font-size-complex="7pt"/>
    </style:style>
    <style:style style:name="P48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49" style:family="paragraph">
      <loext:graphic-properties draw:fill="solid" draw:fill-color="#ffff00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50" style:family="paragraph">
      <loext:graphic-properties draw:fill="solid" draw:fill-color="#ff6600"/>
      <style:paragraph-properties fo:text-align="center"/>
      <style:text-properties fo:color="#ffffff" fo:font-size="7pt" fo:font-weight="bold" style:font-size-asian="7pt" style:font-weight-asian="bold" style:font-size-complex="7pt" style:font-weight-complex="bold"/>
    </style:style>
    <style:style style:name="P51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officeooo:rsid="00a4acf1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style:font-name="Times New Roman" fo:font-size="8pt" style:font-size-asian="8pt" style:font-size-complex="8pt"/>
    </style:style>
    <style:style style:name="T4" style:family="text">
      <style:text-properties style:font-name="Times New Roman" fo:font-size="6pt" style:font-size-asian="6pt" style:font-size-complex="6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style:font-name="Times New Roman1" fo:font-size="6pt" style:font-size-asian="6pt" style:font-size-complex="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size="12pt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size="6pt" fo:font-weight="bold" style:font-size-asian="6pt" style:font-weight-asian="bold" style:font-size-complex="6pt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7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5pt" style:language-asian="zh" style:country-asian="CN" style:font-style-asian="normal" style:font-weight-asian="normal" style:font-name-complex="FreeSans" style:font-size-complex="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font-name="Times New Roman1" fo:font-size="7pt" style:font-size-asian="7pt" style:font-size-complex="7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color="#ffffff" fo:font-size="7pt" fo:font-weight="bold" style:font-size-asian="7pt" style:font-weight-asian="bold" style:font-size-complex="7pt" style:font-weight-complex="bold"/>
    </style:style>
    <style:style style:name="T20" style:family="text">
      <style:text-properties fo:font-size="7pt" fo:font-weight="bold" style:font-size-asian="7pt" style:font-weight-asian="bold" style:font-size-complex="7pt" style:font-weight-complex="bol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dash" draw:stroke-dash="Line_20_Style_20_9" svg:stroke-color="#000000" draw:fill-color="#000000" draw:textarea-horizontal-align="center" draw:textarea-vertical-align="middle" style:run-through="foreground"/>
    </style:style>
    <style:style style:name="gr4" style:family="graphic">
      <style:graphic-properties svg:stroke-width="0.0402in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/>
    </style:style>
    <style:style style:name="gr5" style:family="graphic">
      <style:graphic-properties draw:stroke="none" svg:stroke-color="#000000" draw:fill="none" draw:fill-color="#ffffff" fo:min-height="0.2555in" style:run-through="foreground"/>
    </style:style>
    <style:style style:name="gr6" style:family="graphic">
      <style:graphic-properties draw:textarea-horizontal-align="justify" draw:textarea-vertical-align="middle" draw:auto-grow-height="false" fo:min-height="0.7764in" fo:min-width="0.4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3300" draw:textarea-horizontal-align="justify" draw:textarea-vertical-align="middle" draw:auto-grow-height="false" fo:min-height="0.7764in" fo:min-width="0.7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cc00" draw:textarea-horizontal-align="justify" draw:textarea-vertical-align="middle" draw:auto-grow-height="false" fo:min-height="0.7764in" fo:min-width="0.5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3300" draw:textarea-horizontal-align="justify" draw:textarea-vertical-align="middle" draw:auto-grow-height="false" fo:min-height="0.7764in" fo:min-width="0.7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cc00" draw:textarea-horizontal-align="justify" draw:textarea-vertical-align="middle" draw:auto-grow-height="false" fo:min-height="0.7764in" fo:min-width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ccff66" draw:textarea-horizontal-align="justify" draw:textarea-vertical-align="middle" draw:auto-grow-height="false" fo:min-height="0.7764in" fo:min-width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7764in" fo:min-width="0.3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3300" draw:textarea-horizontal-align="justify" draw:textarea-vertical-align="middle" draw:auto-grow-height="false" fo:min-height="0.7764in" fo:min-width="0.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ffcc00" draw:textarea-horizontal-align="justify" draw:textarea-vertical-align="middle" draw:auto-grow-height="false" fo:min-height="0.7764in" fo:min-width="0.4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ffcc00" draw:textarea-horizontal-align="justify" draw:textarea-vertical-align="middle" draw:auto-grow-height="false" fo:min-height="0.7764in" fo:min-width="0.4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ccff66" draw:textarea-horizontal-align="justify" draw:textarea-vertical-align="middle" draw:auto-grow-height="false" fo:min-height="0.7764in" fo:min-width="0.4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ccff66" draw:textarea-horizontal-align="justify" draw:textarea-vertical-align="middle" draw:auto-grow-height="false" fo:min-height="0.7764in" fo:min-width="0.4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ff3300" draw:textarea-horizontal-align="justify" draw:textarea-vertical-align="middle" draw:auto-grow-height="false" fo:min-height="0.7764in" fo:min-width="0.5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7764in" fo:min-width="0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="solid" draw:fill-color="#00cc00" draw:textarea-horizontal-align="justify" draw:textarea-vertical-align="middle" draw:auto-grow-height="false" fo:min-height="0.7764in" fo:min-width="0.4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ff3300" draw:textarea-horizontal-align="justify" draw:textarea-vertical-align="middle" draw:auto-grow-height="false" fo:min-height="0.7764in" fo:min-width="0.4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ff3300" draw:textarea-horizontal-align="justify" draw:textarea-vertical-align="middle" draw:auto-grow-height="false" fo:min-height="0.7764in" fo:min-width="0.3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ff3300" draw:textarea-horizontal-align="justify" draw:textarea-vertical-align="middle" draw:auto-grow-height="false" fo:min-height="0.7764in" fo:min-width="0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="solid" draw:fill-color="#00cc00" draw:textarea-horizontal-align="justify" draw:textarea-vertical-align="middle" draw:auto-grow-height="false" fo:min-height="0.7764in" fo:min-width="0.3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ff3300" draw:textarea-horizontal-align="justify" draw:textarea-vertical-align="middle" draw:auto-grow-height="false" fo:min-height="0.7764in" fo:min-width="0.4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0.3508in" style:run-through="foreground"/>
    </style:style>
    <style:style style:name="gr28" style:family="graphic">
      <style:graphic-properties draw:stroke="none" svg:stroke-color="#000000" draw:fill="none" draw:fill-color="#ffffff" fo:min-height="0.1925in" style:run-through="foreground"/>
    </style:style>
    <style:style style:name="gr29" style:family="graphic">
      <style:graphic-properties draw:textarea-horizontal-align="justify" draw:textarea-vertical-align="middle" draw:auto-grow-height="false" fo:min-height="0.4898in" fo:min-width="0.5638in" style:run-through="foreground"/>
    </style:style>
    <style:style style:name="gr30" style:family="graphic">
      <style:graphic-properties draw:textarea-horizontal-align="justify" draw:textarea-vertical-align="middle" draw:auto-grow-height="false" fo:min-height="0.4902in" fo:min-width="0.5638in" style:run-through="foreground"/>
    </style:style>
    <style:style style:name="gr31" style:family="graphic">
      <style:graphic-properties draw:textarea-horizontal-align="justify" draw:textarea-vertical-align="middle" draw:auto-grow-height="false" fo:min-height="0.4898in" fo:min-width="0.5634in" style:run-through="foreground"/>
    </style:style>
    <style:style style:name="gr32" style:family="graphic">
      <style:graphic-properties draw:stroke="none" svg:stroke-color="#000000" draw:fill="none" draw:fill-color="#ffffff" fo:min-height="0.2409in" style:run-through="foreground"/>
    </style:style>
    <style:style style:name="gr33" style:family="graphic">
      <style:graphic-properties draw:textarea-horizontal-align="justify" draw:textarea-vertical-align="middle" draw:auto-grow-height="false" fo:min-height="0.6583in" fo:min-width="0.7583in" style:run-through="foreground"/>
    </style:style>
    <style:style style:name="gr34" style:family="graphic">
      <style:graphic-properties svg:stroke-color="#ffffff" draw:fill-color="#6666ff" draw:textarea-horizontal-align="justify" draw:textarea-vertical-align="middle" draw:auto-grow-height="false" fo:min-height="0.1291in" fo:min-width="0.1555in" style:run-through="foreground"/>
    </style:style>
    <style:style style:name="gr35" style:family="graphic">
      <style:graphic-properties draw:stroke="dash" draw:stroke-dash="Line_20_Style_20_9" svg:stroke-color="#000000" draw:textarea-horizontal-align="center" draw:textarea-vertical-align="middle" style:run-through="foreground"/>
    </style:style>
    <style:style style:name="gr36" style:family="graphic">
      <style:graphic-properties svg:stroke-color="#ffffff" draw:fill-color="#6666ff" draw:textarea-horizontal-align="justify" draw:textarea-vertical-align="middle" draw:auto-grow-height="false" fo:min-height="0.1457in" fo:min-width="0.1417in" style:run-through="foreground"/>
    </style:style>
    <style:style style:name="gr37" style:family="graphic">
      <style:graphic-properties svg:stroke-color="#ffffff" draw:fill-color="#6666ff" draw:textarea-horizontal-align="justify" draw:textarea-vertical-align="middle" draw:auto-grow-height="false" fo:min-height="0.1882in" fo:min-width="0.1882in" style:run-through="foreground"/>
    </style:style>
    <style:style style:name="gr38" style:family="graphic">
      <style:graphic-properties draw:stroke="none" svg:stroke-color="#000000" draw:fill="none" draw:fill-color="#ffffff" fo:min-height="0.1319in" style:run-through="foreground"/>
    </style:style>
    <style:style style:name="gr39" style:family="graphic">
      <style:graphic-properties draw:stroke="none" svg:stroke-color="#000000" draw:fill="none" draw:fill-color="#ffffff" fo:min-height="0.1661in" style:run-through="foreground"/>
    </style:style>
    <style:style style:name="gr40" style:family="graphic">
      <style:graphic-properties draw:stroke="none" svg:stroke-color="#000000" draw:fill="none" draw:fill-color="#ffffff" fo:min-height="0.172in" style:run-through="foreground"/>
    </style:style>
    <style:style style:name="gr41" style:family="graphic">
      <style:graphic-properties draw:stroke="none" svg:stroke-color="#000000" draw:fill="none" draw:fill-color="#ffffff" fo:min-height="0.1445in" style:run-through="foreground"/>
    </style:style>
    <style:style style:name="gr42" style:family="graphic">
      <style:graphic-properties draw:stroke="none" svg:stroke-color="#000000" draw:fill="none" draw:fill-color="#ffffff" fo:min-height="0.1634in" style:run-through="foreground"/>
    </style:style>
    <style:style style:name="gr43" style:family="graphic">
      <style:graphic-properties draw:marker-start="" draw:marker-end="Arrowheads_20_3" draw:textarea-horizontal-align="center" draw:textarea-vertical-align="middle" style:run-through="foreground"/>
    </style:style>
    <style:style style:name="gr44" style:family="graphic">
      <style:graphic-properties draw:stroke="none" svg:stroke-color="#000000" draw:fill="none" draw:fill-color="#ffffff" fo:min-height="0.1126in" style:run-through="foreground"/>
    </style:style>
    <style:style style:name="gr45" style:family="graphic">
      <style:graphic-properties draw:stroke="none" svg:stroke-color="#000000" draw:fill="none" draw:fill-color="#ffffff" fo:min-height="0.1236in" style:run-through="foreground"/>
    </style:style>
    <style:style style:name="gr46" style:family="graphic">
      <style:graphic-properties draw:stroke="none" svg:stroke-color="#000000" draw:fill="none" draw:fill-color="#ffffff" fo:min-height="0.1362in" style:run-through="foreground"/>
    </style:style>
    <style:style style:name="gr47" style:family="graphic">
      <style:graphic-properties draw:stroke="none" svg:stroke-color="#000000" draw:fill="none" draw:fill-color="#ffffff" fo:min-height="0.1181in" style:run-through="foreground"/>
    </style:style>
    <style:style style:name="gr48" style:family="graphic">
      <style:graphic-properties draw:stroke="none" svg:stroke-color="#000000" draw:fill="none" draw:fill-color="#ffffff" fo:min-height="0.1457in" style:run-through="foreground"/>
    </style:style>
    <style:style style:name="gr49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2.8311in" draw:shadow-offset-x="0.1201in" draw:shadow-offset-y="0.1201in" draw:shadow-opacity="50%" style:run-through="foreground"/>
    </style:style>
    <style:style style:name="gr50" style:family="graphic">
      <style:graphic-properties draw:stroke="none" svg:stroke-color="#000000" draw:fill="none" draw:fill-color="#ffffff" fo:min-height="0.1984in" style:run-through="foreground"/>
    </style:style>
    <style:style style:name="gr51" style:family="graphic">
      <style:graphic-properties draw:textarea-horizontal-align="justify" draw:textarea-vertical-align="middle" draw:auto-grow-height="false" fo:min-height="0.4909in" fo:min-width="0.5638in" style:run-through="foreground"/>
    </style:style>
    <style:style style:name="gr52" style:family="graphic">
      <style:graphic-properties draw:textarea-horizontal-align="justify" draw:textarea-vertical-align="middle" draw:auto-grow-height="false" fo:min-height="0.4898in" fo:min-width="0.5646in" style:run-through="foreground"/>
    </style:style>
    <style:style style:name="gr53" style:family="graphic">
      <style:graphic-properties draw:textarea-horizontal-align="justify" draw:textarea-vertical-align="middle" draw:auto-grow-height="false" fo:min-height="0.4909in" fo:min-width="0.5646in" style:run-through="foreground"/>
    </style:style>
    <style:style style:name="gr54" style:family="graphic">
      <style:graphic-properties draw:stroke="none" svg:stroke-color="#000000" draw:fill="none" draw:fill-color="#ffffff" fo:min-height="0.1665in" style:run-through="foreground"/>
    </style:style>
    <style:style style:name="gr55" style:family="graphic">
      <style:graphic-properties draw:textarea-horizontal-align="justify" draw:textarea-vertical-align="middle" draw:auto-grow-height="false" fo:min-height="0.3756in" fo:min-width="0.4327in" style:run-through="foreground"/>
    </style:style>
    <style:style style:name="gr56" style:family="graphic">
      <style:graphic-properties draw:textarea-horizontal-align="justify" draw:textarea-vertical-align="middle" draw:auto-grow-height="false" fo:min-height="0.3772in" fo:min-width="0.4335in" style:run-through="foreground"/>
    </style:style>
    <style:style style:name="gr57" style:family="graphic">
      <style:graphic-properties draw:textarea-horizontal-align="justify" draw:textarea-vertical-align="middle" draw:auto-grow-height="false" fo:min-height="0.3756in" fo:min-width="0.4319in" style:run-through="foreground"/>
    </style:style>
    <style:style style:name="gr58" style:family="graphic">
      <style:graphic-properties draw:stroke="none" svg:stroke-color="#000000" draw:fill="none" draw:fill-color="#ffffff" fo:min-height="0.1382in" style:run-through="foreground"/>
    </style:style>
    <style:style style:name="gr59" style:family="graphic">
      <style:graphic-properties draw:stroke="none" svg:stroke-color="#000000" draw:fill="none" draw:fill-color="#ffffff" fo:min-height="0.1374in" style:run-through="foreground"/>
    </style:style>
    <style:style style:name="gr60" style:family="graphic">
      <style:graphic-properties draw:textarea-horizontal-align="justify" draw:textarea-vertical-align="middle" draw:auto-grow-height="false" fo:min-height="0.2846in" fo:min-width="0.3291in" style:run-through="foreground"/>
    </style:style>
    <style:style style:name="gr61" style:family="graphic">
      <style:graphic-properties draw:textarea-horizontal-align="justify" draw:textarea-vertical-align="middle" draw:auto-grow-height="false" fo:min-height="0.2854in" fo:min-width="0.3299in" style:run-through="foreground"/>
    </style:style>
    <style:style style:name="gr62" style:family="graphic">
      <style:graphic-properties draw:textarea-horizontal-align="justify" draw:textarea-vertical-align="middle" draw:auto-grow-height="false" fo:min-height="0.2846in" fo:min-width="0.3283in" style:run-through="foreground"/>
    </style:style>
    <style:style style:name="gr63" style:family="graphic">
      <style:graphic-properties draw:textarea-horizontal-align="justify" draw:textarea-vertical-align="middle" draw:auto-grow-height="false" fo:min-height="0.3764in" fo:min-width="0.4327in" style:run-through="foreground"/>
    </style:style>
    <style:style style:name="gr64" style:family="graphic">
      <style:graphic-properties draw:textarea-horizontal-align="justify" draw:textarea-vertical-align="middle" draw:auto-grow-height="false" fo:min-height="0.3783in" fo:min-width="0.4335in" style:run-through="foreground"/>
    </style:style>
    <style:style style:name="gr65" style:family="graphic">
      <style:graphic-properties draw:textarea-horizontal-align="justify" draw:textarea-vertical-align="middle" draw:auto-grow-height="false" fo:min-height="0.3764in" fo:min-width="0.4319in" style:run-through="foreground"/>
    </style:style>
    <style:style style:name="gr66" style:family="graphic">
      <style:graphic-properties svg:stroke-color="#ffffff" draw:fill-color="#6666ff" draw:textarea-horizontal-align="justify" draw:textarea-vertical-align="middle" draw:auto-grow-height="false" fo:min-height="0.1291in" fo:min-width="0.1319in" style:run-through="foreground"/>
    </style:style>
    <style:style style:name="gr67" style:family="graphic">
      <style:graphic-properties draw:stroke="solid" svg:stroke-color="#000000" draw:fill="solid" draw:fill-color="#ff6600" fo:min-height="0.2563in" style:run-through="foreground"/>
    </style:style>
    <style:style style:name="gr68" style:family="graphic">
      <style:graphic-properties draw:stroke="solid" svg:stroke-color="#000000" draw:fill="solid" draw:fill-color="#ffff00" fo:min-height="0.1811in" style:run-through="foreground"/>
    </style:style>
    <style:style style:name="gr69" style:family="graphic">
      <style:graphic-properties draw:stroke="solid" svg:stroke-color="#000000" draw:fill="solid" draw:fill-color="#99ff66" fo:min-height="0.2035in" style:run-through="foreground"/>
    </style:style>
    <style:style style:name="gr70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2.1807in" draw:shadow-offset-x="0.1201in" draw:shadow-offset-y="0.1201in" draw:shadow-opacity="50%" style:run-through="foreground"/>
    </style:style>
    <style:style style:name="gr71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1.7319in" draw:shadow-offset-x="0.1201in" draw:shadow-offset-y="0.1201in" draw:shadow-opacity="50%" style:run-through="foreground"/>
    </style:style>
    <style:style style:name="gr72" style:family="graphic">
      <style:graphic-properties draw:stroke="none" svg:stroke-color="#000000" draw:fill="none" draw:fill-color="#ffffff" fo:min-height="0.0807in" style:run-through="foreground"/>
    </style:style>
    <style:style style:name="gr73" style:family="graphic">
      <style:graphic-properties draw:textarea-horizontal-align="justify" draw:textarea-vertical-align="middle" draw:auto-grow-height="false" fo:min-height="0.6583in" fo:min-width="0.75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4" style:family="graphic">
      <style:graphic-properties svg:stroke-color="#ffffff" draw:fill-color="#6666ff" draw:textarea-horizontal-align="justify" draw:textarea-vertical-align="middle" draw:auto-grow-height="false" fo:min-height="0.1457in" fo:min-width="0.141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5" style:family="graphic">
      <style:graphic-properties draw:stroke="dash" draw:stroke-dash="Line_20_Style_20_9"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6" style:family="graphic">
      <style:graphic-properties svg:stroke-width="0.0402in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7" style:family="graphic">
      <style:graphic-properties draw:stroke="dash" draw:stroke-dash="Line_20_Style_20_9" svg:stroke-color="#000000" draw:fill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8" style:family="graphic">
      <style:graphic-properties draw:stroke="none" svg:stroke-color="#000000" draw:fill="none" draw:fill-color="#ffffff" fo:min-height="0.131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9" style:family="graphic">
      <style:graphic-properties draw:stroke="none" svg:stroke-color="#000000" draw:fill="none" draw:fill-color="#ffffff" fo:min-height="0.144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0" style:family="graphic">
      <style:graphic-properties draw:stroke="none" svg:stroke-color="#000000" draw:fill="none" draw:fill-color="#ffffff" fo:min-height="0.163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1" style:family="graphic">
      <style:graphic-properties draw:marker-start="" draw:marker-end="Arrowheads_20_3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2" style:family="graphic">
      <style:graphic-properties draw:stroke="none" svg:stroke-color="#000000" draw:fill="none" draw:fill-color="#ffffff" fo:min-height="0.067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3" style:family="graphic">
      <style:graphic-properties draw:stroke="none" svg:stroke-color="#000000" draw:fill="none" draw:fill-color="#ffffff" fo:min-height="0.174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4" style:family="graphic">
      <style:graphic-properties draw:stroke="none" svg:stroke-color="#000000" draw:fill="none" draw:fill-color="#ffffff" fo:min-height="0.123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5" style:family="graphic">
      <style:graphic-properties draw:stroke="none" svg:stroke-color="#000000" draw:fill="none" draw:fill-color="#ffffff" fo:min-height="0.136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6" style:family="graphic">
      <style:graphic-properties draw:stroke="none" svg:stroke-color="#000000" draw:fill="none" draw:fill-color="#ffffff" fo:min-height="0.118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7" style:family="graphic">
      <style:graphic-properties draw:stroke="none" svg:stroke-color="#000000" draw:fill="none" draw:fill-color="#ffffff" fo:min-height="0.145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8" style:family="graphic">
      <style:graphic-properties draw:stroke="solid" svg:stroke-color="#000000" draw:fill="solid" draw:fill-color="#ff6600" draw:textarea-vertical-align="middle" fo:min-height="0.2563in" style:run-through="foreground"/>
    </style:style>
    <style:style style:name="gr89" style:family="graphic">
      <style:graphic-properties svg:stroke-width="0in" draw:marker-start="" draw:marker-start-width="0.139in" draw:marker-end="Arrowheads_20_3" draw:marker-end-width="0.139in" draw:textarea-horizontal-align="center" draw:textarea-vertical-align="middle" fo:padding-top="0in" fo:padding-bottom="0in" fo:padding-left="0in" fo:padding-right="0in" style:run-through="foreground"/>
    </style:style>
    <style:style style:name="gr90" style:family="graphic">
      <style:graphic-properties draw:stroke="solid" svg:stroke-color="#000000" draw:fill="solid" draw:fill-color="#ffff00" draw:textarea-vertical-align="middle" fo:min-height="0.1811in" style:run-through="foreground"/>
    </style:style>
    <style:style style:name="gr91" style:family="graphic">
      <style:graphic-properties draw:stroke="solid" svg:stroke-color="#000000" draw:fill="solid" draw:fill-color="#99ff66" draw:textarea-vertical-align="middle" fo:min-height="0.2035in" style:run-through="foreground"/>
    </style:style>
    <style:style style:name="gr92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2.1807in" draw:shadow-offset-x="0.1201in" draw:shadow-offset-y="0.1201in" draw:shadow-opacity="50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3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1.7319in" draw:shadow-offset-x="0.1201in" draw:shadow-offset-y="0.1201in" draw:shadow-opacity="50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4" style:family="graphic">
      <style:graphic-properties draw:stroke="none" svg:stroke-color="#000000" draw:fill="none" draw:fill-color="#ffffff" fo:min-height="0.112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5" style:family="graphic">
      <style:graphic-properties draw:stroke="none" svg:stroke-color="#000000" draw:fill="none" draw:fill-color="#ffffff" fo:min-height="0.080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6" style:family="graphic">
      <style:graphic-properties draw:stroke="none" svg:stroke-color="#000000" draw:fill="none" draw:fill-color="#ffffff" fo:min-height="0.166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7" style:family="graphic">
      <style:graphic-properties draw:stroke="none" svg:stroke-color="#000000" draw:fill="none" draw:fill-color="#ffffff" fo:min-height="0.3429in" style:run-through="foreground"/>
    </style:style>
    <style:style style:name="gr98" style:family="graphic">
      <style:graphic-properties draw:textarea-horizontal-align="justify" draw:textarea-vertical-align="middle" draw:auto-grow-height="false" fo:min-height="0.2689in" fo:min-width="0.3098in" style:run-through="foreground"/>
    </style:style>
    <style:style style:name="gr99" style:family="graphic">
      <style:graphic-properties draw:textarea-horizontal-align="justify" draw:textarea-vertical-align="middle" draw:auto-grow-height="false" fo:min-height="0.2689in" fo:min-width="0.3102in" style:run-through="foreground"/>
    </style:style>
    <style:style style:name="gr100" style:family="graphic">
      <style:graphic-properties draw:stroke="none" svg:stroke-color="#000000" draw:fill="none" draw:fill-color="#ffffff" fo:min-height="0.1945in" style:run-through="foreground"/>
    </style:style>
    <style:style style:name="gr101" style:family="graphic">
      <style:graphic-properties draw:stroke="none" svg:stroke-color="#000000" draw:fill="none" draw:fill-color="#ffffff" fo:min-height="0.3839in" style:run-through="foreground"/>
    </style:style>
    <style:style style:name="gr102" style:family="graphic">
      <style:graphic-properties draw:textarea-horizontal-align="justify" draw:textarea-vertical-align="middle" draw:auto-grow-height="false" fo:min-height="0.361in" fo:min-width="0.4165in" style:run-through="foreground"/>
    </style:style>
    <style:style style:name="gr103" style:family="graphic">
      <style:graphic-properties draw:textarea-horizontal-align="justify" draw:textarea-vertical-align="middle" draw:auto-grow-height="false" fo:min-height="0.361in" fo:min-width="0.4173in" style:run-through="foreground"/>
    </style:style>
    <style:style style:name="gr104" style:family="graphic">
      <style:graphic-properties draw:stroke="none" svg:stroke-color="#000000" draw:fill="none" draw:fill-color="#ffffff" fo:min-height="0.1937in" style:run-through="foreground"/>
    </style:style>
    <style:style style:name="gr105" style:family="graphic">
      <style:graphic-properties svg:stroke-color="#ffffff" draw:fill-color="#6666ff" draw:textarea-horizontal-align="justify" draw:textarea-vertical-align="middle" draw:auto-grow-height="false" fo:min-height="0.0709in" fo:min-width="0.0862in" style:run-through="foreground"/>
    </style:style>
    <style:style style:name="gr106" style:family="graphic">
      <style:graphic-properties svg:stroke-color="#ffffff" draw:fill-color="#6666ff" draw:textarea-horizontal-align="justify" draw:textarea-vertical-align="middle" draw:auto-grow-height="false" fo:min-height="0.0799in" fo:min-width="0.07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7" style:family="graphic">
      <style:graphic-properties draw:stroke="none" svg:stroke-color="#000000" draw:fill="none" draw:fill-color="#ffffff" fo:min-height="0.096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8" style:family="graphic">
      <style:graphic-properties draw:stroke="none" svg:stroke-color="#000000" draw:fill="none" draw:fill-color="#ffffff" fo:min-height="0.192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9" style:family="graphic">
      <style:graphic-properties draw:stroke="solid" svg:stroke-color="#000000" draw:fill="solid" draw:fill-color="#ff6600" draw:textarea-vertical-align="middle" fo:min-height="0.154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0" style:family="graphic">
      <style:graphic-properties draw:stroke="solid" svg:stroke-color="#000000" draw:fill="solid" draw:fill-color="#ffff00" draw:textarea-vertical-align="middle" fo:min-height="0.17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1" style:family="graphic">
      <style:graphic-properties draw:textarea-horizontal-align="justify" draw:textarea-vertical-align="middle" draw:auto-grow-height="false" fo:min-height="0.4283in" fo:min-width="0.4929in" style:run-through="foreground"/>
    </style:style>
    <style:style style:name="gr112" style:family="graphic">
      <style:graphic-properties draw:textarea-horizontal-align="justify" draw:textarea-vertical-align="middle" draw:auto-grow-height="false" fo:min-height="0.4291in" fo:min-width="0.4929in" style:run-through="foreground"/>
    </style:style>
    <style:style style:name="gr113" style:family="graphic">
      <style:graphic-properties draw:stroke="none" svg:stroke-color="#000000" draw:fill="none" draw:fill-color="#ffffff" fo:min-height="0.1602in" style:run-through="foreground"/>
    </style:style>
    <style:style style:name="gr11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5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6" style:family="graphic">
      <style:graphic-properties draw:stroke="none" svg:stroke-color="#000000" draw:fill="none" draw:fill-color="#ffffff" fo:min-height="0.0965in" style:run-through="foreground"/>
    </style:style>
    <style:style style:name="gr117" style:family="graphic">
      <style:graphic-properties draw:stroke="none" svg:stroke-color="#000000" draw:fill="none" draw:fill-color="#ffffff" fo:min-height="0.1075in" style:run-through="foreground"/>
    </style:style>
    <style:style style:name="gr118" style:family="graphic">
      <style:graphic-properties draw:stroke="none" svg:stroke-color="#000000" draw:fill="none" draw:fill-color="#ffffff" fo:min-height="0.2118in" style:run-through="foreground"/>
    </style:style>
    <style:style style:name="gr119" style:family="graphic">
      <style:graphic-properties draw:stroke="none" svg:stroke-color="#000000" draw:fill="none" draw:fill-color="#ffffff" fo:min-height="0.2453in" style:run-through="foreground"/>
    </style:style>
    <style:style style:name="gr120" style:family="graphic">
      <style:graphic-properties draw:textarea-horizontal-align="justify" draw:textarea-vertical-align="middle" draw:auto-grow-height="false" fo:min-height="0.4236in" fo:min-width="0.4366in" style:run-through="foreground"/>
    </style:style>
    <style:style style:name="gr121" style:family="graphic">
      <style:graphic-properties draw:stroke="none" svg:stroke-color="#000000" draw:fill="none" draw:fill-color="#ffffff" fo:min-height="0.1437in" style:run-through="foreground"/>
    </style:style>
    <style:style style:name="gr122" style:family="graphic">
      <style:graphic-properties draw:stroke="none" svg:stroke-color="#000000" draw:fill="none" draw:fill-color="#ffffff" fo:min-height="0.1492in" style:run-through="foreground"/>
    </style:style>
    <style:style style:name="gr123" style:family="graphic">
      <style:graphic-properties draw:stroke="none" svg:stroke-color="#000000" draw:fill="none" draw:fill-color="#ffffff" fo:min-height="0.1252in" style:run-through="foreground"/>
    </style:style>
    <style:style style:name="gr124" style:family="graphic">
      <style:graphic-properties draw:stroke="none" svg:stroke-color="#000000" draw:fill="none" draw:fill-color="#ffffff" fo:min-height="0.1417in" style:run-through="foreground"/>
    </style:style>
    <style:style style:name="gr125" style:family="graphic">
      <style:graphic-properties draw:stroke="none" svg:stroke-color="#000000" draw:fill="none" draw:fill-color="#ffffff" fo:min-height="0.13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6" style:family="graphic">
      <style:graphic-properties draw:stroke="none" svg:stroke-color="#000000" draw:fill="none" draw:fill-color="#ffffff" fo:min-height="0.1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7" style:family="graphic">
      <style:graphic-properties draw:stroke="solid" svg:stroke-color="#000000" draw:fill="solid" draw:fill-color="#ff6600" fo:min-height="0.37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8" style:family="graphic">
      <style:graphic-properties draw:stroke="solid" svg:stroke-color="#000000" draw:fill="solid" draw:fill-color="#ffff00" fo:min-height="0.241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9" style:family="graphic">
      <style:graphic-properties draw:textarea-horizontal-align="justify" draw:textarea-vertical-align="middle" draw:auto-grow-height="false" fo:min-height="0.4236in" fo:min-width="0.436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0" style:family="graphic">
      <style:graphic-properties draw:textarea-horizontal-align="justify" draw:textarea-vertical-align="middle" draw:auto-grow-height="false" fo:min-height="0.4898in" fo:min-width="0.56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1" style:family="graphic">
      <style:graphic-properties draw:stroke="solid" svg:stroke-color="#000000" draw:fill="solid" draw:fill-color="#ff6600" fo:min-height="0.31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2" style:family="graphic">
      <style:graphic-properties draw:stroke="solid" svg:stroke-color="#000000" draw:fill="solid" draw:fill-color="#ffff00" fo:min-height="0.213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3" style:family="graphic">
      <style:graphic-properties draw:textarea-horizontal-align="justify" draw:textarea-vertical-align="middle" draw:auto-grow-height="false" fo:min-height="0.2846in" fo:min-width="0.32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4" style:family="graphic">
      <style:graphic-properties draw:stroke="solid" svg:stroke-color="#000000" draw:fill="solid" draw:fill-color="#ff6600" fo:min-height="0.304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5" style:family="graphic">
      <style:graphic-properties draw:stroke="solid" svg:stroke-color="#000000" draw:fill="solid" draw:fill-color="#ffff00" fo:min-height="0.203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6" style:family="graphic">
      <style:graphic-properties draw:stroke="none" svg:stroke-color="#000000" draw:fill="none" draw:fill-color="#ffffff" fo:min-height="0.236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7" style:family="graphic">
      <style:graphic-properties draw:stroke="none" svg:stroke-color="#000000" draw:fill="none" draw:fill-color="#ffffff" fo:min-height="0.149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8" style:family="graphic">
      <style:graphic-properties draw:stroke="none" svg:stroke-color="#000000" draw:fill="none" draw:fill-color="#ffffff" fo:min-height="0.125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9" style:family="graphic">
      <style:graphic-properties draw:stroke="none" svg:stroke-color="#000000" draw:fill="none" draw:fill-color="#ffffff" fo:min-height="0.141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0" style:family="graphic">
      <style:graphic-properties draw:stroke="none" svg:stroke-color="#000000" draw:fill="none" draw:fill-color="#ffffff" fo:min-height="0.143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1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39in" fo:min-width="2.8626in" draw:shadow-offset-x="0.1201in" draw:shadow-offset-y="0.1201in" draw:shadow-opacity="50%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1" draw:name="Shape1" draw:style-name="gr6" draw:text-style-name="P10" svg:width="0.4067in" svg:height="0.7768in" svg:x="0.1929in" svg:y="0.2236in"><text:p text:style-name="P8"><text:span text:style-name="T3">Input</text:span></text:p><text:p text:style-name="P8"><text:span text:style-name="T3">1x15x15</text:span></text:p><draw:enhanced-geometry svg:viewBox="0 0 21600 21600" draw:type="rectangle" draw:enhanced-path="M 0 0 L 21600 0 21600 21600 0 21600 0 0 Z N"/></draw:custom-shape><draw:custom-shape text:anchor-type="paragraph" draw:z-index="2" draw:name="Shape1" draw:style-name="gr7" draw:text-style-name="P11" svg:width="0.7748in" svg:height="0.7768in" svg:x="0.6217in" svg:y="0.2236in"><text:p text:style-name="P8"><text:span text:style-name="T3">C</text:span><text:span text:style-name="T3">O</text:span><text:span text:style-name="T3">N</text:span><text:span text:style-name="T3">V</text:span><text:span text:style-name="T3">1</text:span><text:span text:style-name="T3">+</text:span><text:span text:style-name="T3">R</text:span><text:span text:style-name="T3">e</text:span><text:span text:style-name="T3">L</text:span><text:span text:style-name="T3">U</text:span></text:p><text:p text:style-name="P8"><text:span text:style-name="T3">fil</text:span><text:span text:style-name="T3">te</text:span><text:span text:style-name="T3">rs: </text:span><text:span text:style-name="T3">2</text:span><text:span text:style-name="T3">0</text:span></text:p><text:p text:style-name="P8"><text:span text:style-name="T3">f_</text:span><text:span text:style-name="T3">si</text:span><text:span text:style-name="T3">ze</text:span><text:span text:style-name="T3">: </text:span><text:span text:style-name="T3">4</text:span><text:span text:style-name="T3">x</text:span><text:span text:style-name="T3">4</text:span></text:p><text:p text:style-name="P8"><text:span text:style-name="T3">str</text:span><text:span text:style-name="T3">id</text:span><text:span text:style-name="T3">e: </text:span><text:span text:style-name="T3">1</text:span></text:p><text:p text:style-name="P8"><text:span text:style-name="T3">pa</text:span><text:span text:style-name="T3">d</text:span><text:span text:style-name="T3">di</text:span><text:span text:style-name="T3">n</text:span><text:span text:style-name="T3">g: </text:span><text:span text:style-name="T3">0</text:span></text:p><draw:enhanced-geometry svg:viewBox="0 0 21600 21600" draw:type="rectangle" draw:enhanced-path="M 0 0 L 21600 0 21600 21600 0 21600 0 0 Z N"/></draw:custom-shape><draw:custom-shape text:anchor-type="paragraph" draw:z-index="3" draw:name="Shape1" draw:style-name="gr8" draw:text-style-name="P12" svg:width="0.5287in" svg:height="0.7768in" svg:x="1.4181in" svg:y="0.2236in"><text:p text:style-name="P8"><text:span text:style-name="T3">POOL1</text:span></text:p><text:p text:style-name="P8"><text:span text:style-name="T3">f_size: 2x2</text:span></text:p><text:p text:style-name="P8"><text:span text:style-name="T3">stride: 2</text:span></text:p><text:p text:style-name="P8"><text:span text:style-name="T3">padding: 0</text:span></text:p><draw:enhanced-geometry svg:viewBox="0 0 21600 21600" draw:type="rectangle" draw:enhanced-path="M 0 0 L 21600 0 21600 21600 0 21600 0 0 Z N"/></draw:custom-shape><draw:custom-shape text:anchor-type="paragraph" draw:z-index="4" draw:name="Shape1" draw:style-name="gr9" draw:text-style-name="P11" svg:width="0.7406in" svg:height="0.7768in" svg:x="1.9626in" svg:y="0.2236in"><text:p text:style-name="P8"><text:span text:style-name="T3">CONV2+ReLU</text:span></text:p><text:p text:style-name="P8"><text:span text:style-name="T3">filters: 40</text:span></text:p><text:p text:style-name="P8"><text:span text:style-name="T3">f_size: 3x3</text:span></text:p><text:p text:style-name="P8"><text:span text:style-name="T3">stride: 1</text:span></text:p><text:p text:style-name="P8"><text:span text:style-name="T3">padding: 0</text:span></text:p><draw:enhanced-geometry svg:viewBox="0 0 21600 21600" draw:type="rectangle" draw:enhanced-path="M 0 0 L 21600 0 21600 21600 0 21600 0 0 Z N"/></draw:custom-shape><draw:custom-shape text:anchor-type="paragraph" draw:z-index="5" draw:name="Shape1" draw:style-name="gr10" draw:text-style-name="P12" svg:width="0.5524in" svg:height="0.7768in" svg:x="2.7193in" svg:y="0.2236in"><text:p text:style-name="P8"><text:span text:style-name="T3">POO</text:span><text:span text:style-name="T3">L2</text:span></text:p><text:p text:style-name="P8"><text:span text:style-name="T3">stride: </text:span><text:span text:style-name="T3">2</text:span></text:p><text:p text:style-name="P8"><text:span text:style-name="T3">paddi</text:span><text:span text:style-name="T3">ng: 0</text:span></text:p><draw:enhanced-geometry svg:viewBox="0 0 21600 21600" draw:type="rectangle" draw:enhanced-path="M 0 0 L 21600 0 21600 21600 0 21600 0 0 Z N"/></draw:custom-shape><draw:custom-shape text:anchor-type="paragraph" draw:z-index="6" draw:name="Shape1" draw:style-name="gr11" draw:text-style-name="P13" svg:width="0.5524in" svg:height="0.7768in" svg:x="3.2937in" svg:y="0.2236in"><text:p text:style-name="P8"><text:span text:style-name="T3">FC1+ReLU</text:span></text:p><text:p text:style-name="P8"><text:span text:style-name="T3">60</text:span></text:p><draw:enhanced-geometry svg:viewBox="0 0 21600 21600" draw:type="rectangle" draw:enhanced-path="M 0 0 L 21600 0 21600 21600 0 21600 0 0 Z N"/></draw:custom-shape><draw:custom-shape text:anchor-type="paragraph" draw:z-index="7" draw:name="Shape1" draw:style-name="gr11" draw:text-style-name="P13" svg:width="0.5524in" svg:height="0.7768in" svg:x="3.8681in" svg:y="0.2236in"><text:p text:style-name="P8"><text:span text:style-name="T3">FC2+Re</text:span><text:span text:style-name="T3">LU</text:span></text:p><text:p text:style-name="P8"><text:span text:style-name="T3">2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8" draw:name="Shape1" draw:style-name="gr12" draw:text-style-name="P14" svg:width="0.3331in" svg:height="0.7768in" svg:x="0.1929in" svg:y="0.0319in"><text:p text:style-name="P8"><text:span text:style-name="T4">Input</text:span></text:p><text:p text:style-name="P8"><text:span text:style-name="T4">1x39x39</text:span></text:p><draw:enhanced-geometry svg:viewBox="0 0 21600 21600" draw:type="rectangle" draw:enhanced-path="M 0 0 L 21600 0 21600 21600 0 21600 0 0 Z N"/></draw:custom-shape><draw:custom-shape text:anchor-type="paragraph" draw:z-index="9" draw:name="Shape1" draw:style-name="gr13" draw:text-style-name="P15" svg:width="0.5504in" svg:height="0.7768in" svg:x="0.5437in" svg:y="0.0319in"><text:p text:style-name="P8"><text:span text:style-name="T4">CONV1+R</text:span><text:span text:style-name="T4">eLU</text:span></text:p><text:p text:style-name="P8"><text:span text:style-name="T4">filters: 20</text:span></text:p><text:p text:style-name="P8"><text:span text:style-name="T4">f_size: 4x4</text:span></text:p><text:p text:style-name="P8"><text:span text:style-name="T4">stride: 1</text:span></text:p><text:p text:style-name="P8"><text:span text:style-name="T4">padding: 0</text:span></text:p><draw:enhanced-geometry svg:viewBox="0 0 21600 21600" draw:type="rectangle" draw:enhanced-path="M 0 0 L 21600 0 21600 21600 0 21600 0 0 Z N"/></draw:custom-shape><draw:custom-shape text:anchor-type="paragraph" draw:z-index="11" draw:name="Shape1" draw:style-name="gr13" draw:text-style-name="P15" svg:width="0.5504in" svg:height="0.7768in" svg:x="1.5366in" svg:y="0.0319in"><text:p text:style-name="P8"><text:span text:style-name="T4">CONV2+ReLU</text:span></text:p><text:p text:style-name="P8"><text:span text:style-name="T4">filters: 40</text:span></text:p><text:p text:style-name="P8"><text:span text:style-name="T4">f_size: 3x3</text:span></text:p><text:p text:style-name="P8"><text:span text:style-name="T4">stride: 1</text:span></text:p><text:p text:style-name="P8"><text:span text:style-name="T4">padding: 0</text:span></text:p><draw:enhanced-geometry svg:viewBox="0 0 21600 21600" draw:type="rectangle" draw:enhanced-path="M 0 0 L 21600 0 21600 21600 0 21600 0 0 Z N"/></draw:custom-shape><draw:custom-shape text:anchor-type="paragraph" draw:z-index="10" draw:name="Shape1" draw:style-name="gr14" draw:text-style-name="P16" svg:width="0.4098in" svg:height="0.7768in" svg:x="1.111in" svg:y="0.0319in"><text:p text:style-name="P8"><text:span text:style-name="T4">POOL1</text:span></text:p><text:p text:style-name="P8"><text:span text:style-name="T4">f_size: 2x2</text:span></text:p><text:p text:style-name="P8"><text:span text:style-name="T4">stride: 2</text:span></text:p><text:p text:style-name="P8"><text:span text:style-name="T4">padding: 0</text:span></text:p><draw:enhanced-geometry svg:viewBox="0 0 21600 21600" draw:type="rectangle" draw:enhanced-path="M 0 0 L 21600 0 21600 21600 0 21600 0 0 Z N"/></draw:custom-shape><draw:custom-shape text:anchor-type="paragraph" draw:z-index="12" draw:name="Shape1" draw:style-name="gr15" draw:text-style-name="P16" svg:width="0.4157in" svg:height="0.7768in" svg:x="2.1055in" svg:y="0.0374in"><text:p text:style-name="P8"><text:span text:style-name="T4">POOL2</text:span></text:p><text:p text:style-name="P8"><text:span text:style-name="T4">stride: 2</text:span></text:p><text:p text:style-name="P8"><text:span text:style-name="T4">padding: 0</text:span></text:p><draw:enhanced-geometry svg:viewBox="0 0 21600 21600" draw:type="rectangle" draw:enhanced-path="M 0 0 L 21600 0 21600 21600 0 21600 0 0 Z N"/></draw:custom-shape><draw:custom-shape text:anchor-type="paragraph" draw:z-index="15" draw:name="Shape1" draw:style-name="gr13" draw:text-style-name="P15" svg:width="0.5504in" svg:height="0.7768in" svg:x="2.5374in" svg:y="0.0319in"><text:p text:style-name="P8"><text:span text:style-name="T4">CONV3+ReLU</text:span></text:p><text:p text:style-name="P8"><text:span text:style-name="T4">filters: 60</text:span></text:p><text:p text:style-name="P8"><text:span text:style-name="T4">f_size: 3x3</text:span></text:p><text:p text:style-name="P8"><text:span text:style-name="T4">stride: 1</text:span></text:p><text:p text:style-name="P8"><text:span text:style-name="T4">padding: 0</text:span></text:p><draw:enhanced-geometry svg:viewBox="0 0 21600 21600" draw:type="rectangle" draw:enhanced-path="M 0 0 L 21600 0 21600 21600 0 21600 0 0 Z N"/></draw:custom-shape><draw:custom-shape text:anchor-type="paragraph" draw:z-index="16" draw:name="Shape1" draw:style-name="gr14" draw:text-style-name="P16" svg:width="0.4098in" svg:height="0.7768in" svg:x="3.0992in" svg:y="0.0319in"><text:p text:style-name="P8"><text:span text:style-name="T4">POOL3</text:span></text:p><text:p text:style-name="P8"><text:span text:style-name="T4">f_size: 2x2</text:span></text:p><text:p text:style-name="P8"><text:span text:style-name="T4">stride: 2</text:span></text:p><text:p text:style-name="P8"><text:span text:style-name="T4">padding: 0</text:span></text:p><draw:enhanced-geometry svg:viewBox="0 0 21600 21600" draw:type="rectangle" draw:enhanced-path="M 0 0 L 21600 0 21600 21600 0 21600 0 0 Z N"/></draw:custom-shape><draw:custom-shape text:anchor-type="paragraph" draw:z-index="17" draw:name="Shape1" draw:style-name="gr18" draw:text-style-name="P15" svg:width="0.548in" svg:height="0.7768in" svg:x="3.5252in" svg:y="0.0319in"><text:p text:style-name="P8"><text:span text:style-name="T4">CONV4+ReLU</text:span></text:p><text:p text:style-name="P8"><text:span text:style-name="T4">filters: 80</text:span></text:p><text:p text:style-name="P8"><text:span text:style-name="T4">f_size: 2x2</text:span></text:p><text:p text:style-name="P8"><text:span text:style-name="T4">stride: 1</text:span></text:p><text:p text:style-name="P8"><text:span text:style-name="T4">padding: 0</text:span></text:p><draw:enhanced-geometry svg:viewBox="0 0 21600 21600" draw:type="rectangle" draw:enhanced-path="M 0 0 L 21600 0 21600 21600 0 21600 0 0 Z N"/></draw:custom-shape><draw:custom-shape text:anchor-type="paragraph" draw:z-index="13" draw:name="Shape1" draw:style-name="gr16" draw:text-style-name="P17" svg:width="0.4512in" svg:height="0.7768in" svg:x="4.0898in" svg:y="0.0319in"><text:p text:style-name="P8"><text:span text:style-name="T4">FC1+Re</text:span><text:span text:style-name="T4">LU</text:span></text:p><text:p text:style-name="P8"><text:span text:style-name="T4">120/100/</text:span><text:span text:style-name="T4">100</text:span></text:p><draw:enhanced-geometry svg:viewBox="0 0 21600 21600" draw:type="rectangle" draw:enhanced-path="M 0 0 L 21600 0 21600 21600 0 21600 0 0 Z N"/></draw:custom-shape><draw:custom-shape text:anchor-type="paragraph" draw:z-index="14" draw:name="Shape1" draw:style-name="gr17" draw:text-style-name="P17" svg:width="0.4217in" svg:height="0.7768in" svg:x="4.5571in" svg:y="0.0319in"><text:p text:style-name="P8"><text:span text:style-name="T4">FC2+ReLU</text:span></text:p><text:p text:style-name="P8"><text:span text:style-name="T4">10/6/6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P1"><draw:custom-shape text:anchor-type="paragraph" draw:z-index="18" draw:name="Shape1" draw:style-name="gr19" draw:text-style-name="P14" svg:width="0.4012in" svg:height="0.7768in" svg:x="0.1764in" svg:y="0.0319in"><text:p text:style-name="P8"><text:span text:style-name="T4">Input</text:span></text:p><text:p text:style-name="P8"><text:span text:style-name="T4">1x192x256</text:span></text:p><draw:enhanced-geometry svg:viewBox="0 0 21600 21600" draw:type="rectangle" draw:enhanced-path="M 0 0 L 21600 0 21600 21600 0 21600 0 0 Z N"/></draw:custom-shape><draw:custom-shape text:anchor-type="paragraph" draw:z-index="19" draw:name="Shape1" draw:style-name="gr13" draw:text-style-name="P15" svg:width="0.5504in" svg:height="0.7768in" svg:x="0.5937in" svg:y="0.0319in"><text:p text:style-name="P8"><text:span text:style-name="T4">CONV1</text:span></text:p><text:p text:style-name="P8"><text:span text:style-name="T4">filters: 32</text:span></text:p><text:p text:style-name="P8"><text:span text:style-name="T4">f_size: 3x3</text:span></text:p><draw:enhanced-geometry svg:viewBox="0 0 21600 21600" draw:type="rectangle" draw:enhanced-path="M 0 0 L 21600 0 21600 21600 0 21600 0 0 Z N"/></draw:custom-shape><draw:custom-shape text:anchor-type="paragraph" draw:z-index="20" draw:name="Shape1" draw:style-name="gr14" draw:text-style-name="P16" svg:width="0.4098in" svg:height="0.7768in" svg:x="1.161in" svg:y="0.0319in"><text:p text:style-name="P8"><text:span text:style-name="T4">POOL1</text:span></text:p><text:p text:style-name="P8"><text:span text:style-name="T4">f_size: 2x2</text:span></text:p><draw:enhanced-geometry svg:viewBox="0 0 21600 21600" draw:type="rectangle" draw:enhanced-path="M 0 0 L 21600 0 21600 21600 0 21600 0 0 Z N"/></draw:custom-shape><draw:custom-shape text:anchor-type="paragraph" draw:z-index="21" draw:name="Shape1" draw:style-name="gr13" draw:text-style-name="P15" svg:width="0.5504in" svg:height="0.7768in" svg:x="1.9366in" svg:y="0.0319in"><text:p text:style-name="P8"><text:span text:style-name="T4">CONV2</text:span></text:p><text:p text:style-name="P8"><text:span text:style-name="T4">filters: 64</text:span></text:p><text:p text:style-name="P8"><text:span text:style-name="T4">f_size: 2x2</text:span></text:p><draw:enhanced-geometry svg:viewBox="0 0 21600 21600" draw:type="rectangle" draw:enhanced-path="M 0 0 L 21600 0 21600 21600 0 21600 0 0 Z N"/></draw:custom-shape><draw:custom-shape text:anchor-type="paragraph" draw:z-index="22" draw:name="Shape1" draw:style-name="gr15" draw:text-style-name="P16" svg:width="0.4157in" svg:height="0.7768in" svg:x="2.5055in" svg:y="0.0374in"><text:p text:style-name="P8"><text:span text:style-name="T4">POOL2</text:span></text:p><text:p text:style-name="P8"><text:span text:style-name="T4">f_size: 2x2</text:span></text:p><draw:enhanced-geometry svg:viewBox="0 0 21600 21600" draw:type="rectangle" draw:enhanced-path="M 0 0 L 21600 0 21600 21600 0 21600 0 0 Z N"/></draw:custom-shape><draw:custom-shape text:anchor-type="paragraph" draw:z-index="23" draw:name="Shape1" draw:style-name="gr16" draw:text-style-name="P17" svg:width="0.4512in" svg:height="0.7768in" svg:x="4.6307in" svg:y="0.0319in"><text:p text:style-name="P8"><text:span text:style-name="T4">FC1</text:span></text:p><text:p text:style-name="P8"><text:span text:style-name="T4">1000</text:span></text:p><draw:enhanced-geometry svg:viewBox="0 0 21600 21600" draw:type="rectangle" draw:enhanced-path="M 0 0 L 21600 0 21600 21600 0 21600 0 0 Z N"/></draw:custom-shape><draw:custom-shape text:anchor-type="paragraph" draw:z-index="25" draw:name="Shape1" draw:style-name="gr13" draw:text-style-name="P15" svg:width="0.5504in" svg:height="0.7768in" svg:x="3.2925in" svg:y="0.0319in"><text:p text:style-name="P8"><text:span text:style-name="T4">CO</text:span><text:span text:style-name="T4">NV</text:span><text:span text:style-name="T4">3</text:span></text:p><text:p text:style-name="P8"><text:span text:style-name="T4">filte</text:span><text:span text:style-name="T4">rs: </text:span><text:span text:style-name="T4">128</text:span></text:p><text:p text:style-name="P8"><text:span text:style-name="T4">f_si</text:span><text:span text:style-name="T4">ze: </text:span><text:span text:style-name="T4">2x2</text:span></text:p><draw:enhanced-geometry svg:viewBox="0 0 21600 21600" draw:type="rectangle" draw:enhanced-path="M 0 0 L 21600 0 21600 21600 0 21600 0 0 Z N"/></draw:custom-shape><draw:custom-shape text:anchor-type="paragraph" draw:z-index="26" draw:name="Shape1" draw:style-name="gr14" draw:text-style-name="P16" svg:width="0.4098in" svg:height="0.7768in" svg:x="3.8543in" svg:y="0.0319in"><text:p text:style-name="P8"><text:span text:style-name="T4">PO</text:span><text:span text:style-name="T4">OL</text:span><text:span text:style-name="T4">3</text:span></text:p><text:p text:style-name="P8"><text:span text:style-name="T4">f_si</text:span><text:span text:style-name="T4">ze: </text:span><text:span text:style-name="T4">2x2</text:span></text:p><draw:enhanced-geometry svg:viewBox="0 0 21600 21600" draw:type="rectangle" draw:enhanced-path="M 0 0 L 21600 0 21600 21600 0 21600 0 0 Z N"/></draw:custom-shape><draw:custom-shape text:anchor-type="paragraph" draw:z-index="27" draw:name="Shape1" draw:style-name="gr16" draw:text-style-name="P17" svg:width="0.4512in" svg:height="0.7768in" svg:x="5.4429in" svg:y="0.0319in"><text:p text:style-name="P8"><text:span text:style-name="T4">FC2</text:span></text:p><text:p text:style-name="P8"><text:span text:style-name="T4">100</text:span><text:span text:style-name="T4">0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8" draw:name="Shape1" draw:style-name="gr20" draw:text-style-name="P18" svg:width="0.3331in" svg:height="0.7768in" svg:x="1.5854in" svg:y="0.0319in"><text:p text:style-name="P8"><text:span text:style-name="T4">D</text:span><text:span text:style-name="T4">R</text:span><text:span text:style-name="T4">OP</text:span><text:span text:style-name="T4">1</text:span></text:p><text:p text:style-name="P8"><text:span text:style-name="T4">p: </text:span><text:span text:style-name="T4">0.1</text:span></text:p><draw:enhanced-geometry svg:viewBox="0 0 21600 21600" draw:type="rectangle" draw:enhanced-path="M 0 0 L 21600 0 21600 21600 0 21600 0 0 Z N"/></draw:custom-shape><draw:custom-shape text:anchor-type="paragraph" draw:z-index="29" draw:name="Shape1" draw:style-name="gr20" draw:text-style-name="P18" svg:width="0.3331in" svg:height="0.7768in" svg:x="2.9402in" svg:y="0.0374in"><text:p text:style-name="P8"><text:span text:style-name="T4">DROP</text:span><text:span text:style-name="T4">2</text:span></text:p><text:p text:style-name="P8"><text:span text:style-name="T4">p: 0.2</text:span></text:p><draw:enhanced-geometry svg:viewBox="0 0 21600 21600" draw:type="rectangle" draw:enhanced-path="M 0 0 L 21600 0 21600 21600 0 21600 0 0 Z N"/></draw:custom-shape><draw:custom-shape text:anchor-type="paragraph" draw:z-index="30" draw:name="Shape1" draw:style-name="gr20" draw:text-style-name="P18" svg:width="0.3331in" svg:height="0.7768in" svg:x="4.2783in" svg:y="0.0319in"><text:p text:style-name="P8"><text:span text:style-name="T4">DRO</text:span><text:span text:style-name="T4">P3</text:span></text:p><text:p text:style-name="P8"><text:span text:style-name="T4">p: 0.3</text:span></text:p><draw:enhanced-geometry svg:viewBox="0 0 21600 21600" draw:type="rectangle" draw:enhanced-path="M 0 0 L 21600 0 21600 21600 0 21600 0 0 Z N"/></draw:custom-shape><draw:custom-shape text:anchor-type="paragraph" draw:z-index="31" draw:name="Shape1" draw:style-name="gr20" draw:text-style-name="P18" svg:width="0.3331in" svg:height="0.7768in" svg:x="5.0957in" svg:y="0.0319in"><text:p text:style-name="P8"><text:span text:style-name="T4">DRO</text:span><text:span text:style-name="T4">P4</text:span></text:p><text:p text:style-name="P8"><text:span text:style-name="T4">p: </text:span><text:span text:style-name="T4">0.5</text:span></text:p><draw:enhanced-geometry svg:viewBox="0 0 21600 21600" draw:type="rectangle" draw:enhanced-path="M 0 0 L 21600 0 21600 21600 0 21600 0 0 Z N"/></draw:custom-shape><draw:custom-shape text:anchor-type="paragraph" draw:z-index="24" draw:name="Shape1" draw:style-name="gr17" draw:text-style-name="P17" svg:width="0.4217in" svg:height="0.7768in" svg:x="5.9083in" svg:y="0.0319in"><text:p text:style-name="P8"><text:span text:style-name="T4">FC3</text:span></text:p><text:p text:style-name="P8"><text:span text:style-name="T4">16</text:span></text:p><draw:enhanced-geometry svg:viewBox="0 0 21600 21600" draw:mirror-horizontal="false" draw:mirror-vertical="false" draw:type="rectangle" draw:enhanced-path="M 0 0 L 21600 0 21600 21600 0 21600 0 0 Z N"/></draw:custom-shape>s</text:p>
      <text:p text:style-name="Standard"/>
      <text:p text:style-name="Standard"/>
      <text:p text:style-name="Standard"/>
      <text:p text:style-name="Standard"><draw:custom-shape text:anchor-type="paragraph" draw:z-index="32" draw:name="Shape1" draw:style-name="gr12" draw:text-style-name="P14" svg:width="0.3331in" svg:height="0.7768in" svg:x="0.2319in" svg:y="0.4228in"><text:p text:style-name="P8"><text:span text:style-name="T4">Inp</text:span><text:span text:style-name="T4">ut</text:span></text:p><text:p text:style-name="P8"><text:span text:style-name="T4">96</text:span><text:span text:style-name="T4">x9</text:span><text:span text:style-name="T4">6</text:span></text:p><draw:enhanced-geometry svg:viewBox="0 0 21600 21600" draw:type="rectangle" draw:enhanced-path="M 0 0 L 21600 0 21600 21600 0 21600 0 0 Z N"/></draw:custom-shape><draw:custom-shape text:anchor-type="paragraph" draw:z-index="33" draw:name="Shape1" draw:style-name="gr21" draw:text-style-name="P15" svg:width="0.4051in" svg:height="0.7768in" svg:x="0.5827in" svg:y="0.4228in"><text:p text:style-name="P8"><text:span text:style-name="T4">CO</text:span><text:span text:style-name="T4">N</text:span><text:span text:style-name="T4">V1</text:span><text:span text:style-name="T4">.1</text:span></text:p><text:p text:style-name="P8"><text:span text:style-name="T4">filt</text:span><text:span text:style-name="T4">ers</text:span><text:span text:style-name="T4">: </text:span><text:span text:style-name="T4">32</text:span></text:p><text:p text:style-name="P8"><text:span text:style-name="T4">f_s</text:span><text:span text:style-name="T4">ize</text:span><text:span text:style-name="T4">: </text:span><text:span text:style-name="T4">4x</text:span><text:span text:style-name="T4">4</text:span></text:p><draw:enhanced-geometry svg:viewBox="0 0 21600 21600" draw:type="rectangle" draw:enhanced-path="M 0 0 L 21600 0 21600 21600 0 21600 0 0 Z N"/></draw:custom-shape><draw:custom-shape text:anchor-type="paragraph" draw:z-index="34" draw:name="Shape1" draw:style-name="gr14" draw:text-style-name="P16" svg:width="0.4098in" svg:height="0.7768in" svg:x="1.4327in" svg:y="0.4228in"><text:p text:style-name="P8"><text:span text:style-name="T4">POOL1</text:span></text:p><text:p text:style-name="P8"><text:span text:style-name="T4">f_size: 2x2</text:span></text:p><draw:enhanced-geometry svg:viewBox="0 0 21600 21600" draw:type="rectangle" draw:enhanced-path="M 0 0 L 21600 0 21600 21600 0 21600 0 0 Z N"/></draw:custom-shape><draw:custom-shape text:anchor-type="paragraph" draw:z-index="35" draw:name="Shape1" draw:style-name="gr22" draw:text-style-name="P15" svg:width="0.3787in" svg:height="0.7768in" svg:x="2.2083in" svg:y="0.4228in"><text:p text:style-name="P8"><text:span text:style-name="T4">CONV2.1</text:span></text:p><text:p text:style-name="P8"><text:span text:style-name="T4">filters: 32</text:span></text:p><text:p text:style-name="P8"><text:span text:style-name="T4">f_size: 3x3</text:span></text:p><draw:enhanced-geometry svg:viewBox="0 0 21600 21600" draw:type="rectangle" draw:enhanced-path="M 0 0 L 21600 0 21600 21600 0 21600 0 0 Z N"/></draw:custom-shape><draw:custom-shape text:anchor-type="paragraph" draw:z-index="36" draw:name="Shape1" draw:style-name="gr15" draw:text-style-name="P16" svg:width="0.4157in" svg:height="0.7768in" svg:x="2.9992in" svg:y="0.4283in"><text:p text:style-name="P8"><text:span text:style-name="T4">POO</text:span><text:span text:style-name="T4">L2</text:span></text:p><text:p text:style-name="P8"><text:span text:style-name="T4">f_siz</text:span><text:span text:style-name="T4">e: </text:span><text:span text:style-name="T4">2x2</text:span></text:p><draw:enhanced-geometry svg:viewBox="0 0 21600 21600" draw:type="rectangle" draw:enhanced-path="M 0 0 L 21600 0 21600 21600 0 21600 0 0 Z N"/></draw:custom-shape><draw:custom-shape text:anchor-type="paragraph" draw:z-index="37" draw:name="Shape1" draw:style-name="gr16" draw:text-style-name="P17" svg:width="0.4512in" svg:height="0.7768in" svg:x="5.3681in" svg:y="0.4228in"><text:p text:style-name="P8"><text:span text:style-name="T4">FC1</text:span></text:p><text:p text:style-name="P8"><text:span text:style-name="T4">1500</text:span></text:p><draw:enhanced-geometry svg:viewBox="0 0 21600 21600" draw:type="rectangle" draw:enhanced-path="M 0 0 L 21600 0 21600 21600 0 21600 0 0 Z N"/></draw:custom-shape><draw:custom-shape text:anchor-type="paragraph" draw:z-index="38" draw:name="Shape1" draw:style-name="gr17" draw:text-style-name="P17" svg:width="0.4217in" svg:height="0.7768in" svg:x="6.6457in" svg:y="0.4228in"><text:p text:style-name="P8"><text:span text:style-name="T4">FC3</text:span></text:p><text:p text:style-name="P8"><text:span text:style-name="T4">16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9" draw:name="Shape1" draw:style-name="gr23" draw:text-style-name="P15" svg:width="0.3858in" svg:height="0.7768in" svg:x="3.7862in" svg:y="0.4228in"><text:p text:style-name="P8"><text:span text:style-name="T4">CONV</text:span><text:span text:style-name="T4">3.1</text:span></text:p><text:p text:style-name="P8"><text:span text:style-name="T4">filters: </text:span><text:span text:style-name="T4">64</text:span></text:p><text:p text:style-name="P8"><text:span text:style-name="T4">f_size: </text:span><text:span text:style-name="T4">3x3</text:span></text:p><draw:enhanced-geometry svg:viewBox="0 0 21600 21600" draw:type="rectangle" draw:enhanced-path="M 0 0 L 21600 0 21600 21600 0 21600 0 0 Z N"/></draw:custom-shape><draw:custom-shape text:anchor-type="paragraph" draw:z-index="40" draw:name="Shape1" draw:style-name="gr14" draw:text-style-name="P16" svg:width="0.4098in" svg:height="0.7768in" svg:x="4.5917in" svg:y="0.4228in"><text:p text:style-name="P8"><text:span text:style-name="T4">POOL</text:span><text:span text:style-name="T4">3</text:span></text:p><text:p text:style-name="P8"><text:span text:style-name="T4">f_size: </text:span><text:span text:style-name="T4">2x2</text:span></text:p><draw:enhanced-geometry svg:viewBox="0 0 21600 21600" draw:type="rectangle" draw:enhanced-path="M 0 0 L 21600 0 21600 21600 0 21600 0 0 Z N"/></draw:custom-shape><draw:custom-shape text:anchor-type="paragraph" draw:z-index="41" draw:name="Shape1" draw:style-name="gr16" draw:text-style-name="P17" svg:width="0.4512in" svg:height="0.7768in" svg:x="6.1807in" svg:y="0.4228in"><text:p text:style-name="P8"><text:span text:style-name="T4">FC2</text:span></text:p><text:p text:style-name="P8"><text:span text:style-name="T4">1500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2" draw:name="Shape1" draw:style-name="gr24" draw:text-style-name="P18" svg:width="0.3331in" svg:height="0.7768in" svg:x="1.8571in" svg:y="0.4228in"><text:p text:style-name="P8"><text:span text:style-name="T4">DROP</text:span><text:span text:style-name="T4">1</text:span></text:p><text:p text:style-name="P8"><text:span text:style-name="T4">p: 0.1</text:span></text:p><draw:enhanced-geometry svg:viewBox="0 0 21600 21600" draw:type="rectangle" draw:enhanced-path="M 0 0 L 21600 0 21600 21600 0 21600 0 0 Z N"/></draw:custom-shape><draw:custom-shape text:anchor-type="paragraph" draw:z-index="43" draw:name="Shape1" draw:style-name="gr24" draw:text-style-name="P18" svg:width="0.3331in" svg:height="0.7768in" svg:x="3.4339in" svg:y="0.4283in"><text:p text:style-name="P8"><text:span text:style-name="T4">DROP2</text:span></text:p><text:p text:style-name="P8"><text:span text:style-name="T4">p: 0.2</text:span></text:p><draw:enhanced-geometry svg:viewBox="0 0 21600 21600" draw:type="rectangle" draw:enhanced-path="M 0 0 L 21600 0 21600 21600 0 21600 0 0 Z N"/></draw:custom-shape><draw:custom-shape text:anchor-type="paragraph" draw:z-index="44" draw:name="Shape1" draw:style-name="gr24" draw:text-style-name="P18" svg:width="0.3331in" svg:height="0.7768in" svg:x="5.0161in" svg:y="0.4228in"><text:p text:style-name="P8"><text:span text:style-name="T4">DR</text:span><text:span text:style-name="T4">OP</text:span><text:span text:style-name="T4">3</text:span></text:p><text:p text:style-name="P8"><text:span text:style-name="T4">p: </text:span><text:span text:style-name="T4">0.3</text:span></text:p><draw:enhanced-geometry svg:viewBox="0 0 21600 21600" draw:type="rectangle" draw:enhanced-path="M 0 0 L 21600 0 21600 21600 0 21600 0 0 Z N"/></draw:custom-shape><draw:custom-shape text:anchor-type="paragraph" draw:z-index="45" draw:name="Shape1" draw:style-name="gr24" draw:text-style-name="P18" svg:width="0.3331in" svg:height="0.7768in" svg:x="5.8335in" svg:y="0.4228in"><text:p text:style-name="P8"><text:span text:style-name="T4">DR</text:span><text:span text:style-name="T4">OP</text:span><text:span text:style-name="T4">4</text:span></text:p><text:p text:style-name="P8"><text:span text:style-name="T4">p: </text:span><text:span text:style-name="T4">0.5</text:span></text:p><draw:enhanced-geometry svg:viewBox="0 0 21600 21600" draw:type="rectangle" draw:enhanced-path="M 0 0 L 21600 0 21600 21600 0 21600 0 0 Z N"/></draw:custom-shape><draw:custom-shape text:anchor-type="paragraph" draw:z-index="46" draw:name="Shape1" draw:style-name="gr25" draw:text-style-name="P15" svg:width="0.4106in" svg:height="0.7768in" svg:x="1.0075in" svg:y="0.4228in"><text:p text:style-name="P8"><text:span text:style-name="T4">CONV1.2</text:span></text:p><text:p text:style-name="P8"><text:span text:style-name="T4">filters: 32</text:span></text:p><text:p text:style-name="P8"><text:span text:style-name="T4">f_size: 4x4</text:span></text:p><draw:enhanced-geometry svg:viewBox="0 0 21600 21600" draw:type="rectangle" draw:enhanced-path="M 0 0 L 21600 0 21600 21600 0 21600 0 0 Z N"/></draw:custom-shape><draw:custom-shape text:anchor-type="paragraph" draw:z-index="47" draw:name="Shape1" draw:style-name="gr22" draw:text-style-name="P15" svg:width="0.3787in" svg:height="0.7768in" svg:x="2.6043in" svg:y="0.428in"><text:p text:style-name="P8"><text:span text:style-name="T4">CONV2.2</text:span></text:p><text:p text:style-name="P8"><text:span text:style-name="T4">filters: 32</text:span></text:p><text:p text:style-name="P8"><text:span text:style-name="T4">f_size: 3x3</text:span></text:p><draw:enhanced-geometry svg:viewBox="0 0 21600 21600" draw:type="rectangle" draw:enhanced-path="M 0 0 L 21600 0 21600 21600 0 21600 0 0 Z N"/></draw:custom-shape><draw:custom-shape text:anchor-type="paragraph" draw:z-index="48" draw:name="Shape1" draw:style-name="gr23" draw:text-style-name="P15" svg:width="0.3858in" svg:height="0.7768in" svg:x="4.1898in" svg:y="0.4228in"><text:p text:style-name="P8"><text:span text:style-name="T4">CONV3</text:span><text:span text:style-name="T4">.2</text:span></text:p><text:p text:style-name="P8"><text:span text:style-name="T4">filters: </text:span><text:span text:style-name="T4">64</text:span></text:p><text:p text:style-name="P8"><text:span text:style-name="T4">f_size: </text:span><text:span text:style-name="T4">3x3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<draw:custom-shape text:anchor-type="paragraph" draw:z-index="49" draw:name="Shape1" draw:style-name="gr12" draw:text-style-name="P14" svg:width="0.3331in" svg:height="0.7768in" svg:x="0.2189in" svg:y="0.852in"><text:p text:style-name="P8"><text:span text:style-name="T4">Input</text:span></text:p><text:p text:style-name="P8"><text:span text:style-name="T4">192x25</text:span><text:span text:style-name="T4">6</text:span></text:p><draw:enhanced-geometry svg:viewBox="0 0 21600 21600" draw:type="rectangle" draw:enhanced-path="M 0 0 L 21600 0 21600 21600 0 21600 0 0 Z N"/></draw:custom-shape><draw:custom-shape text:anchor-type="paragraph" draw:z-index="50" draw:name="Shape1" draw:style-name="gr13" draw:text-style-name="P15" svg:width="0.5504in" svg:height="0.7768in" svg:x="0.5693in" svg:y="0.852in"><text:p text:style-name="P8"><text:span text:style-name="T4">CONV1</text:span></text:p><text:p text:style-name="P8"><text:span text:style-name="T4">filters: 32</text:span></text:p><text:p text:style-name="P8"><text:span text:style-name="T4">f_size: </text:span><text:span text:style-name="T4">3x3</text:span></text:p><draw:enhanced-geometry svg:viewBox="0 0 21600 21600" draw:type="rectangle" draw:enhanced-path="M 0 0 L 21600 0 21600 21600 0 21600 0 0 Z N"/></draw:custom-shape><draw:custom-shape text:anchor-type="paragraph" draw:z-index="51" draw:name="Shape1" draw:style-name="gr14" draw:text-style-name="P16" svg:width="0.4098in" svg:height="0.7768in" svg:x="1.1366in" svg:y="0.852in"><text:p text:style-name="P8"><text:span text:style-name="T4">POO</text:span><text:span text:style-name="T4">L1</text:span></text:p><text:p text:style-name="P8"><text:span text:style-name="T4">f_siz</text:span><text:span text:style-name="T4">e: </text:span><text:span text:style-name="T4">2x2</text:span></text:p><draw:enhanced-geometry svg:viewBox="0 0 21600 21600" draw:type="rectangle" draw:enhanced-path="M 0 0 L 21600 0 21600 21600 0 21600 0 0 Z N"/></draw:custom-shape><draw:custom-shape text:anchor-type="paragraph" draw:z-index="52" draw:name="Shape1" draw:style-name="gr13" draw:text-style-name="P15" svg:width="0.5504in" svg:height="0.7768in" svg:x="1.5626in" svg:y="0.852in"><text:p text:style-name="P8"><text:span text:style-name="T4">CON</text:span><text:span text:style-name="T4">V2</text:span></text:p><text:p text:style-name="P8"><text:span text:style-name="T4">filter</text:span><text:span text:style-name="T4">s: 64</text:span></text:p><text:p text:style-name="P8"><text:span text:style-name="T4">f_siz</text:span><text:span text:style-name="T4">e: </text:span><text:span text:style-name="T4">2x2</text:span></text:p><draw:enhanced-geometry svg:viewBox="0 0 21600 21600" draw:type="rectangle" draw:enhanced-path="M 0 0 L 21600 0 21600 21600 0 21600 0 0 Z N"/></draw:custom-shape><draw:custom-shape text:anchor-type="paragraph" draw:z-index="53" draw:name="Shape1" draw:style-name="gr15" draw:text-style-name="P16" svg:width="0.4157in" svg:height="0.7768in" svg:x="2.1311in" svg:y="0.8575in"><text:p text:style-name="P8"><text:span text:style-name="T4">POOL2</text:span></text:p><text:p text:style-name="P8"><text:span text:style-name="T4">f_size: 2x2</text:span></text:p><draw:enhanced-geometry svg:viewBox="0 0 21600 21600" draw:type="rectangle" draw:enhanced-path="M 0 0 L 21600 0 21600 21600 0 21600 0 0 Z N"/></draw:custom-shape><draw:custom-shape text:anchor-type="paragraph" draw:z-index="54" draw:name="Shape1" draw:style-name="gr16" draw:text-style-name="P17" svg:width="0.4512in" svg:height="0.7768in" svg:x="3.5563in" svg:y="0.852in"><text:p text:style-name="P8"><text:span text:style-name="T4">FC1</text:span></text:p><text:p text:style-name="P8"><text:span text:style-name="T4">500</text:span></text:p><draw:enhanced-geometry svg:viewBox="0 0 21600 21600" draw:type="rectangle" draw:enhanced-path="M 0 0 L 21600 0 21600 21600 0 21600 0 0 Z N"/></draw:custom-shape><draw:custom-shape text:anchor-type="paragraph" draw:z-index="55" draw:name="Shape1" draw:style-name="gr17" draw:text-style-name="P17" svg:width="0.4217in" svg:height="0.7768in" svg:x="4.4902in" svg:y="0.852in"><text:p text:style-name="P8"><text:span text:style-name="T4">FC3</text:span></text:p><text:p text:style-name="P8"><text:span text:style-name="T4">16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6" draw:name="Shape1" draw:style-name="gr13" draw:text-style-name="P15" svg:width="0.5504in" svg:height="0.7768in" svg:x="2.5618in" svg:y="0.852in"><text:p text:style-name="P8"><text:span text:style-name="T4">CONV</text:span><text:span text:style-name="T4">3</text:span></text:p><text:p text:style-name="P8"><text:span text:style-name="T4">filters: </text:span><text:span text:style-name="T4">128</text:span></text:p><text:p text:style-name="P8"><text:span text:style-name="T4">f_size: </text:span><text:span text:style-name="T4">2x2</text:span></text:p><draw:enhanced-geometry svg:viewBox="0 0 21600 21600" draw:type="rectangle" draw:enhanced-path="M 0 0 L 21600 0 21600 21600 0 21600 0 0 Z N"/></draw:custom-shape><draw:custom-shape text:anchor-type="paragraph" draw:z-index="57" draw:name="Shape1" draw:style-name="gr14" draw:text-style-name="P16" svg:width="0.4098in" svg:height="0.7768in" svg:x="3.1236in" svg:y="0.852in"><text:p text:style-name="P8"><text:span text:style-name="T4">POOL</text:span><text:span text:style-name="T4">3</text:span></text:p><text:p text:style-name="P8"><text:span text:style-name="T4">f_size: </text:span><text:span text:style-name="T4">2x2</text:span></text:p><draw:enhanced-geometry svg:viewBox="0 0 21600 21600" draw:type="rectangle" draw:enhanced-path="M 0 0 L 21600 0 21600 21600 0 21600 0 0 Z N"/></draw:custom-shape><draw:custom-shape text:anchor-type="paragraph" draw:z-index="58" draw:name="Shape1" draw:style-name="gr16" draw:text-style-name="P17" svg:width="0.4512in" svg:height="0.7768in" svg:x="4.0252in" svg:y="0.852in"><text:p text:style-name="P8"><text:span text:style-name="T4">FC2</text:span></text:p><text:p text:style-name="P8"><text:span text:style-name="T4">500</text:span></text:p><draw:enhanced-geometry svg:viewBox="0 0 21600 21600" draw:mirror-horizontal="false" draw:mirror-vertical="false" draw:type="rectangle" draw:enhanced-path="M 0 0 L 21600 0 21600 21600 0 21600 0 0 Z N"/></draw:custom-shape>inh</text:p>
      <text:p text:style-name="P5"><draw:g text:anchor-type="paragraph" draw:z-index="60" draw:style-name="gr1"><draw:g draw:style-name="gr2"><draw:frame draw:name="Shape11" draw:style-name="gr27" draw:text-style-name="P20" svg:width="0.1886in" svg:height="0.3512in" draw:transform="rotate (-0.803724120543389) translate (2.45555555555556in 1.51805555555556in)"><draw:text-box><text:p>...</text:p></draw:text-box></draw:frame><draw:frame draw:name="Shape11" draw:style-name="gr28" draw:text-style-name="P20" svg:width="0.2413in" svg:height="0.1925in" draw:transform="rotate (-0.803724120543389) translate (3.01388888888889in 1.02986111111111in)"><draw:text-box><text:p>...</text:p></draw:text-box></draw:frame><draw:custom-shape draw:name="Shape2" draw:style-name="gr29" svg:width="0.5642in" svg:height="0.4898in" svg:x="2.2862in" svg:y="1.0614in"><text:p/><draw:enhanced-geometry svg:viewBox="0 0 21600 21600" draw:type="rectangle" draw:enhanced-path="M 0 0 L 21600 0 21600 21600 0 21600 0 0 Z N"/></draw:custom-shape><draw:custom-shape draw:name="Shape2" draw:style-name="gr30" svg:width="0.5642in" svg:height="0.4906in" svg:x="2.3354in" svg:y="1.1106in"><text:p/><draw:enhanced-geometry svg:viewBox="0 0 21600 21600" draw:type="rectangle" draw:enhanced-path="M 0 0 L 21600 0 21600 21600 0 21600 0 0 Z N"/></draw:custom-shape><draw:custom-shape draw:name="Shape2" draw:style-name="gr31" svg:width="0.5634in" svg:height="0.4898in" svg:x="2.4492in" svg:y="1.2197in"><text:p/><draw:enhanced-geometry svg:viewBox="0 0 21600 21600" draw:type="rectangle" draw:enhanced-path="M 0 0 L 21600 0 21600 21600 0 21600 0 0 Z N"/></draw:custom-shape><draw:frame draw:name="Shape11" draw:style-name="gr28" draw:text-style-name="P20" svg:width="0.2421in" svg:height="0.1925in" draw:transform="rotate (-0.801629725440996) translate (2.43541666666667in 1.03819444444444in)"><draw:text-box><text:p>…</text:p></draw:text-box></draw:frame></draw:g><draw:g draw:style-name="gr2"><draw:frame draw:name="Shape11" draw:style-name="gr28" draw:text-style-name="P20" svg:width="0.2531in" svg:height="0.1925in" draw:transform="rotate (-0.802851455917392) translate (1.39027777777778in 1.55625in)"><draw:text-box><text:p>.…</text:p></draw:text-box></draw:frame><draw:frame draw:name="Shape11" draw:style-name="gr32" draw:text-style-name="P20" svg:width="0.3248in" svg:height="0.2413in" draw:transform="rotate (-0.802851455917392) translate (2.14097222222222in 0.891666666666667in)"><draw:text-box><text:p>….</text:p></draw:text-box></draw:frame><draw:custom-shape draw:name="Shape2" draw:style-name="gr33" svg:width="0.7587in" svg:height="0.6587in" svg:x="1.2146in" svg:y="0.9272in"><text:p/><draw:enhanced-geometry svg:viewBox="0 0 21600 21600" draw:type="rectangle" draw:enhanced-path="M 0 0 L 21600 0 21600 21600 0 21600 0 0 Z N"/></draw:custom-shape><draw:custom-shape draw:name="Shape2" draw:style-name="gr33" svg:width="0.7587in" svg:height="0.6587in" svg:x="1.2811in" svg:y="0.9933in"><text:p/><draw:enhanced-geometry svg:viewBox="0 0 21600 21600" draw:type="rectangle" draw:enhanced-path="M 0 0 L 21600 0 21600 21600 0 21600 0 0 Z N"/></draw:custom-shape><draw:custom-shape draw:name="Shape2" draw:style-name="gr33" svg:width="0.7587in" svg:height="0.6587in" svg:x="1.4335in" svg:y="1.1398in"><text:p/><draw:enhanced-geometry svg:viewBox="0 0 21600 21600" draw:type="rectangle" draw:enhanced-path="M 0 0 L 21600 0 21600 21600 0 21600 0 0 Z N"/></draw:custom-shape><draw:frame draw:name="Shape11" draw:style-name="gr32" draw:text-style-name="P20" svg:width="0.3248in" svg:height="0.2413in" draw:transform="rotate (-0.802851455917392) translate (1.41597222222222in 0.894444444444444in)"><draw:text-box><text:p>….</text:p></draw:text-box></draw:frame></draw:g><draw:custom-shape draw:name="Shape2" draw:style-name="gr33" svg:width="0.7587in" svg:height="0.6587in" svg:x="0.2028in" svg:y="1.0236in"><text:p/><draw:enhanced-geometry svg:viewBox="0 0 21600 21600" draw:type="rectangle" draw:enhanced-path="M 0 0 L 21600 0 21600 21600 0 21600 0 0 Z N"/></draw:custom-shape><draw:g draw:style-name="gr2"><draw:custom-shape draw:name="Shape3" draw:style-name="gr34" draw:text-style-name="P21" svg:width="0.1559in" svg:height="0.1295in" svg:x="1.7016in" svg:y="1.3469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1.8571in" svg:y1="1.3472in" svg:x2="2.7496in" svg:y2="1.4559in"><text:p/></draw:line><draw:line draw:name="Shape4" draw:style-name="gr35" draw:text-style-name="P8" svg:x1="1.8567in" svg:y1="1.4764in" svg:x2="2.7492in" svg:y2="1.4764in"><text:p/></draw:line></draw:g></draw:g><draw:custom-shape draw:name="Shape3" draw:style-name="gr36" draw:text-style-name="P21" svg:width="0.1421in" svg:height="0.1461in" svg:x="2.7492in" svg:y="1.337in"><text:p/><draw:enhanced-geometry svg:viewBox="0 0 21600 21600" draw:type="rectangle" draw:enhanced-path="M 0 0 L 21600 0 21600 21600 0 21600 0 0 Z N"/></draw:custom-shape><draw:line draw:name="Shape4" draw:style-name="gr35" draw:text-style-name="P8" svg:x1="7.6992in" svg:y1="1.3933in" svg:x2="7.9909in" svg:y2="1.2917in"><text:p/></draw:line><draw:g draw:style-name="gr2"><draw:line draw:name="Shape4" draw:style-name="gr35" draw:text-style-name="P8" svg:x1="8.761in" svg:y1="1.3591in" svg:x2="8.8831in" svg:y2="1.3591in"><text:p/></draw:line><draw:line draw:name="Shape4" draw:style-name="gr35" draw:text-style-name="P8" svg:x1="8.7791in" svg:y1="1.4059in" svg:x2="8.872in" svg:y2="1.4059in"><text:p/></draw:line></draw:g><draw:line draw:name="Shape4" draw:style-name="gr4" draw:text-style-name="P8" svg:x1="8.0102in" svg:y1="1.2917in" svg:x2="8.1421in" svg:y2="1.6689in"><text:p/></draw:line><draw:line draw:name="Shape4" draw:style-name="gr4" draw:text-style-name="P8" svg:x1="8.7327in" svg:y1="1.3425in" svg:x2="8.8134in" svg:y2="1.5528in"><text:p/></draw:line><draw:g draw:style-name="gr2"><draw:custom-shape draw:name="Shape3" draw:style-name="gr37" draw:text-style-name="P21" svg:width="0.1886in" svg:height="0.1886in" svg:x="0.6689in" svg:y="1.2799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0.8528in" svg:y1="1.2799in" svg:x2="1.7331in" svg:y2="1.4465in"><text:p/></draw:line><draw:line draw:name="Shape4" draw:style-name="gr35" draw:text-style-name="P8" svg:x1="0.8528in" svg:y1="1.4681in" svg:x2="1.7331in" svg:y2="1.4681in"><text:p/></draw:line></draw:g></draw:g><draw:line draw:name="Shape6" draw:style-name="gr3" draw:text-style-name="P7" svg:x1="7.7083in" svg:y1="1.5177in" svg:x2="8.0992in" svg:y2="1.5913in"><text:p/></draw:line><draw:frame draw:name="Shape5" draw:style-name="gr38" draw:text-style-name="P22" svg:width="0.9114in" svg:height="0.1323in" svg:x="0.1264in" svg:y="1.7299in"><draw:text-box><text:p text:style-name="P8"><text:span text:style-name="T6">1x192x256</text:span></text:p></draw:text-box></draw:frame><draw:frame draw:name="Shape5" draw:style-name="gr39" draw:text-style-name="P9" svg:width="0.2087in" svg:height="0.1661in" svg:x="7.9339in" svg:y="1.1823in"><draw:text-box><text:p><text:span text:style-name="T2">FC1</text:span></text:p></draw:text-box></draw:frame><draw:frame draw:name="Shape5" draw:style-name="gr40" draw:text-style-name="P23" svg:width="0.274in" svg:height="0.1724in" svg:x="8.2311in" svg:y="1.6917in"><draw:text-box><text:p><text:span text:style-name="T6">1000</text:span></text:p></draw:text-box></draw:frame><draw:frame draw:name="Shape5" draw:style-name="gr41" draw:text-style-name="P23" svg:width="0.2524in" svg:height="0.1449in" svg:x="8.6508in" svg:y="1.6264in"><draw:text-box><text:p><text:span text:style-name="T6">1000</text:span></text:p></draw:text-box></draw:frame><draw:frame draw:name="Shape5" draw:style-name="gr42" draw:text-style-name="P23" svg:width="0.1252in" svg:height="0.1634in" svg:x="8.9173in" svg:y="1.3898in"><draw:text-box><text:p><text:span text:style-name="T6">16</text:span></text:p></draw:text-box></draw:frame><draw:line draw:name="Shape7" draw:style-name="gr43" draw:text-style-name="P8" svg:x1="2.9984in" svg:y1="0.8571in" svg:x2="2.9984in" svg:y2="1.1425in"><text:p/></draw:line><draw:frame draw:name="Shape8" draw:style-name="gr44" draw:text-style-name="P24" svg:width="0.1815in" svg:height="0.113in" svg:x="0.6819in" svg:y="1.1736in"><draw:text-box><text:p><text:span text:style-name="T7">3x3</text:span></text:p></draw:text-box></draw:frame><draw:frame draw:name="Shape8" draw:style-name="gr44" draw:text-style-name="P24" svg:width="0.1815in" svg:height="0.113in" svg:x="1.7016in" svg:y="1.2343in"><draw:text-box><text:p><text:span text:style-name="T7">2x2</text:span></text:p></draw:text-box></draw:frame><draw:frame draw:name="Shape9" draw:style-name="gr45" draw:text-style-name="P23" svg:width="0.326in" svg:height="0.124in" draw:transform="rotate (-0.00907571211037019) translate (1.56736111111111in 1.79722222222222in)"><draw:text-box><text:p><text:span text:style-name="T6">254x190</text:span></text:p></draw:text-box></draw:frame><draw:frame draw:name="Shape9" draw:style-name="gr45" draw:text-style-name="P23" svg:width="0.2713in" svg:height="0.124in" draw:transform="rotate (-0.00907571211037019) translate (2.5875in 1.72361111111111in)"><draw:text-box><text:p><text:span text:style-name="T6">127x95</text:span></text:p></draw:text-box></draw:frame><draw:frame draw:name="Shape9" draw:style-name="gr45" draw:text-style-name="P23" svg:width="0.2776in" svg:height="0.124in" draw:transform="rotate (-0.00907571211037019) translate (4.24097222222222in 1.72083333333333in)"><draw:text-box><text:p><text:span text:style-name="T6">126x94</text:span></text:p></draw:text-box></draw:frame><draw:frame draw:name="Shape9" draw:style-name="gr46" draw:text-style-name="P23" svg:width="0.2394in" svg:height="0.1362in" draw:transform="rotate (-0.00907571211037019) translate (5.03125in 1.69722222222222in)"><draw:text-box><text:p><text:span text:style-name="T6">63x47</text:span></text:p></draw:text-box></draw:frame><draw:frame draw:name="Shape9" draw:style-name="gr47" draw:text-style-name="P23" svg:width="0.215in" svg:height="0.1185in" draw:transform="rotate (-0.00907571211037019) translate (6.34722222222222in 1.70625in)"><draw:text-box><text:p><text:span text:style-name="T6">62x46</text:span></text:p></draw:text-box></draw:frame><draw:frame draw:name="Shape9" draw:style-name="gr47" draw:text-style-name="P23" svg:width="0.2425in" svg:height="0.1185in" draw:transform="rotate (-0.00907571211037019) translate (6.88958333333333in 1.7in)"><draw:text-box><text:p><text:span text:style-name="T6">31x23</text:span></text:p></draw:text-box></draw:frame><draw:frame draw:name="Shape5" draw:style-name="gr48" draw:text-style-name="P25" svg:width="0.2988in" svg:height="0.1461in" svg:x="0.4835in" svg:y="0.9087in"><draw:text-box><text:p text:style-name="P8"><text:span text:style-name="T2">Input</text:span></text:p></draw:text-box></draw:frame><draw:custom-shape draw:name="Shape10" draw:style-name="gr49" draw:text-style-name="P27" svg:width="2.8315in" svg:height="1.4441in" svg:x="1.0035in" svg:y="0.585in"><text:p text:style-name="P26"><text:span text:style-name="T8">El</text:span><text:span text:style-name="T8">e</text:span><text:span text:style-name="T8">m</text:span><text:span text:style-name="T8">en</text:span><text:span text:style-name="T8">ta</text:span><text:span text:style-name="T8">ry </text:span><text:span text:style-name="T8">bl</text:span><text:span text:style-name="T8">oc</text:span><text:span text:style-name="T8">k </text:span><text:span text:style-name="T8">1</text:span></text:p><draw:enhanced-geometry svg:viewBox="0 0 21600 21600" draw:type="rectangle" draw:enhanced-path="M 0 0 L 21600 0 21600 21600 0 21600 0 0 Z N"/></draw:custom-shape><draw:g draw:style-name="gr2"><draw:frame draw:name="Shape11" draw:style-name="gr50" draw:text-style-name="P28" svg:width="0.1894in" svg:height="0.1988in" draw:transform="rotate (-0.80354958761819) translate (3.25208333333333in 1.51180555555556in)"><draw:text-box><text:p><text:span text:style-name="T9">...</text:span></text:p></draw:text-box></draw:frame><draw:frame draw:name="Shape11" draw:style-name="gr28" draw:text-style-name="P28" svg:width="0.2413in" svg:height="0.1925in" draw:transform="rotate (-0.803724120543389) translate (3.81111111111111in 1.02152777777778in)"><draw:text-box><text:p><text:span text:style-name="T9">...</text:span></text:p></draw:text-box></draw:frame><draw:custom-shape draw:name="Shape2" draw:style-name="gr29" draw:text-style-name="P29" svg:width="0.5642in" svg:height="0.4898in" svg:x="3.0839in" svg:y="1.0535in"><text:p/><draw:enhanced-geometry svg:viewBox="0 0 21600 21600" draw:type="rectangle" draw:enhanced-path="M 0 0 L 21600 0 21600 21600 0 21600 0 0 Z N"/></draw:custom-shape><draw:custom-shape draw:name="Shape2" draw:style-name="gr51" draw:text-style-name="P29" svg:width="0.5642in" svg:height="0.4913in" svg:x="3.1335in" svg:y="1.1035in"><text:p/><draw:enhanced-geometry svg:viewBox="0 0 21600 21600" draw:type="rectangle" draw:enhanced-path="M 0 0 L 21600 0 21600 21600 0 21600 0 0 Z N"/></draw:custom-shape><draw:custom-shape draw:name="Shape2" draw:style-name="gr31" draw:text-style-name="P29" svg:width="0.5634in" svg:height="0.4898in" svg:x="3.2465in" svg:y="1.2118in"><text:p/><draw:enhanced-geometry svg:viewBox="0 0 21600 21600" draw:type="rectangle" draw:enhanced-path="M 0 0 L 21600 0 21600 21600 0 21600 0 0 Z N"/></draw:custom-shape><draw:frame draw:name="Shape11" draw:style-name="gr28" draw:text-style-name="P28" svg:width="0.2425in" svg:height="0.1925in" draw:transform="rotate (-0.801629725440996) translate (3.23194444444444in 1.02986111111111in)"><draw:text-box><text:p><text:span text:style-name="T9">…</text:span></text:p></draw:text-box></draw:frame></draw:g><draw:g draw:style-name="gr2"><draw:frame draw:name="Shape11" draw:style-name="gr28" draw:text-style-name="P28" svg:width="0.1894in" svg:height="0.1925in" draw:transform="rotate (-0.80354958761819) translate (4.10902777777778in 1.51875in)"><draw:text-box><text:p><text:span text:style-name="T9">...</text:span></text:p></draw:text-box></draw:frame><draw:frame draw:name="Shape11" draw:style-name="gr28" draw:text-style-name="P28" svg:width="0.2413in" svg:height="0.1925in" draw:transform="rotate (-0.803724120543389) translate (4.66805555555556in 1.02986111111111in)"><draw:text-box><text:p><text:span text:style-name="T9">...</text:span></text:p></draw:text-box></draw:frame><draw:custom-shape draw:name="Shape2" draw:style-name="gr52" draw:text-style-name="P29" svg:width="0.565in" svg:height="0.4898in" svg:x="3.9398in" svg:y="1.0618in"><text:p/><draw:enhanced-geometry svg:viewBox="0 0 21600 21600" draw:type="rectangle" draw:enhanced-path="M 0 0 L 21600 0 21600 21600 0 21600 0 0 Z N"/></draw:custom-shape><draw:custom-shape draw:name="Shape2" draw:style-name="gr53" draw:text-style-name="P29" svg:width="0.565in" svg:height="0.4913in" svg:x="3.989in" svg:y="1.1114in"><text:p/><draw:enhanced-geometry svg:viewBox="0 0 21600 21600" draw:type="rectangle" draw:enhanced-path="M 0 0 L 21600 0 21600 21600 0 21600 0 0 Z N"/></draw:custom-shape><draw:custom-shape draw:name="Shape2" draw:style-name="gr31" draw:text-style-name="P29" svg:width="0.5634in" svg:height="0.4898in" svg:x="4.102in" svg:y="1.2205in"><text:p/><draw:enhanced-geometry svg:viewBox="0 0 21600 21600" draw:type="rectangle" draw:enhanced-path="M 0 0 L 21600 0 21600 21600 0 21600 0 0 Z N"/></draw:custom-shape><draw:frame draw:name="Shape11" draw:style-name="gr28" draw:text-style-name="P28" svg:width="0.2425in" svg:height="0.1925in" draw:transform="rotate (-0.801629725440996) translate (4.08819444444444in 1.03819444444444in)"><draw:text-box><text:p><text:span text:style-name="T9">…</text:span></text:p></draw:text-box></draw:frame></draw:g><draw:g draw:style-name="gr2"><draw:frame draw:name="Shape11" draw:style-name="gr54" draw:text-style-name="P19" svg:width="0.1453in" svg:height="0.1669in" draw:transform="rotate (-0.802327857141794) translate (4.92916666666667in 1.55in)"><draw:text-box><text:p><text:span text:style-name="T5">...</text:span></text:p></draw:text-box></draw:frame><draw:frame draw:name="Shape11" draw:style-name="gr54" draw:text-style-name="P19" svg:width="0.1858in" svg:height="0.1669in" draw:transform="rotate (-0.803898653468588) translate (5.35763888888889in 1.17430555555556in)"><draw:text-box><text:p><text:span text:style-name="T5">...</text:span></text:p></draw:text-box></draw:frame><draw:custom-shape draw:name="Shape2" draw:style-name="gr55" draw:text-style-name="P29" svg:width="0.4331in" svg:height="0.376in" svg:x="4.8in" svg:y="1.1996in"><text:p/><draw:enhanced-geometry svg:viewBox="0 0 21600 21600" draw:type="rectangle" draw:enhanced-path="M 0 0 L 21600 0 21600 21600 0 21600 0 0 Z N"/></draw:custom-shape><draw:custom-shape draw:name="Shape2" draw:style-name="gr56" draw:text-style-name="P29" svg:width="0.4335in" svg:height="0.3776in" svg:x="4.8374in" svg:y="1.2362in"><text:p/><draw:enhanced-geometry svg:viewBox="0 0 21600 21600" draw:type="rectangle" draw:enhanced-path="M 0 0 L 21600 0 21600 21600 0 21600 0 0 Z N"/></draw:custom-shape><draw:custom-shape draw:name="Shape2" draw:style-name="gr57" draw:text-style-name="P29" svg:width="0.4323in" svg:height="0.376in" svg:x="4.9244in" svg:y="1.3205in"><text:p/><draw:enhanced-geometry svg:viewBox="0 0 21600 21600" draw:type="rectangle" draw:enhanced-path="M 0 0 L 21600 0 21600 21600 0 21600 0 0 Z N"/></draw:custom-shape><draw:frame draw:name="Shape11" draw:style-name="gr54" draw:text-style-name="P19" svg:width="0.1862in" svg:height="0.1669in" draw:transform="rotate (-0.798662665712605) translate (4.91388888888889in 1.18055555555556in)"><draw:text-box><text:p><text:span text:style-name="T5">…</text:span></text:p></draw:text-box></draw:frame></draw:g><draw:g draw:style-name="gr2"><draw:frame draw:name="Shape11" draw:style-name="gr54" draw:text-style-name="P19" svg:width="0.1453in" svg:height="0.1669in" draw:transform="rotate (-0.802327857141794) translate (5.5625in 1.55in)"><draw:text-box><text:p><text:span text:style-name="T5">...</text:span></text:p></draw:text-box></draw:frame><draw:frame draw:name="Shape11" draw:style-name="gr54" draw:text-style-name="P19" svg:width="0.1858in" svg:height="0.1669in" draw:transform="rotate (-0.803898653468588) translate (5.99097222222222in 1.17430555555556in)"><draw:text-box><text:p><text:span text:style-name="T5">...</text:span></text:p></draw:text-box></draw:frame><draw:custom-shape draw:name="Shape2" draw:style-name="gr55" draw:text-style-name="P29" svg:width="0.4331in" svg:height="0.376in" svg:x="5.4335in" svg:y="1.1996in"><text:p/><draw:enhanced-geometry svg:viewBox="0 0 21600 21600" draw:type="rectangle" draw:enhanced-path="M 0 0 L 21600 0 21600 21600 0 21600 0 0 Z N"/></draw:custom-shape><draw:custom-shape draw:name="Shape2" draw:style-name="gr56" draw:text-style-name="P29" svg:width="0.4335in" svg:height="0.3776in" svg:x="5.4709in" svg:y="1.2362in"><text:p/><draw:enhanced-geometry svg:viewBox="0 0 21600 21600" draw:type="rectangle" draw:enhanced-path="M 0 0 L 21600 0 21600 21600 0 21600 0 0 Z N"/></draw:custom-shape><draw:custom-shape draw:name="Shape2" draw:style-name="gr57" draw:text-style-name="P29" svg:width="0.4323in" svg:height="0.376in" svg:x="5.5575in" svg:y="1.3205in"><text:p/><draw:enhanced-geometry svg:viewBox="0 0 21600 21600" draw:type="rectangle" draw:enhanced-path="M 0 0 L 21600 0 21600 21600 0 21600 0 0 Z N"/></draw:custom-shape><draw:frame draw:name="Shape11" draw:style-name="gr54" draw:text-style-name="P19" svg:width="0.1862in" svg:height="0.1669in" draw:transform="rotate (-0.798662665712605) translate (5.54722222222222in 1.18055555555556in)"><draw:text-box><text:p><text:span text:style-name="T5">…</text:span></text:p></draw:text-box></draw:frame></draw:g><draw:g draw:style-name="gr2"><draw:frame draw:name="Shape11" draw:style-name="gr58" draw:text-style-name="P9" svg:width="0.1098in" svg:height="0.1386in" draw:transform="rotate (-0.803200521767791) translate (6.84027777777778in 1.55902777777778in)"><draw:text-box><text:p><text:span text:style-name="T2">...</text:span></text:p></draw:text-box></draw:frame><draw:frame draw:name="Shape11" draw:style-name="gr59" draw:text-style-name="P9" svg:width="0.1413in" svg:height="0.1378in" draw:transform="rotate (-0.802851455917392) translate (7.16597222222222in 1.27361111111111in)"><draw:text-box><text:p><text:span text:style-name="T2">...</text:span></text:p></draw:text-box></draw:frame><draw:custom-shape draw:name="Shape2" draw:style-name="gr60" draw:text-style-name="P29" svg:width="0.3295in" svg:height="0.285in" svg:x="6.7429in" svg:y="1.2925in"><text:p/><draw:enhanced-geometry svg:viewBox="0 0 21600 21600" draw:type="rectangle" draw:enhanced-path="M 0 0 L 21600 0 21600 21600 0 21600 0 0 Z N"/></draw:custom-shape><draw:custom-shape draw:name="Shape2" draw:style-name="gr61" draw:text-style-name="P29" svg:width="0.3303in" svg:height="0.2858in" svg:x="6.7717in" svg:y="1.3205in"><text:p/><draw:enhanced-geometry svg:viewBox="0 0 21600 21600" draw:type="rectangle" draw:enhanced-path="M 0 0 L 21600 0 21600 21600 0 21600 0 0 Z N"/></draw:custom-shape><draw:custom-shape draw:name="Shape2" draw:style-name="gr62" draw:text-style-name="P29" svg:width="0.3287in" svg:height="0.285in" svg:x="6.8374in" svg:y="1.3843in"><text:p/><draw:enhanced-geometry svg:viewBox="0 0 21600 21600" draw:type="rectangle" draw:enhanced-path="M 0 0 L 21600 0 21600 21600 0 21600 0 0 Z N"/></draw:custom-shape><draw:frame draw:name="Shape11" draw:style-name="gr58" draw:text-style-name="P9" svg:width="0.1413in" svg:height="0.1386in" draw:transform="rotate (-0.795870138909415) translate (6.82986111111111in 1.27708333333333in)"><draw:text-box><text:p><text:span text:style-name="T2">…</text:span></text:p></draw:text-box></draw:frame></draw:g><draw:g draw:style-name="gr2"><draw:frame draw:name="Shape11" draw:style-name="gr41" draw:text-style-name="P19" svg:width="0.1453in" svg:height="0.1449in" draw:transform="rotate (-0.805643982720583) translate (6.21944444444444in 1.55in)"><draw:text-box><text:p><text:span text:style-name="T5">...</text:span></text:p></draw:text-box></draw:frame><draw:frame draw:name="Shape11" draw:style-name="gr41" draw:text-style-name="P19" svg:width="0.1858in" svg:height="0.1449in" draw:transform="rotate (-0.806516647346579) translate (6.64861111111111in 1.17430555555556in)"><draw:text-box><text:p><text:span text:style-name="T5">...</text:span></text:p></draw:text-box></draw:frame><draw:custom-shape draw:name="Shape2" draw:style-name="gr63" draw:text-style-name="P29" svg:width="0.4331in" svg:height="0.3768in" svg:x="6.0909in" svg:y="1.1996in"><text:p/><draw:enhanced-geometry svg:viewBox="0 0 21600 21600" draw:type="rectangle" draw:enhanced-path="M 0 0 L 21600 0 21600 21600 0 21600 0 0 Z N"/></draw:custom-shape><draw:custom-shape draw:name="Shape2" draw:style-name="gr64" draw:text-style-name="P29" svg:width="0.4335in" svg:height="0.3787in" svg:x="6.128in" svg:y="1.2362in"><text:p/><draw:enhanced-geometry svg:viewBox="0 0 21600 21600" draw:type="rectangle" draw:enhanced-path="M 0 0 L 21600 0 21600 21600 0 21600 0 0 Z N"/></draw:custom-shape><draw:custom-shape draw:name="Shape2" draw:style-name="gr65" draw:text-style-name="P29" svg:width="0.4323in" svg:height="0.3768in" svg:x="6.2154in" svg:y="1.3205in"><text:p/><draw:enhanced-geometry svg:viewBox="0 0 21600 21600" draw:type="rectangle" draw:enhanced-path="M 0 0 L 21600 0 21600 21600 0 21600 0 0 Z N"/></draw:custom-shape><draw:frame draw:name="Shape11" draw:style-name="gr41" draw:text-style-name="P19" svg:width="0.187in" svg:height="0.1449in" draw:transform="rotate (-0.801106126665397) translate (6.20416666666667in 1.18055555555556in)"><draw:text-box><text:p><text:span text:style-name="T5">…</text:span></text:p></draw:text-box></draw:frame></draw:g><draw:g draw:style-name="gr2"><draw:frame draw:name="Shape11" draw:style-name="gr58" draw:text-style-name="P9" svg:width="0.1098in" svg:height="0.1386in" draw:transform="rotate (-0.803200521767791) translate (7.375in 1.55902777777778in)"><draw:text-box><text:p><text:span text:style-name="T2">...</text:span></text:p></draw:text-box></draw:frame><draw:frame draw:name="Shape11" draw:style-name="gr59" draw:text-style-name="P9" svg:width="0.1413in" svg:height="0.1378in" draw:transform="rotate (-0.802851455917392) translate (7.69930555555556in 1.27361111111111in)"><draw:text-box><text:p><text:span text:style-name="T2">...</text:span></text:p></draw:text-box></draw:frame><draw:custom-shape draw:name="Shape2" draw:style-name="gr60" draw:text-style-name="P29" svg:width="0.3295in" svg:height="0.285in" svg:x="7.2764in" svg:y="1.2925in"><text:p/><draw:enhanced-geometry svg:viewBox="0 0 21600 21600" draw:type="rectangle" draw:enhanced-path="M 0 0 L 21600 0 21600 21600 0 21600 0 0 Z N"/></draw:custom-shape><draw:custom-shape draw:name="Shape2" draw:style-name="gr61" draw:text-style-name="P29" svg:width="0.3303in" svg:height="0.2858in" svg:x="7.3047in" svg:y="1.3205in"><text:p/><draw:enhanced-geometry svg:viewBox="0 0 21600 21600" draw:type="rectangle" draw:enhanced-path="M 0 0 L 21600 0 21600 21600 0 21600 0 0 Z N"/></draw:custom-shape><draw:custom-shape draw:name="Shape2" draw:style-name="gr62" draw:text-style-name="P29" svg:width="0.3287in" svg:height="0.285in" svg:x="7.3709in" svg:y="1.3843in"><text:p/><draw:enhanced-geometry svg:viewBox="0 0 21600 21600" draw:type="rectangle" draw:enhanced-path="M 0 0 L 21600 0 21600 21600 0 21600 0 0 Z N"/></draw:custom-shape><draw:frame draw:name="Shape11" draw:style-name="gr58" draw:text-style-name="P9" svg:width="0.1413in" svg:height="0.1386in" draw:transform="rotate (-0.795870138909415) translate (7.36319444444444in 1.27708333333333in)"><draw:text-box><text:p><text:span text:style-name="T2">…</text:span></text:p></draw:text-box></draw:frame></draw:g><draw:g draw:style-name="gr2"><draw:custom-shape draw:name="Shape3" draw:style-name="gr66" draw:text-style-name="P21" svg:width="0.1323in" svg:height="0.1295in" svg:x="4.2555in" svg:y="1.4224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4.3874in" svg:y1="1.4236in" svg:x2="5.0925in" svg:y2="1.5323in"><text:p/></draw:line><draw:line draw:name="Shape4" draw:style-name="gr35" draw:text-style-name="P8" svg:x1="4.387in" svg:y1="1.55in" svg:x2="5.0921in" svg:y2="1.55in"><text:p/></draw:line></draw:g></draw:g><draw:g draw:style-name="gr2"><draw:custom-shape draw:name="Shape3" draw:style-name="gr66" draw:text-style-name="P21" svg:width="0.1323in" svg:height="0.1295in" svg:x="6.35in" svg:y="1.4764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6.4815in" svg:y1="1.4764in" svg:x2="6.9673in" svg:y2="1.585in"><text:p/></draw:line><draw:line draw:name="Shape4" draw:style-name="gr35" draw:text-style-name="P8" svg:x1="6.4815in" svg:y1="1.6059in" svg:x2="6.9673in" svg:y2="1.6059in"><text:p/></draw:line></draw:g></draw:g><draw:g draw:style-name="gr2"><draw:custom-shape draw:name="Shape3" draw:style-name="gr66" draw:text-style-name="P21" svg:width="0.1323in" svg:height="0.1295in" svg:x="5.7575in" svg:y="1.4461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5.8882in" svg:y1="1.4472in" svg:x2="6.374in" svg:y2="1.5559in"><text:p/></draw:line><draw:line draw:name="Shape4" draw:style-name="gr35" draw:text-style-name="P8" svg:x1="5.8882in" svg:y1="1.5736in" svg:x2="6.374in" svg:y2="1.5736in"><text:p/></draw:line></draw:g></draw:g><draw:g draw:style-name="gr2"><draw:custom-shape draw:name="Shape3" draw:style-name="gr66" draw:text-style-name="P21" svg:width="0.1323in" svg:height="0.1295in" svg:x="3.461in" svg:y="1.3681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3.5929in" svg:y1="1.3681in" svg:x2="4.2811in" svg:y2="1.4768in"><text:p/></draw:line><draw:line draw:name="Shape4" draw:style-name="gr35" draw:text-style-name="P8" svg:x1="3.5917in" svg:y1="1.4972in" svg:x2="4.2803in" svg:y2="1.4972in"><text:p/></draw:line></draw:g></draw:g><draw:g draw:style-name="gr2"><draw:frame draw:name="Shape5" draw:style-name="gr67" draw:text-style-name="P30" svg:width="0.6614in" svg:height="0.2567in" svg:x="1.0445in" svg:y="0.6181in"><draw:text-box><text:p text:style-name="P8"><text:span text:style-name="T6"><text:s/></text:span><text:span text:style-name="T6">Convolution C1</text:span></text:p><text:p text:style-name="P8"><text:span text:style-name="T10">Filters: 32</text:span></text:p><text:p text:style-name="P8"><text:span text:style-name="T10">kernel_size: 3x3</text:span></text:p></draw:text-box></draw:frame><draw:line draw:name="Shape7" draw:style-name="gr43" draw:text-style-name="P8" svg:x1="1.1264in" svg:y1="0.8736in" svg:x2="1.1264in" svg:y2="1.1217in"><text:p/></draw:line><draw:frame draw:name="Shape5" draw:style-name="gr68" draw:text-style-name="P31" svg:width="0.6614in" svg:height="0.1815in" svg:x="1.8992in" svg:y="0.6496in"><draw:text-box><text:p text:style-name="P8"><text:span text:style-name="T6"><text:s/></text:span><text:span text:style-name="T6">Max Pooling P1</text:span></text:p><text:p text:style-name="P8"><text:span text:style-name="T10">kernel_size: 2x2</text:span></text:p></draw:text-box></draw:frame><draw:frame draw:name="Shape5" draw:style-name="gr69" draw:text-style-name="P32" svg:width="0.4898in" svg:height="0.2039in" svg:x="2.7528in" svg:y="0.6535in"><draw:text-box><text:p text:style-name="P8"><text:span text:style-name="T6"><text:s/></text:span><text:span text:style-name="T6">Dropout D1</text:span></text:p><text:p text:style-name="P8"><text:span text:style-name="T10">p:0.1</text:span></text:p></draw:text-box></draw:frame><draw:line draw:name="Shape7" draw:style-name="gr43" draw:text-style-name="P8" svg:x1="2.9992in" svg:y1="0.8571in" svg:x2="2.9992in" svg:y2="1.1425in"><text:p/></draw:line><draw:line draw:name="Shape7" draw:style-name="gr43" draw:text-style-name="P8" svg:x1="2.2244in" svg:y1="0.8307in" svg:x2="2.2244in" svg:y2="1.1161in"><text:p/></draw:line></draw:g><draw:g draw:style-name="gr2"><draw:frame draw:name="Shape5" draw:style-name="gr67" draw:text-style-name="P30" svg:width="0.6614in" svg:height="0.2567in" svg:x="3.8362in" svg:y="0.6878in"><draw:text-box><text:p text:style-name="P8"><text:span text:style-name="T6"><text:s/></text:span><text:span text:style-name="T6">Convolution C2</text:span></text:p><text:p text:style-name="P8"><text:span text:style-name="T10">Filters: 64</text:span></text:p><text:p text:style-name="P8"><text:span text:style-name="T10">kernel_size: 2x2</text:span></text:p></draw:text-box></draw:frame><draw:line draw:name="Shape7" draw:style-name="gr43" draw:text-style-name="P8" svg:x1="3.8736in" svg:y1="0.9445in" svg:x2="3.8736in" svg:y2="1.1925in"><text:p/></draw:line><draw:frame draw:name="Shape5" draw:style-name="gr68" draw:text-style-name="P31" svg:width="0.6614in" svg:height="0.1815in" svg:x="4.5201in" svg:y="0.6925in"><draw:text-box><text:p text:style-name="P8"><text:span text:style-name="T6"><text:s/></text:span><text:span text:style-name="T6">Max Pooling P2</text:span></text:p><text:p text:style-name="P8"><text:span text:style-name="T10">kernel_size: 2x2</text:span></text:p></draw:text-box></draw:frame><draw:frame draw:name="Shape5" draw:style-name="gr69" draw:text-style-name="P32" svg:width="0.4898in" svg:height="0.2039in" svg:x="5.261in" svg:y="0.6906in"><draw:text-box><text:p text:style-name="P8"><text:span text:style-name="T6"><text:s/></text:span><text:span text:style-name="T6">Dropout D2</text:span></text:p><text:p text:style-name="P8"><text:span text:style-name="T10">p:0.2</text:span></text:p></draw:text-box></draw:frame><draw:line draw:name="Shape7" draw:style-name="gr43" draw:text-style-name="P8" svg:x1="5.3846in" svg:y1="0.8945in" svg:x2="5.3846in" svg:y2="1.1799in"><text:p/></draw:line><draw:line draw:name="Shape7" draw:style-name="gr43" draw:text-style-name="P8" svg:x1="4.7362in" svg:y1="0.8736in" svg:x2="4.7362in" svg:y2="1.1591in"><text:p/></draw:line></draw:g><draw:g draw:style-name="gr2"><draw:frame draw:name="Shape5" draw:style-name="gr67" draw:text-style-name="P30" svg:width="0.6614in" svg:height="0.2567in" svg:x="6.0189in" svg:y="0.6406in"><draw:text-box><text:p text:style-name="P8"><text:span text:style-name="T6"><text:s/></text:span><text:span text:style-name="T6">Convolution C3</text:span></text:p><text:p text:style-name="P8"><text:span text:style-name="T10">Filters: 128</text:span></text:p><text:p text:style-name="P8"><text:span text:style-name="T10">kernel_size: 2x2</text:span></text:p></draw:text-box></draw:frame><draw:line draw:name="Shape7" draw:style-name="gr43" draw:text-style-name="P8" svg:x1="6.0646in" svg:y1="0.8972in" svg:x2="6.0646in" svg:y2="1.2173in"><text:p/></draw:line><draw:frame draw:name="Shape5" draw:style-name="gr68" draw:text-style-name="P31" svg:width="0.6614in" svg:height="0.1815in" svg:x="6.5228in" svg:y="0.9189in"><draw:text-box><text:p text:style-name="P8"><text:span text:style-name="T6"><text:s/></text:span><text:span text:style-name="T6">Max Pooling P3</text:span></text:p><text:p text:style-name="P8"><text:span text:style-name="T10">kernel_size: 2x2</text:span></text:p></draw:text-box></draw:frame><draw:frame draw:name="Shape5" draw:style-name="gr69" draw:text-style-name="P32" svg:width="0.4898in" svg:height="0.2039in" svg:x="7.2193in" svg:y="0.9146in"><draw:text-box><text:p text:style-name="P8"><text:span text:style-name="T6"><text:s/></text:span><text:span text:style-name="T6">Dropout D3</text:span></text:p><text:p text:style-name="P8"><text:span text:style-name="T10">p:0.3</text:span></text:p></draw:text-box></draw:frame><draw:line draw:name="Shape7" draw:style-name="gr43" draw:text-style-name="P8" svg:x1="7.2209in" svg:y1="1.1181in" svg:x2="7.2209in" svg:y2="1.4035in"><text:p/></draw:line><draw:line draw:name="Shape7" draw:style-name="gr43" draw:text-style-name="P8" svg:x1="6.6945in" svg:y1="1.1in" svg:x2="6.6945in" svg:y2="1.3484in"><text:p/></draw:line></draw:g><draw:g draw:style-name="gr2"><draw:line draw:name="Shape4" draw:style-name="gr35" draw:text-style-name="P8" svg:x1="2.8909in" svg:y1="1.3382in" svg:x2="3.4417in" svg:y2="1.4669in"><text:p/></draw:line><draw:line draw:name="Shape4" draw:style-name="gr35" draw:text-style-name="P8" svg:x1="2.8909in" svg:y1="1.4827in" svg:x2="3.4417in" svg:y2="1.4827in"><text:p/></draw:line></draw:g><draw:g draw:style-name="gr2"><draw:custom-shape draw:name="Shape3" draw:style-name="gr66" draw:text-style-name="P21" svg:width="0.1323in" svg:height="0.1295in" svg:x="5.1047in" svg:y="1.4417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5.2366in" svg:y1="1.4413in" svg:x2="5.7224in" svg:y2="1.55in"><text:p/></draw:line><draw:line draw:name="Shape4" draw:style-name="gr35" draw:text-style-name="P8" svg:x1="5.2354in" svg:y1="1.5709in" svg:x2="5.7213in" svg:y2="1.5709in"><text:p/></draw:line></draw:g></draw:g><draw:g draw:style-name="gr2"><draw:custom-shape draw:name="Shape3" draw:style-name="gr66" draw:text-style-name="P21" svg:width="0.1323in" svg:height="0.1295in" svg:x="6.9673in" svg:y="1.4764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7.0988in" svg:y1="1.4764in" svg:x2="7.5846in" svg:y2="1.585in"><text:p/></draw:line><draw:line draw:name="Shape4" draw:style-name="gr35" draw:text-style-name="P8" svg:x1="7.0988in" svg:y1="1.6059in" svg:x2="7.5846in" svg:y2="1.6059in"><text:p/></draw:line></draw:g></draw:g><draw:frame draw:name="Shape9" draw:style-name="gr45" draw:text-style-name="P23" svg:width="0.1161in" svg:height="0.124in" draw:transform="rotate (-0.785398163397448) translate (1.33263888888889in 1.7in)"><draw:text-box><text:p><text:span text:style-name="T6">32</text:span></text:p></draw:text-box></draw:frame><draw:frame draw:name="Shape9" draw:style-name="gr45" draw:text-style-name="P23" svg:width="0.1161in" svg:height="0.124in" draw:transform="rotate (-0.785398163397448) translate (2.34097222222222in 1.61180555555556in)"><draw:text-box><text:p><text:span text:style-name="T6">32</text:span></text:p></draw:text-box></draw:frame><draw:frame draw:name="Shape9" draw:style-name="gr45" draw:text-style-name="P23" svg:width="0.1161in" svg:height="0.124in" draw:transform="rotate (-0.785398163397448) translate (3.14166666666667in 1.64513888888889in)"><draw:text-box><text:p><text:span text:style-name="T6">32</text:span></text:p></draw:text-box></draw:frame><draw:frame draw:name="Shape9" draw:style-name="gr45" draw:text-style-name="P23" svg:width="0.1161in" svg:height="0.124in" draw:transform="rotate (-0.785398163397448) translate (4.00277777777778in 1.62430555555556in)"><draw:text-box><text:p><text:span text:style-name="T6">64</text:span></text:p></draw:text-box></draw:frame><draw:frame draw:name="Shape9" draw:style-name="gr45" draw:text-style-name="P23" svg:width="0.1161in" svg:height="0.124in" draw:transform="rotate (-0.785398163397448) translate (4.84236111111111in 1.61319444444444in)"><draw:text-box><text:p><text:span text:style-name="T6">64</text:span></text:p></draw:text-box></draw:frame><draw:frame draw:name="Shape9" draw:style-name="gr45" draw:text-style-name="P23" svg:width="0.1161in" svg:height="0.124in" draw:transform="rotate (-0.785398163397448) translate (5.47569444444444in 1.61319444444444in)"><draw:text-box><text:p><text:span text:style-name="T6">64</text:span></text:p></draw:text-box></draw:frame><draw:frame draw:name="Shape9" draw:style-name="gr46" draw:text-style-name="P23" svg:width="0.2394in" svg:height="0.1362in" draw:transform="rotate (-0.00907571211037019) translate (5.64027777777778in 1.69722222222222in)"><draw:text-box><text:p><text:span text:style-name="T6">63x47</text:span></text:p></draw:text-box></draw:frame><draw:frame draw:name="Shape9" draw:style-name="gr45" draw:text-style-name="P23" svg:width="0.178in" svg:height="0.124in" draw:transform="rotate (-0.785398163397449) translate (6.11180555555556in 1.60347222222222in)"><draw:text-box><text:p><text:span text:style-name="T6">128</text:span></text:p></draw:text-box></draw:frame><draw:frame draw:name="Shape9" draw:style-name="gr45" draw:text-style-name="P23" svg:width="0.178in" svg:height="0.124in" draw:transform="rotate (-0.785398163397449) translate (6.73472222222222in 1.58541666666667in)"><draw:text-box><text:p><text:span text:style-name="T6">128</text:span></text:p></draw:text-box></draw:frame><draw:frame draw:name="Shape9" draw:style-name="gr45" draw:text-style-name="P23" svg:width="0.178in" svg:height="0.124in" draw:transform="rotate (-0.785398163397449) translate (7.25347222222222in 1.58541666666667in)"><draw:text-box><text:p><text:span text:style-name="T6">128</text:span></text:p></draw:text-box></draw:frame><draw:frame draw:name="Shape9" draw:style-name="gr47" draw:text-style-name="P23" svg:width="0.2425in" svg:height="0.1185in" draw:transform="rotate (-0.00907571211037019) translate (7.43819444444444in 1.69444444444444in)"><draw:text-box><text:p><text:span text:style-name="T6">31x23</text:span></text:p></draw:text-box></draw:frame><draw:custom-shape draw:name="Shape10" draw:style-name="gr70" draw:text-style-name="P33" svg:width="2.1807in" svg:height="1.4441in" svg:x="3.8346in" svg:y="0.585in"><text:p text:style-name="P26"><text:span text:style-name="T11">E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a</text:span><text:span text:style-name="T11">r</text:span><text:span text:style-name="T11">y</text:span><text:span text:style-name="T11"> </text:span><text:span text:style-name="T11">b</text:span><text:span text:style-name="T11">l</text:span><text:span text:style-name="T11">o</text:span><text:span text:style-name="T11">c</text:span><text:span text:style-name="T11">k</text:span><text:span text:style-name="T11"> </text:span><text:span text:style-name="T11">2</text:span></text:p><draw:enhanced-geometry svg:viewBox="0 0 21600 21600" draw:type="rectangle" draw:enhanced-path="M 0 0 L 21600 0 21600 21600 0 21600 0 0 Z N"/></draw:custom-shape><draw:custom-shape draw:name="Shape10" draw:style-name="gr71" draw:text-style-name="P33" svg:width="1.7323in" svg:height="1.4441in" svg:x="6.0154in" svg:y="0.578in"><text:p text:style-name="P26"><text:span text:style-name="T11">Elementary </text:span><text:span text:style-name="T11">block 3</text:span></text:p><draw:enhanced-geometry svg:viewBox="0 0 21600 21600" draw:type="rectangle" draw:enhanced-path="M 0 0 L 21600 0 21600 21600 0 21600 0 0 Z N"/></draw:custom-shape><draw:frame draw:name="Shape9" draw:style-name="gr45" draw:text-style-name="P23" svg:width="0.2713in" svg:height="0.124in" draw:transform="rotate (-0.00907571211037019) translate (3.38541666666667in 1.70138888888889in)"><draw:text-box><text:p><text:span text:style-name="T6">127x95</text:span></text:p></draw:text-box></draw:frame><draw:frame draw:name="Shape8" draw:style-name="gr44" draw:text-style-name="P24" svg:width="0.1815in" svg:height="0.113in" svg:x="3.461in" svg:y="1.2563in"><draw:text-box><text:p><text:span text:style-name="T7">2x2</text:span></text:p></draw:text-box></draw:frame><draw:frame draw:name="Shape8" draw:style-name="gr44" draw:text-style-name="P24" svg:width="0.1815in" svg:height="0.113in" svg:x="4.2492in" svg:y="1.3224in"><draw:text-box><text:p><text:span text:style-name="T7">2x2</text:span></text:p></draw:text-box></draw:frame><draw:frame draw:name="Shape8" draw:style-name="gr44" draw:text-style-name="P24" svg:width="0.1815in" svg:height="0.113in" svg:x="5.7575in" svg:y="1.3535in"><draw:text-box><text:p><text:span text:style-name="T7">2x2</text:span></text:p></draw:text-box></draw:frame><draw:frame draw:name="Shape8" draw:style-name="gr44" draw:text-style-name="P24" svg:width="0.1815in" svg:height="0.113in" svg:x="6.3425in" svg:y="1.3642in"><draw:text-box><text:p><text:span text:style-name="T7">2x2</text:span></text:p></draw:text-box></draw:frame><draw:line draw:name="Shape6" draw:style-name="gr3" draw:text-style-name="P7" svg:x1="7.7083in" svg:y1="1.4217in" svg:x2="8.0618in" svg:y2="1.5173in"><text:p/></draw:line><draw:line draw:name="Shape6" draw:style-name="gr3" draw:text-style-name="P7" svg:x1="7.6346in" svg:y1="1.348in" svg:x2="8.0256in" svg:y2="1.4217in"><text:p/></draw:line><draw:g draw:style-name="gr2"><draw:line draw:name="Shape6" draw:style-name="gr3" draw:text-style-name="P7" svg:x1="7.7in" svg:y1="1.6689in" svg:x2="8.1429in" svg:y2="1.6689in"><text:p/></draw:line><draw:line draw:name="Shape6" draw:style-name="gr3" draw:text-style-name="P7" svg:x1="7.6016in" svg:y1="1.2917in" svg:x2="8.0106in" svg:y2="1.2917in"><text:p/></draw:line><draw:line draw:name="Shape6" draw:style-name="gr3" draw:text-style-name="P7" svg:x1="7.7in" svg:y1="1.6693in" svg:x2="8.0626in" svg:y2="1.5209in"><text:p/></draw:line><draw:line draw:name="Shape6" draw:style-name="gr3" draw:text-style-name="P7" svg:x1="7.7091in" svg:y1="1.5177in" svg:x2="8.1in" svg:y2="1.5913in"><text:p/></draw:line><draw:line draw:name="Shape6" draw:style-name="gr3" draw:text-style-name="P7" svg:x1="7.7091in" svg:y1="1.4217in" svg:x2="8.0626in" svg:y2="1.5173in"><text:p/></draw:line><draw:line draw:name="Shape6" draw:style-name="gr3" draw:text-style-name="P7" svg:x1="7.6354in" svg:y1="1.348in" svg:x2="8.0264in" svg:y2="1.4217in"><text:p/></draw:line><draw:line draw:name="Shape6" draw:style-name="gr3" draw:text-style-name="P7" svg:x1="7.7472in" svg:y1="1.4583in" svg:x2="8.0346in" svg:y2="1.348in"><text:p/></draw:line><draw:line draw:name="Shape6" draw:style-name="gr3" draw:text-style-name="P7" svg:x1="7.7091in" svg:y1="1.5909in" svg:x2="8.0354in" svg:y2="1.4425in"><text:p/></draw:line></draw:g><draw:g draw:style-name="gr2"><draw:line draw:name="Shape6" draw:style-name="gr3" draw:text-style-name="P7" svg:x1="8.1346in" svg:y1="1.6689in" svg:x2="8.5776in" svg:y2="1.6689in"><text:p/></draw:line><draw:line draw:name="Shape6" draw:style-name="gr3" draw:text-style-name="P7" svg:x1="8.0366in" svg:y1="1.2917in" svg:x2="8.4457in" svg:y2="1.2917in"><text:p/></draw:line><draw:line draw:name="Shape6" draw:style-name="gr3" draw:text-style-name="P7" svg:x1="8.1346in" svg:y1="1.6693in" svg:x2="8.4972in" svg:y2="1.5209in"><text:p/></draw:line><draw:line draw:name="Shape6" draw:style-name="gr3" draw:text-style-name="P7" svg:x1="8.1055in" svg:y1="1.4898in" svg:x2="8.5339in" svg:y2="1.5913in"><text:p/></draw:line><draw:line draw:name="Shape6" draw:style-name="gr3" draw:text-style-name="P7" svg:x1="8.0701in" svg:y1="1.3945in" svg:x2="8.4972in" svg:y2="1.5189in"><text:p/></draw:line><draw:line draw:name="Shape6" draw:style-name="gr3" draw:text-style-name="P7" svg:x1="8.0701in" svg:y1="1.348in" svg:x2="8.461in" svg:y2="1.4217in"><text:p/></draw:line><draw:line draw:name="Shape6" draw:style-name="gr3" draw:text-style-name="P7" svg:x1="8.1055in" svg:y1="1.4898in" svg:x2="8.4693in" svg:y2="1.348in"><text:p/></draw:line><draw:line draw:name="Shape6" draw:style-name="gr3" draw:text-style-name="P7" svg:x1="8.1437in" svg:y1="1.5909in" svg:x2="8.4701in" svg:y2="1.4425in"><text:p/></draw:line></draw:g><draw:line draw:name="Shape4" draw:style-name="gr4" draw:text-style-name="P8" svg:x1="8.4457in" svg:y1="1.2917in" svg:x2="8.5776in" svg:y2="1.6689in"><text:p/></draw:line><draw:g draw:style-name="gr2"><draw:line draw:name="Shape6" draw:style-name="gr3" draw:text-style-name="P7" svg:x1="8.578in" svg:y1="1.6469in" svg:x2="8.7795in" svg:y2="1.5531in"><text:p/></draw:line><draw:line draw:name="Shape6" draw:style-name="gr3" draw:text-style-name="P7" svg:x1="8.4799in" svg:y1="1.2917in" svg:x2="8.7327in" svg:y2="1.3681in"><text:p/></draw:line><draw:line draw:name="Shape6" draw:style-name="gr3" draw:text-style-name="P7" svg:x1="8.5437in" svg:y1="1.5764in" svg:x2="8.7791in" svg:y2="1.4646in"><text:p/></draw:line><draw:line draw:name="Shape6" draw:style-name="gr3" draw:text-style-name="P7" svg:x1="8.5244in" svg:y1="1.4413in" svg:x2="8.7606in" svg:y2="1.5016in"><text:p/></draw:line><draw:line draw:name="Shape6" draw:style-name="gr3" draw:text-style-name="P7" svg:x1="8.5016in" svg:y1="1.3681in" svg:x2="8.7791in" svg:y2="1.4618in"><text:p/></draw:line><draw:line draw:name="Shape6" draw:style-name="gr3" draw:text-style-name="P7" svg:x1="8.5016in" svg:y1="1.3354in" svg:x2="8.7327in" svg:y2="1.3909in"><text:p/></draw:line><draw:line draw:name="Shape6" draw:style-name="gr3" draw:text-style-name="P7" svg:x1="8.5244in" svg:y1="1.4413in" svg:x2="8.7319in" svg:y2="1.3898in"><text:p/></draw:line><draw:line draw:name="Shape6" draw:style-name="gr3" draw:text-style-name="P7" svg:x1="8.5492in" svg:y1="1.5177in" svg:x2="8.761in" svg:y2="1.4059in"><text:p/></draw:line></draw:g><draw:g draw:style-name="gr2"><draw:line draw:name="Shape4" draw:style-name="gr35" draw:text-style-name="P8" svg:x1="8.8126in" svg:y1="1.4772in" svg:x2="8.9055in" svg:y2="1.4772in"><text:p/></draw:line></draw:g><draw:frame draw:name="Shape11" draw:style-name="gr72" draw:text-style-name="P34" svg:width="0.1378in" svg:height="0.0807in" draw:transform="rotate (-1.25663706143592) translate (8.88888888888889in 1.39722222222222in)"><draw:text-box><text:p><text:span text:style-name="T10">…</text:span><text:span text:style-name="T10">.</text:span></text:p></draw:text-box></draw:frame><draw:frame draw:name="Shape5" draw:style-name="gr39" draw:text-style-name="P9" svg:width="0.2087in" svg:height="0.1661in" svg:x="8.3693in" svg:y="1.1681in"><draw:text-box><text:p><text:span text:style-name="T2">FC2</text:span></text:p></draw:text-box></draw:frame><draw:frame draw:name="Shape5" draw:style-name="gr39" draw:text-style-name="P9" svg:width="0.2087in" svg:height="0.1661in" svg:x="8.6638in" svg:y="1.2315in"><draw:text-box><text:p><text:span text:style-name="T2">FC3</text:span></text:p></draw:text-box></draw:frame><draw:frame draw:name="Shape5" draw:style-name="gr69" draw:text-style-name="P32" svg:width="0.4898in" svg:height="0.2039in" svg:x="7.9866in" svg:y="0.8378in"><draw:text-box><text:p text:style-name="P8"><text:span text:style-name="T6"><text:s/></text:span><text:span text:style-name="T6">Dropout D4</text:span></text:p><text:p text:style-name="P8"><text:span text:style-name="T10">p:0.5</text:span></text:p></draw:text-box></draw:frame><draw:line draw:name="Shape7" draw:style-name="gr43" draw:text-style-name="P8" svg:x1="8.2016in" svg:y1="1.0413in" svg:x2="8.2016in" svg:y2="1.2516in"><text:p/></draw:line></draw:g><draw:frame text:anchor-type="paragraph" draw:z-index="59" draw:name="Shape5" draw:style-name="gr26" draw:text-style-name="P19" svg:width="0.2524in" svg:height="0.1449in" svg:x="7.5563in" svg:y="0.0563in"><draw:text-box><text:p><text:span text:style-name="T5">FC</text:span></text:p></draw:text-box></draw:frame>input<text:tab/><text:tab/>conv<text:tab/><text:tab/>pool+ drop<text:tab/>conv<text:tab/>pool+drop<text:tab/>conv<text:tab/>pool+drop<text:tab/>fc<text:tab/>fc<text:span text:style-name="T1">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71" draw:name="Shape5" draw:style-name="gr78" draw:text-style-name="P22" svg:width="0.9114in" svg:height="0.1323in" svg:x="0.1693in" svg:y="1.2945in"><draw:text-box><text:p text:style-name="P8"><text:span text:style-name="T6">cxwxh</text:span></text:p></draw:text-box></draw:frame><draw:frame text:anchor-type="paragraph" draw:z-index="81" draw:name="Shape5" draw:style-name="gr87" draw:text-style-name="P25" svg:width="0.2988in" svg:height="0.1461in" svg:x="0.5264in" svg:y="0.4728in"><draw:text-box><text:p text:style-name="P8"><text:span text:style-name="T2">Inp</text:span><text:span text:style-name="T2">ut</text:span></text:p></draw:text-box></draw:frame><draw:g text:anchor-type="paragraph" draw:z-index="61" draw:style-name="gr1"><draw:frame draw:name="Shape11" draw:style-name="gr27" draw:text-style-name="P20" svg:width="0.1886in" svg:height="0.3512in" draw:transform="rotate (-0.803724120543389) translate (2.49861111111111in 1.08263888888889in)"><draw:text-box><text:p>...</text:p></draw:text-box></draw:frame><draw:frame draw:name="Shape11" draw:style-name="gr28" draw:text-style-name="P20" svg:width="0.2413in" svg:height="0.1925in" draw:transform="rotate (-0.803724120543389) translate (3.05555555555556in 0.59375in)"><draw:text-box><text:p>...</text:p></draw:text-box></draw:frame><draw:custom-shape draw:name="Shape2" draw:style-name="gr29" svg:width="0.5642in" svg:height="0.4898in" svg:x="2.3291in" svg:y="0.6256in"><text:p/><draw:enhanced-geometry svg:viewBox="0 0 21600 21600" draw:type="rectangle" draw:enhanced-path="M 0 0 L 21600 0 21600 21600 0 21600 0 0 Z N"/></draw:custom-shape><draw:custom-shape draw:name="Shape2" draw:style-name="gr30" svg:width="0.5642in" svg:height="0.4906in" svg:x="2.3783in" svg:y="0.6748in"><text:p/><draw:enhanced-geometry svg:viewBox="0 0 21600 21600" draw:type="rectangle" draw:enhanced-path="M 0 0 L 21600 0 21600 21600 0 21600 0 0 Z N"/></draw:custom-shape><draw:custom-shape draw:name="Shape2" draw:style-name="gr31" svg:width="0.5634in" svg:height="0.4898in" svg:x="2.4921in" svg:y="0.7839in"><text:p/><draw:enhanced-geometry svg:viewBox="0 0 21600 21600" draw:type="rectangle" draw:enhanced-path="M 0 0 L 21600 0 21600 21600 0 21600 0 0 Z N"/></draw:custom-shape><draw:frame draw:name="Shape11" draw:style-name="gr28" draw:text-style-name="P20" svg:width="0.2421in" svg:height="0.1925in" draw:transform="rotate (-0.801629725440996) translate (2.47847222222222in 0.600694444444444in)"><draw:text-box><text:p>…</text:p></draw:text-box></draw:frame></draw:g><draw:g text:anchor-type="paragraph" draw:z-index="62" draw:style-name="gr1"><draw:frame draw:name="Shape11" draw:style-name="gr28" draw:text-style-name="P20" svg:width="0.2531in" svg:height="0.1925in" draw:transform="rotate (-0.802851455917392) translate (1.43194444444444in 1.12083333333333in)"><draw:text-box><text:p>.…</text:p></draw:text-box></draw:frame><draw:frame draw:name="Shape11" draw:style-name="gr32" draw:text-style-name="P20" svg:width="0.3248in" svg:height="0.2413in" draw:transform="rotate (-0.802851455917392) translate (2.18402777777778in 0.455555555555556in)"><draw:text-box><text:p>….</text:p></draw:text-box></draw:frame><draw:custom-shape draw:name="Shape2" draw:style-name="gr33" svg:width="0.7587in" svg:height="0.6587in" svg:x="1.2575in" svg:y="0.4917in"><text:p/><draw:enhanced-geometry svg:viewBox="0 0 21600 21600" draw:type="rectangle" draw:enhanced-path="M 0 0 L 21600 0 21600 21600 0 21600 0 0 Z N"/></draw:custom-shape><draw:custom-shape draw:name="Shape2" draw:style-name="gr33" svg:width="0.7587in" svg:height="0.6587in" svg:x="1.324in" svg:y="0.5575in"><text:p/><draw:enhanced-geometry svg:viewBox="0 0 21600 21600" draw:type="rectangle" draw:enhanced-path="M 0 0 L 21600 0 21600 21600 0 21600 0 0 Z N"/></draw:custom-shape><draw:custom-shape draw:name="Shape2" draw:style-name="gr33" svg:width="0.7587in" svg:height="0.6587in" svg:x="1.4764in" svg:y="0.7039in"><text:p/><draw:enhanced-geometry svg:viewBox="0 0 21600 21600" draw:type="rectangle" draw:enhanced-path="M 0 0 L 21600 0 21600 21600 0 21600 0 0 Z N"/></draw:custom-shape><draw:frame draw:name="Shape11" draw:style-name="gr32" draw:text-style-name="P20" svg:width="0.3248in" svg:height="0.2413in" draw:transform="rotate (-0.802851455917392) translate (1.45902777777778in 0.458333333333333in)"><draw:text-box><text:p>….</text:p></draw:text-box></draw:frame></draw:g><draw:g text:anchor-type="paragraph" draw:z-index="64" draw:style-name="gr1"><draw:custom-shape draw:name="Shape3" draw:style-name="gr34" draw:text-style-name="P21" svg:width="0.1559in" svg:height="0.1295in" svg:x="1.7445in" svg:y="0.911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1.9in" svg:y1="0.911in" svg:x2="2.7925in" svg:y2="1.0197in"><text:p/></draw:line><draw:line draw:name="Shape4" draw:style-name="gr35" draw:text-style-name="P8" svg:x1="1.8996in" svg:y1="1.0402in" svg:x2="2.7921in" svg:y2="1.0402in"><text:p/></draw:line></draw:g></draw:g><draw:custom-shape text:anchor-type="paragraph" draw:z-index="65" draw:name="Shape3" draw:style-name="gr74" draw:text-style-name="P21" svg:width="0.1421in" svg:height="0.1461in" svg:x="2.7925in" svg:y="0.9016in"><text:p/><draw:enhanced-geometry svg:viewBox="0 0 21600 21600" draw:type="rectangle" draw:enhanced-path="M 0 0 L 21600 0 21600 21600 0 21600 0 0 Z N"/></draw:custom-shape><draw:line text:anchor-type="paragraph" draw:z-index="74" draw:name="Shape7" draw:style-name="gr81" draw:text-style-name="P8" svg:x1="3.0413in" svg:y1="0.4217in" svg:x2="3.0413in" svg:y2="0.7071in"><text:p/></draw:line><draw:frame text:anchor-type="paragraph" draw:z-index="75" draw:name="Shape9" draw:style-name="gr82" draw:text-style-name="P35" svg:width="0.326in" svg:height="0.0878in" draw:transform="rotate (-0.00855211333477282) translate (1.63472222222222in 1.37291666666667in)"><draw:text-box><text:p><text:span text:style-name="T12">w1 </text:span><text:span text:style-name="T12">x </text:span><text:span text:style-name="T12">h1</text:span></text:p></draw:text-box></draw:frame><draw:g text:anchor-type="paragraph" draw:z-index="83" draw:style-name="gr1"><draw:frame draw:name="Shape11" draw:style-name="gr50" draw:text-style-name="P28" svg:width="0.1894in" svg:height="0.1988in" draw:transform="rotate (-0.80354958761819) translate (3.29583333333333in 1.07638888888889in)"><draw:text-box><text:p><text:span text:style-name="T9">...</text:span></text:p></draw:text-box></draw:frame><draw:frame draw:name="Shape11" draw:style-name="gr28" draw:text-style-name="P28" svg:width="0.2413in" svg:height="0.1925in" draw:transform="rotate (-0.803724120543389) translate (3.85416666666667in 0.586111111111111in)"><draw:text-box><text:p><text:span text:style-name="T9">...</text:span></text:p></draw:text-box></draw:frame><draw:custom-shape draw:name="Shape2" draw:style-name="gr29" draw:text-style-name="P29" svg:width="0.5642in" svg:height="0.4898in" svg:x="3.1272in" svg:y="0.6181in"><text:p/><draw:enhanced-geometry svg:viewBox="0 0 21600 21600" draw:type="rectangle" draw:enhanced-path="M 0 0 L 21600 0 21600 21600 0 21600 0 0 Z N"/></draw:custom-shape><draw:custom-shape draw:name="Shape2" draw:style-name="gr51" draw:text-style-name="P29" svg:width="0.5642in" svg:height="0.4913in" svg:x="3.1764in" svg:y="0.6673in"><text:p/><draw:enhanced-geometry svg:viewBox="0 0 21600 21600" draw:type="rectangle" draw:enhanced-path="M 0 0 L 21600 0 21600 21600 0 21600 0 0 Z N"/></draw:custom-shape><draw:custom-shape draw:name="Shape2" draw:style-name="gr31" draw:text-style-name="P29" svg:width="0.5634in" svg:height="0.4898in" svg:x="3.2898in" svg:y="0.7764in"><text:p/><draw:enhanced-geometry svg:viewBox="0 0 21600 21600" draw:type="rectangle" draw:enhanced-path="M 0 0 L 21600 0 21600 21600 0 21600 0 0 Z N"/></draw:custom-shape><draw:frame draw:name="Shape11" draw:style-name="gr28" draw:text-style-name="P28" svg:width="0.2425in" svg:height="0.1925in" draw:transform="rotate (-0.801629725440996) translate (3.27569444444444in 0.59375in)"><draw:text-box><text:p><text:span text:style-name="T9">…</text:span></text:p></draw:text-box></draw:frame></draw:g><draw:g text:anchor-type="paragraph" draw:z-index="94" draw:style-name="gr1"><draw:frame draw:name="Shape5" draw:style-name="gr88" draw:text-style-name="P37" svg:width="0.6614in" svg:height="0.2567in" svg:x="1.0874in" svg:y="0.1819in"><draw:text-box><text:p text:style-name="P26"><text:span text:style-name="T13"><text:s/></text:span><text:span text:style-name="T14">Convolution</text:span></text:p></draw:text-box></draw:frame><draw:line draw:name="Shape7" draw:style-name="gr89" draw:text-style-name="P8" svg:x1="1.1693in" svg:y1="0.4382in" svg:x2="1.1693in" svg:y2="0.6862in"><text:p/></draw:line><draw:frame draw:name="Shape5" draw:style-name="gr90" draw:text-style-name="P39" svg:width="0.6614in" svg:height="0.1815in" svg:x="1.9421in" svg:y="0.2138in"><draw:text-box><text:p text:style-name="P38"><text:span text:style-name="T14"><text:s/></text:span><text:span text:style-name="T14">Max Pooling </text:span></text:p></draw:text-box></draw:frame><draw:frame draw:name="Shape5" draw:style-name="gr91" draw:text-style-name="P32" svg:width="0.4898in" svg:height="0.2039in" svg:x="2.7957in" svg:y="0.2181in"><draw:text-box><text:p text:style-name="P26"><text:span text:style-name="T6"><text:s/></text:span><text:span text:style-name="T14">Dropout</text:span></text:p></draw:text-box></draw:frame><draw:line draw:name="Shape7" draw:style-name="gr43" draw:text-style-name="P8" svg:x1="3.0417in" svg:y1="0.4217in" svg:x2="3.0417in" svg:y2="0.7071in"><text:p/></draw:line><draw:line draw:name="Shape7" draw:style-name="gr43" draw:text-style-name="P8" svg:x1="2.2681in" svg:y1="0.3953in" svg:x2="2.2681in" svg:y2="0.6807in"><text:p/></draw:line></draw:g><draw:g text:anchor-type="paragraph" draw:z-index="97" draw:style-name="gr1"><draw:line draw:name="Shape4" draw:style-name="gr35" draw:text-style-name="P8" svg:x1="2.9339in" svg:y1="0.9012in" svg:x2="3.4846in" svg:y2="1.0299in"><text:p/></draw:line><draw:line draw:name="Shape4" draw:style-name="gr35" draw:text-style-name="P8" svg:x1="2.9339in" svg:y1="1.0472in" svg:x2="3.4846in" svg:y2="1.0472in"><text:p/></draw:line></draw:g><draw:frame text:anchor-type="paragraph" draw:z-index="100" draw:name="Shape9" draw:style-name="gr84" draw:text-style-name="P35" svg:width="0.1161in" svg:height="0.124in" draw:transform="rotate (-0.785398163397448) translate (1.37569444444444in 1.26319444444444in)"><draw:text-box><text:p text:style-name="P36"><text:span text:style-name="T12">d</text:span></text:p></draw:text-box></draw:frame><draw:frame text:anchor-type="paragraph" draw:z-index="101" draw:name="Shape9" draw:style-name="gr84" draw:text-style-name="P35" svg:width="0.1161in" svg:height="0.124in" draw:transform="rotate (-0.785398163397448) translate (2.38402777777778in 1.17638888888889in)"><draw:text-box><text:p text:style-name="P36"><text:span text:style-name="T12">d</text:span></text:p></draw:text-box></draw:frame><draw:frame text:anchor-type="paragraph" draw:z-index="102" draw:name="Shape9" draw:style-name="gr84" draw:text-style-name="P35" svg:width="0.1161in" svg:height="0.124in" draw:transform="rotate (-0.785398163397448) translate (3.18472222222222in 1.20972222222222in)"><draw:text-box><text:p text:style-name="P36"><text:span text:style-name="T12">d</text:span></text:p></draw:text-box></draw:frame><draw:custom-shape text:anchor-type="paragraph" draw:z-index="230" draw:name="Shape10" draw:style-name="gr141" draw:text-style-name="P33" svg:width="2.863in" svg:height="1.4394in" svg:x="1.0307in" svg:y="0.1189in"><text:p text:style-name="P26"><text:span text:style-name="T11">Elementary block</text:span></text:p><draw:enhanced-geometry svg:viewBox="0 0 21600 21600" draw:type="rectangle" draw:enhanced-path="M 0 0 L 21600 0 21600 21600 0 21600 0 0 Z N"/></draw:custom-shape></text:p>
      <text:p text:style-name="P2"><draw:g text:anchor-type="paragraph" draw:z-index="69" draw:style-name="gr1"><draw:custom-shape draw:name="Shape3" draw:style-name="gr37" draw:text-style-name="P21" svg:width="0.1886in" svg:height="0.1886in" svg:x="-0.3189in" svg:y="0.639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-0.135in" svg:y1="0.6386in" svg:x2="0.7453in" svg:y2="0.8051in"><text:p/></draw:line><draw:line draw:name="Shape4" draw:style-name="gr35" draw:text-style-name="P8" svg:x1="-0.135in" svg:y1="0.8268in" svg:x2="0.7453in" svg:y2="0.8268in"><text:p/></draw:line></draw:g></draw:g><draw:g text:anchor-type="paragraph" draw:z-index="93" draw:style-name="gr1"><draw:custom-shape draw:name="Shape3" draw:style-name="gr66" draw:text-style-name="P21" svg:width="0.1323in" svg:height="0.1295in" svg:x="3.4472in" svg:y="1.7535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3.5791in" svg:y1="1.7535in" svg:x2="4.2673in" svg:y2="1.8622in"><text:p/></draw:line><draw:line draw:name="Shape4" draw:style-name="gr35" draw:text-style-name="P8" svg:x1="3.578in" svg:y1="1.8827in" svg:x2="4.2665in" svg:y2="1.8827in"><text:p/></draw:line></draw:g></draw:g><draw:line text:anchor-type="paragraph" draw:z-index="66" draw:name="Shape4" draw:style-name="gr75" draw:text-style-name="P8" svg:x1="7.0941in" svg:y1="2.8898in" svg:x2="7.3858in" svg:y2="2.7882in"><text:p/></draw:line><draw:g text:anchor-type="paragraph" draw:z-index="67" draw:style-name="gr1"><draw:line draw:name="Shape4" draw:style-name="gr35" draw:text-style-name="P8" svg:x1="8.1559in" svg:y1="2.8539in" svg:x2="8.278in" svg:y2="2.8539in"><text:p/></draw:line><draw:line draw:name="Shape4" draw:style-name="gr35" draw:text-style-name="P8" svg:x1="8.1744in" svg:y1="2.9012in" svg:x2="8.2673in" svg:y2="2.9012in"><text:p/></draw:line></draw:g><draw:line text:anchor-type="paragraph" draw:z-index="68" draw:name="Shape4" draw:style-name="gr76" draw:text-style-name="P8" svg:x1="8.1276in" svg:y1="2.839in" svg:x2="8.2083in" svg:y2="3.0492in"><text:p/></draw:line><draw:line text:anchor-type="paragraph" draw:z-index="70" draw:name="Shape6" draw:style-name="gr77" draw:text-style-name="P7" svg:x1="7.1031in" svg:y1="3.0138in" svg:x2="7.4941in" svg:y2="3.0874in"><text:p/></draw:line><draw:frame text:anchor-type="paragraph" draw:z-index="72" draw:name="Shape5" draw:style-name="gr79" draw:text-style-name="P23" svg:width="0.2524in" svg:height="0.1449in" svg:x="8.0457in" svg:y="3.1228in"><draw:text-box><text:p><text:span text:style-name="T6">1000</text:span></text:p></draw:text-box></draw:frame><draw:frame text:anchor-type="paragraph" draw:z-index="73" draw:name="Shape5" draw:style-name="gr80" draw:text-style-name="P23" svg:width="0.1252in" svg:height="0.1634in" svg:x="8.3126in" svg:y="2.8862in"><draw:text-box><text:p><text:span text:style-name="T6">16</text:span></text:p></draw:text-box></draw:frame><draw:frame text:anchor-type="paragraph" draw:z-index="77" draw:name="Shape9" draw:style-name="gr84" draw:text-style-name="P23" svg:width="0.2776in" svg:height="0.124in" draw:transform="rotate (-0.00907571211037019) translate (3.63611111111111in 3.21736111111111in)"><draw:text-box><text:p><text:span text:style-name="T6">126x94</text:span></text:p></draw:text-box></draw:frame><draw:frame text:anchor-type="paragraph" draw:z-index="78" draw:name="Shape9" draw:style-name="gr85" draw:text-style-name="P23" svg:width="0.2394in" svg:height="0.1362in" draw:transform="rotate (-0.00907571211037019) translate (4.42638888888889in 3.19236111111111in)"><draw:text-box><text:p><text:span text:style-name="T6">63x47</text:span></text:p></draw:text-box></draw:frame><draw:frame text:anchor-type="paragraph" draw:z-index="79" draw:name="Shape9" draw:style-name="gr86" draw:text-style-name="P23" svg:width="0.215in" svg:height="0.1185in" draw:transform="rotate (-0.00907571211037019) translate (5.74236111111111in 3.20277777777778in)"><draw:text-box><text:p><text:span text:style-name="T6">62x46</text:span></text:p></draw:text-box></draw:frame><draw:frame text:anchor-type="paragraph" draw:z-index="80" draw:name="Shape9" draw:style-name="gr86" draw:text-style-name="P23" svg:width="0.2425in" svg:height="0.1185in" draw:transform="rotate (-0.00907571211037019) translate (6.28472222222222in 3.19513888888889in)"><draw:text-box><text:p><text:span text:style-name="T6">31x2</text:span><text:span text:style-name="T6">3</text:span></text:p></draw:text-box></draw:frame><draw:g text:anchor-type="paragraph" draw:z-index="84" draw:style-name="gr1"><draw:frame draw:name="Shape11" draw:style-name="gr28" draw:text-style-name="P28" svg:width="0.1894in" svg:height="0.1925in" draw:transform="rotate (-0.80354958761819) translate (3.50347222222222in 3.01527777777778in)"><draw:text-box><text:p><text:span text:style-name="T9">...</text:span></text:p></draw:text-box></draw:frame><draw:frame draw:name="Shape11" draw:style-name="gr28" draw:text-style-name="P28" svg:width="0.2413in" svg:height="0.1925in" draw:transform="rotate (-0.803724120543389) translate (4.0625in 2.52638888888889in)"><draw:text-box><text:p><text:span text:style-name="T9">...</text:span></text:p></draw:text-box></draw:frame><draw:custom-shape draw:name="Shape2" draw:style-name="gr52" draw:text-style-name="P29" svg:width="0.565in" svg:height="0.4898in" svg:x="3.3346in" svg:y="2.5583in"><text:p/><draw:enhanced-geometry svg:viewBox="0 0 21600 21600" draw:type="rectangle" draw:enhanced-path="M 0 0 L 21600 0 21600 21600 0 21600 0 0 Z N"/></draw:custom-shape><draw:custom-shape draw:name="Shape2" draw:style-name="gr53" draw:text-style-name="P29" svg:width="0.565in" svg:height="0.4913in" svg:x="3.3839in" svg:y="2.6075in"><text:p/><draw:enhanced-geometry svg:viewBox="0 0 21600 21600" draw:type="rectangle" draw:enhanced-path="M 0 0 L 21600 0 21600 21600 0 21600 0 0 Z N"/></draw:custom-shape><draw:custom-shape draw:name="Shape2" draw:style-name="gr31" draw:text-style-name="P29" svg:width="0.5634in" svg:height="0.4898in" svg:x="3.4972in" svg:y="2.7165in"><text:p/><draw:enhanced-geometry svg:viewBox="0 0 21600 21600" draw:type="rectangle" draw:enhanced-path="M 0 0 L 21600 0 21600 21600 0 21600 0 0 Z N"/></draw:custom-shape><draw:frame draw:name="Shape11" draw:style-name="gr28" draw:text-style-name="P28" svg:width="0.2425in" svg:height="0.1925in" draw:transform="rotate (-0.801629725440996) translate (3.48263888888889in 2.53402777777778in)"><draw:text-box><text:p><text:span text:style-name="T9">…</text:span></text:p></draw:text-box></draw:frame></draw:g><draw:g text:anchor-type="paragraph" draw:z-index="85" draw:style-name="gr1"><draw:frame draw:name="Shape11" draw:style-name="gr54" draw:text-style-name="P19" svg:width="0.1453in" svg:height="0.1669in" draw:transform="rotate (-0.802327857141794) translate (4.32430555555556in 3.04652777777778in)"><draw:text-box><text:p><text:span text:style-name="T5">...</text:span></text:p></draw:text-box></draw:frame><draw:frame draw:name="Shape11" draw:style-name="gr54" draw:text-style-name="P19" svg:width="0.1858in" svg:height="0.1669in" draw:transform="rotate (-0.803898653468588) translate (4.75277777777778in 2.67083333333333in)"><draw:text-box><text:p><text:span text:style-name="T5">...</text:span></text:p></draw:text-box></draw:frame><draw:custom-shape draw:name="Shape2" draw:style-name="gr55" draw:text-style-name="P29" svg:width="0.4331in" svg:height="0.376in" svg:x="4.1953in" svg:y="2.6961in"><text:p/><draw:enhanced-geometry svg:viewBox="0 0 21600 21600" draw:type="rectangle" draw:enhanced-path="M 0 0 L 21600 0 21600 21600 0 21600 0 0 Z N"/></draw:custom-shape><draw:custom-shape draw:name="Shape2" draw:style-name="gr56" draw:text-style-name="P29" svg:width="0.4335in" svg:height="0.3776in" svg:x="4.2327in" svg:y="2.7327in"><text:p/><draw:enhanced-geometry svg:viewBox="0 0 21600 21600" draw:type="rectangle" draw:enhanced-path="M 0 0 L 21600 0 21600 21600 0 21600 0 0 Z N"/></draw:custom-shape><draw:custom-shape draw:name="Shape2" draw:style-name="gr57" draw:text-style-name="P29" svg:width="0.4323in" svg:height="0.376in" svg:x="4.3197in" svg:y="2.8165in"><text:p/><draw:enhanced-geometry svg:viewBox="0 0 21600 21600" draw:type="rectangle" draw:enhanced-path="M 0 0 L 21600 0 21600 21600 0 21600 0 0 Z N"/></draw:custom-shape><draw:frame draw:name="Shape11" draw:style-name="gr54" draw:text-style-name="P19" svg:width="0.1862in" svg:height="0.1669in" draw:transform="rotate (-0.798662665712605) translate (4.30902777777778in 2.67708333333333in)"><draw:text-box><text:p><text:span text:style-name="T5">…</text:span></text:p></draw:text-box></draw:frame></draw:g><draw:g text:anchor-type="paragraph" draw:z-index="86" draw:style-name="gr1"><draw:frame draw:name="Shape11" draw:style-name="gr54" draw:text-style-name="P19" svg:width="0.1453in" svg:height="0.1669in" draw:transform="rotate (-0.802327857141794) translate (4.95763888888889in 3.04652777777778in)"><draw:text-box><text:p><text:span text:style-name="T5">...</text:span></text:p></draw:text-box></draw:frame><draw:frame draw:name="Shape11" draw:style-name="gr54" draw:text-style-name="P19" svg:width="0.1858in" svg:height="0.1669in" draw:transform="rotate (-0.803898653468588) translate (5.38541666666667in 2.67083333333333in)"><draw:text-box><text:p><text:span text:style-name="T5">...</text:span></text:p></draw:text-box></draw:frame><draw:custom-shape draw:name="Shape2" draw:style-name="gr55" draw:text-style-name="P29" svg:width="0.4331in" svg:height="0.376in" svg:x="4.8283in" svg:y="2.6961in"><text:p/><draw:enhanced-geometry svg:viewBox="0 0 21600 21600" draw:type="rectangle" draw:enhanced-path="M 0 0 L 21600 0 21600 21600 0 21600 0 0 Z N"/></draw:custom-shape><draw:custom-shape draw:name="Shape2" draw:style-name="gr56" draw:text-style-name="P29" svg:width="0.4335in" svg:height="0.3776in" svg:x="4.8657in" svg:y="2.7327in"><text:p/><draw:enhanced-geometry svg:viewBox="0 0 21600 21600" draw:type="rectangle" draw:enhanced-path="M 0 0 L 21600 0 21600 21600 0 21600 0 0 Z N"/></draw:custom-shape><draw:custom-shape draw:name="Shape2" draw:style-name="gr57" draw:text-style-name="P29" svg:width="0.4323in" svg:height="0.376in" svg:x="4.9528in" svg:y="2.8165in"><text:p/><draw:enhanced-geometry svg:viewBox="0 0 21600 21600" draw:type="rectangle" draw:enhanced-path="M 0 0 L 21600 0 21600 21600 0 21600 0 0 Z N"/></draw:custom-shape><draw:frame draw:name="Shape11" draw:style-name="gr54" draw:text-style-name="P19" svg:width="0.1862in" svg:height="0.1669in" draw:transform="rotate (-0.798662665712605) translate (4.94236111111111in 2.67708333333333in)"><draw:text-box><text:p><text:span text:style-name="T5">…</text:span></text:p></draw:text-box></draw:frame></draw:g><draw:g text:anchor-type="paragraph" draw:z-index="87" draw:style-name="gr1"><draw:frame draw:name="Shape11" draw:style-name="gr58" draw:text-style-name="P9" svg:width="0.1098in" svg:height="0.1386in" draw:transform="rotate (-0.803200521767791) translate (6.23611111111111in 3.05277777777778in)"><draw:text-box><text:p><text:span text:style-name="T2">...</text:span></text:p></draw:text-box></draw:frame><draw:frame draw:name="Shape11" draw:style-name="gr59" draw:text-style-name="P9" svg:width="0.1413in" svg:height="0.1378in" draw:transform="rotate (-0.802851455917392) translate (6.56111111111111in 2.76944444444444in)"><draw:text-box><text:p><text:span text:style-name="T2">...</text:span></text:p></draw:text-box></draw:frame><draw:custom-shape draw:name="Shape2" draw:style-name="gr60" draw:text-style-name="P29" svg:width="0.3295in" svg:height="0.285in" svg:x="6.1382in" svg:y="2.7886in"><text:p/><draw:enhanced-geometry svg:viewBox="0 0 21600 21600" draw:type="rectangle" draw:enhanced-path="M 0 0 L 21600 0 21600 21600 0 21600 0 0 Z N"/></draw:custom-shape><draw:custom-shape draw:name="Shape2" draw:style-name="gr61" draw:text-style-name="P29" svg:width="0.3303in" svg:height="0.2858in" svg:x="6.1665in" svg:y="2.8165in"><text:p/><draw:enhanced-geometry svg:viewBox="0 0 21600 21600" draw:type="rectangle" draw:enhanced-path="M 0 0 L 21600 0 21600 21600 0 21600 0 0 Z N"/></draw:custom-shape><draw:custom-shape draw:name="Shape2" draw:style-name="gr62" draw:text-style-name="P29" svg:width="0.3287in" svg:height="0.285in" svg:x="6.2327in" svg:y="2.8803in"><text:p/><draw:enhanced-geometry svg:viewBox="0 0 21600 21600" draw:type="rectangle" draw:enhanced-path="M 0 0 L 21600 0 21600 21600 0 21600 0 0 Z N"/></draw:custom-shape><draw:frame draw:name="Shape11" draw:style-name="gr58" draw:text-style-name="P9" svg:width="0.1413in" svg:height="0.1386in" draw:transform="rotate (-0.795870138909415) translate (6.225in 2.77361111111111in)"><draw:text-box><text:p><text:span text:style-name="T2">…</text:span></text:p></draw:text-box></draw:frame></draw:g><draw:g text:anchor-type="paragraph" draw:z-index="88" draw:style-name="gr1"><draw:frame draw:name="Shape11" draw:style-name="gr41" draw:text-style-name="P19" svg:width="0.1453in" svg:height="0.1449in" draw:transform="rotate (-0.805643982720583) translate (5.61597222222222in 3.04652777777778in)"><draw:text-box><text:p><text:span text:style-name="T5">...</text:span></text:p></draw:text-box></draw:frame><draw:frame draw:name="Shape11" draw:style-name="gr41" draw:text-style-name="P19" svg:width="0.1858in" svg:height="0.1449in" draw:transform="rotate (-0.806516647346579) translate (6.04375in 2.67083333333333in)"><draw:text-box><text:p><text:span text:style-name="T5">...</text:span></text:p></draw:text-box></draw:frame><draw:custom-shape draw:name="Shape2" draw:style-name="gr63" draw:text-style-name="P29" svg:width="0.4331in" svg:height="0.3768in" svg:x="5.4862in" svg:y="2.6961in"><text:p/><draw:enhanced-geometry svg:viewBox="0 0 21600 21600" draw:type="rectangle" draw:enhanced-path="M 0 0 L 21600 0 21600 21600 0 21600 0 0 Z N"/></draw:custom-shape><draw:custom-shape draw:name="Shape2" draw:style-name="gr64" draw:text-style-name="P29" svg:width="0.4335in" svg:height="0.3787in" svg:x="5.5224in" svg:y="2.7327in"><text:p/><draw:enhanced-geometry svg:viewBox="0 0 21600 21600" draw:type="rectangle" draw:enhanced-path="M 0 0 L 21600 0 21600 21600 0 21600 0 0 Z N"/></draw:custom-shape><draw:custom-shape draw:name="Shape2" draw:style-name="gr65" draw:text-style-name="P29" svg:width="0.4323in" svg:height="0.3768in" svg:x="5.6106in" svg:y="2.8165in"><text:p/><draw:enhanced-geometry svg:viewBox="0 0 21600 21600" draw:type="rectangle" draw:enhanced-path="M 0 0 L 21600 0 21600 21600 0 21600 0 0 Z N"/></draw:custom-shape><draw:frame draw:name="Shape11" draw:style-name="gr41" draw:text-style-name="P19" svg:width="0.187in" svg:height="0.1449in" draw:transform="rotate (-0.801106126665397) translate (5.6in 2.67708333333333in)"><draw:text-box><text:p><text:span text:style-name="T5">…</text:span></text:p></draw:text-box></draw:frame></draw:g><draw:g text:anchor-type="paragraph" draw:z-index="89" draw:style-name="gr1"><draw:frame draw:name="Shape11" draw:style-name="gr58" draw:text-style-name="P9" svg:width="0.1098in" svg:height="0.1386in" draw:transform="rotate (-0.803200521767791) translate (6.76944444444444in 3.05277777777778in)"><draw:text-box><text:p><text:span text:style-name="T2">...</text:span></text:p></draw:text-box></draw:frame><draw:frame draw:name="Shape11" draw:style-name="gr59" draw:text-style-name="P9" svg:width="0.1413in" svg:height="0.1378in" draw:transform="rotate (-0.802851455917392) translate (7.09513888888889in 2.76944444444444in)"><draw:text-box><text:p><text:span text:style-name="T2">...</text:span></text:p></draw:text-box></draw:frame><draw:custom-shape draw:name="Shape2" draw:style-name="gr60" draw:text-style-name="P29" svg:width="0.3295in" svg:height="0.285in" svg:x="6.6717in" svg:y="2.7886in"><text:p/><draw:enhanced-geometry svg:viewBox="0 0 21600 21600" draw:type="rectangle" draw:enhanced-path="M 0 0 L 21600 0 21600 21600 0 21600 0 0 Z N"/></draw:custom-shape><draw:custom-shape draw:name="Shape2" draw:style-name="gr61" draw:text-style-name="P29" svg:width="0.3303in" svg:height="0.2858in" svg:x="6.7in" svg:y="2.8165in"><text:p/><draw:enhanced-geometry svg:viewBox="0 0 21600 21600" draw:type="rectangle" draw:enhanced-path="M 0 0 L 21600 0 21600 21600 0 21600 0 0 Z N"/></draw:custom-shape><draw:custom-shape draw:name="Shape2" draw:style-name="gr62" draw:text-style-name="P29" svg:width="0.3287in" svg:height="0.285in" svg:x="6.7661in" svg:y="2.8803in"><text:p/><draw:enhanced-geometry svg:viewBox="0 0 21600 21600" draw:type="rectangle" draw:enhanced-path="M 0 0 L 21600 0 21600 21600 0 21600 0 0 Z N"/></draw:custom-shape><draw:frame draw:name="Shape11" draw:style-name="gr58" draw:text-style-name="P9" svg:width="0.1413in" svg:height="0.1386in" draw:transform="rotate (-0.795870138909415) translate (6.75833333333333in 2.77361111111111in)"><draw:text-box><text:p><text:span text:style-name="T2">…</text:span></text:p></draw:text-box></draw:frame></draw:g><draw:g text:anchor-type="paragraph" draw:z-index="90" draw:style-name="gr1"><draw:custom-shape draw:name="Shape3" draw:style-name="gr66" draw:text-style-name="P21" svg:width="0.1323in" svg:height="0.1295in" svg:x="3.6508in" svg:y="2.9189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3.7819in" svg:y1="2.9185in" svg:x2="4.487in" svg:y2="3.0272in"><text:p/></draw:line><draw:line draw:name="Shape4" draw:style-name="gr35" draw:text-style-name="P8" svg:x1="3.7819in" svg:y1="3.0472in" svg:x2="4.487in" svg:y2="3.0472in"><text:p/></draw:line></draw:g></draw:g><draw:g text:anchor-type="paragraph" draw:z-index="91" draw:style-name="gr1"><draw:custom-shape draw:name="Shape3" draw:style-name="gr66" draw:text-style-name="P21" svg:width="0.1323in" svg:height="0.1295in" svg:x="5.7453in" svg:y="2.9728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5.8764in" svg:y1="2.9728in" svg:x2="6.3622in" svg:y2="3.0815in"><text:p/></draw:line><draw:line draw:name="Shape4" draw:style-name="gr35" draw:text-style-name="P8" svg:x1="5.8764in" svg:y1="3.102in" svg:x2="6.3622in" svg:y2="3.102in"><text:p/></draw:line></draw:g></draw:g><draw:g text:anchor-type="paragraph" draw:z-index="92" draw:style-name="gr1"><draw:custom-shape draw:name="Shape3" draw:style-name="gr66" draw:text-style-name="P21" svg:width="0.1323in" svg:height="0.1295in" svg:x="5.1528in" svg:y="2.9425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5.2835in" svg:y1="2.9421in" svg:x2="5.7693in" svg:y2="3.0508in"><text:p/></draw:line><draw:line draw:name="Shape4" draw:style-name="gr35" draw:text-style-name="P8" svg:x1="5.2835in" svg:y1="3.0709in" svg:x2="5.7693in" svg:y2="3.0709in"><text:p/></draw:line></draw:g></draw:g><draw:g text:anchor-type="paragraph" draw:z-index="95" draw:style-name="gr1"><draw:frame draw:name="Shape5" draw:style-name="gr67" draw:text-style-name="P30" svg:width="0.6614in" svg:height="0.2567in" svg:x="3.2799in" svg:y="2.1839in"><draw:text-box><text:p text:style-name="P8"><text:span text:style-name="T6"><text:s/></text:span><text:span text:style-name="T6">Convolution C2</text:span></text:p><text:p text:style-name="P8"><text:span text:style-name="T10">Filters: 64</text:span></text:p><text:p text:style-name="P8"><text:span text:style-name="T10">kernel_size: 2x2</text:span></text:p></draw:text-box></draw:frame><draw:line draw:name="Shape7" draw:style-name="gr43" draw:text-style-name="P8" svg:x1="3.3173in" svg:y1="2.4402in" svg:x2="3.3173in" svg:y2="2.6882in"><text:p/></draw:line><draw:frame draw:name="Shape5" draw:style-name="gr68" draw:text-style-name="P31" svg:width="0.6614in" svg:height="0.1815in" svg:x="3.9638in" svg:y="2.1886in"><draw:text-box><text:p text:style-name="P8"><text:span text:style-name="T6"><text:s/></text:span><text:span text:style-name="T6">Max Pooling P2</text:span></text:p><text:p text:style-name="P8"><text:span text:style-name="T10">kernel_size: 2x2</text:span></text:p></draw:text-box></draw:frame><draw:frame draw:name="Shape5" draw:style-name="gr69" draw:text-style-name="P32" svg:width="0.4898in" svg:height="0.2039in" svg:x="4.7055in" svg:y="2.1866in"><draw:text-box><text:p text:style-name="P8"><text:span text:style-name="T6"><text:s/></text:span><text:span text:style-name="T6">Dropout D2</text:span></text:p><text:p text:style-name="P8"><text:span text:style-name="T10">p:0.2</text:span></text:p></draw:text-box></draw:frame><draw:line draw:name="Shape7" draw:style-name="gr43" draw:text-style-name="P8" svg:x1="4.8283in" svg:y1="2.3902in" svg:x2="4.8283in" svg:y2="2.6756in"><text:p/></draw:line><draw:line draw:name="Shape7" draw:style-name="gr43" draw:text-style-name="P8" svg:x1="4.1799in" svg:y1="2.3701in" svg:x2="4.1799in" svg:y2="2.6555in"><text:p/></draw:line></draw:g><draw:g text:anchor-type="paragraph" draw:z-index="96" draw:style-name="gr1"><draw:frame draw:name="Shape5" draw:style-name="gr67" draw:text-style-name="P30" svg:width="0.6614in" svg:height="0.2567in" svg:x="5.4138in" svg:y="2.1366in"><draw:text-box><text:p text:style-name="P8"><text:span text:style-name="T6"><text:s/></text:span><text:span text:style-name="T6">Convolution C3</text:span></text:p><text:p text:style-name="P8"><text:span text:style-name="T10">Filters: 128</text:span></text:p><text:p text:style-name="P8"><text:span text:style-name="T10">kernel_size: 2x2</text:span></text:p></draw:text-box></draw:frame><draw:line draw:name="Shape7" draw:style-name="gr43" draw:text-style-name="P8" svg:x1="5.4591in" svg:y1="2.3929in" svg:x2="5.4591in" svg:y2="2.713in"><text:p/></draw:line><draw:frame draw:name="Shape5" draw:style-name="gr68" draw:text-style-name="P31" svg:width="0.6614in" svg:height="0.1815in" svg:x="5.9181in" svg:y="2.415in"><draw:text-box><text:p text:style-name="P8"><text:span text:style-name="T6"><text:s/></text:span><text:span text:style-name="T6">Max Pooling P3</text:span></text:p><text:p text:style-name="P8"><text:span text:style-name="T10">kernel_size: 2x2</text:span></text:p></draw:text-box></draw:frame><draw:frame draw:name="Shape5" draw:style-name="gr69" draw:text-style-name="P32" svg:width="0.4898in" svg:height="0.2039in" svg:x="6.6146in" svg:y="2.411in"><draw:text-box><text:p text:style-name="P8"><text:span text:style-name="T6"><text:s/></text:span><text:span text:style-name="T6">Dropout D3</text:span></text:p><text:p text:style-name="P8"><text:span text:style-name="T10">p:0.3</text:span></text:p></draw:text-box></draw:frame><draw:line draw:name="Shape7" draw:style-name="gr43" draw:text-style-name="P8" svg:x1="6.6154in" svg:y1="2.6146in" svg:x2="6.6154in" svg:y2="2.9in"><text:p/></draw:line><draw:line draw:name="Shape7" draw:style-name="gr43" draw:text-style-name="P8" svg:x1="6.089in" svg:y1="2.5965in" svg:x2="6.089in" svg:y2="2.8449in"><text:p/></draw:line></draw:g><draw:g text:anchor-type="paragraph" draw:z-index="98" draw:style-name="gr1"><draw:custom-shape draw:name="Shape3" draw:style-name="gr66" draw:text-style-name="P21" svg:width="0.1323in" svg:height="0.1295in" svg:x="4.5in" svg:y="2.9374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4.6315in" svg:y1="2.9374in" svg:x2="5.1173in" svg:y2="3.0461in"><text:p/></draw:line><draw:line draw:name="Shape4" draw:style-name="gr35" draw:text-style-name="P8" svg:x1="4.6307in" svg:y1="3.0665in" svg:x2="5.1165in" svg:y2="3.0665in"><text:p/></draw:line></draw:g></draw:g><draw:g text:anchor-type="paragraph" draw:z-index="99" draw:style-name="gr1"><draw:custom-shape draw:name="Shape3" draw:style-name="gr66" draw:text-style-name="P21" svg:width="0.1323in" svg:height="0.1295in" svg:x="6.3626in" svg:y="2.9728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6.4937in" svg:y1="2.9728in" svg:x2="6.9795in" svg:y2="3.0815in"><text:p/></draw:line><draw:line draw:name="Shape4" draw:style-name="gr35" draw:text-style-name="P8" svg:x1="6.4937in" svg:y1="3.102in" svg:x2="6.9795in" svg:y2="3.102in"><text:p/></draw:line></draw:g></draw:g><draw:frame text:anchor-type="paragraph" draw:z-index="103" draw:name="Shape9" draw:style-name="gr84" draw:text-style-name="P23" svg:width="0.1161in" svg:height="0.124in" draw:transform="rotate (-0.785398163397448) translate (3.39791666666667in 3.12083333333333in)"><draw:text-box><text:p><text:span text:style-name="T6">64</text:span></text:p></draw:text-box></draw:frame><draw:frame text:anchor-type="paragraph" draw:z-index="104" draw:name="Shape9" draw:style-name="gr84" draw:text-style-name="P23" svg:width="0.1161in" svg:height="0.124in" draw:transform="rotate (-0.785398163397448) translate (4.2375in 3.10972222222222in)"><draw:text-box><text:p><text:span text:style-name="T6">64</text:span></text:p></draw:text-box></draw:frame><draw:frame text:anchor-type="paragraph" draw:z-index="105" draw:name="Shape9" draw:style-name="gr84" draw:text-style-name="P23" svg:width="0.1161in" svg:height="0.124in" draw:transform="rotate (-0.785398163397448) translate (4.87083333333333in 3.10972222222222in)"><draw:text-box><text:p><text:span text:style-name="T6">64</text:span></text:p></draw:text-box></draw:frame><draw:frame text:anchor-type="paragraph" draw:z-index="106" draw:name="Shape9" draw:style-name="gr85" draw:text-style-name="P23" svg:width="0.2394in" svg:height="0.1362in" draw:transform="rotate (-0.00907571211037019) translate (5.03541666666667in 3.19236111111111in)"><draw:text-box><text:p><text:span text:style-name="T6">63x47</text:span></text:p></draw:text-box></draw:frame><draw:frame text:anchor-type="paragraph" draw:z-index="107" draw:name="Shape9" draw:style-name="gr84" draw:text-style-name="P23" svg:width="0.178in" svg:height="0.124in" draw:transform="rotate (-0.785398163397449) translate (5.50694444444444in 3.1in)"><draw:text-box><text:p><text:span text:style-name="T6">128</text:span></text:p></draw:text-box></draw:frame><draw:frame text:anchor-type="paragraph" draw:z-index="108" draw:name="Shape9" draw:style-name="gr84" draw:text-style-name="P23" svg:width="0.178in" svg:height="0.124in" draw:transform="rotate (-0.785398163397449) translate (6.12986111111111in 3.08194444444444in)"><draw:text-box><text:p><text:span text:style-name="T6">128</text:span></text:p></draw:text-box></draw:frame><draw:frame text:anchor-type="paragraph" draw:z-index="109" draw:name="Shape9" draw:style-name="gr84" draw:text-style-name="P23" svg:width="0.178in" svg:height="0.124in" draw:transform="rotate (-0.785398163397449) translate (6.64861111111111in 3.08194444444444in)"><draw:text-box><text:p><text:span text:style-name="T6">128</text:span></text:p></draw:text-box></draw:frame><draw:frame text:anchor-type="paragraph" draw:z-index="110" draw:name="Shape9" draw:style-name="gr86" draw:text-style-name="P23" svg:width="0.2425in" svg:height="0.1185in" draw:transform="rotate (-0.00907571211037019) translate (6.83333333333333in 3.18958333333333in)"><draw:text-box><text:p><text:span text:style-name="T6">31x23</text:span></text:p></draw:text-box></draw:frame><draw:custom-shape text:anchor-type="paragraph" draw:z-index="111" draw:name="Shape10" draw:style-name="gr92" draw:text-style-name="P33" svg:width="2.1807in" svg:height="1.4441in" svg:x="3.2299in" svg:y="2.0811in"><text:p text:style-name="P26"><text:span text:style-name="T11">Ele</text:span><text:span text:style-name="T11">me</text:span><text:span text:style-name="T11">nta</text:span><text:span text:style-name="T11">ry </text:span><text:span text:style-name="T11">blo</text:span><text:span text:style-name="T11">ck </text:span><text:span text:style-name="T11">2</text:span></text:p><draw:enhanced-geometry svg:viewBox="0 0 21600 21600" draw:type="rectangle" draw:enhanced-path="M 0 0 L 21600 0 21600 21600 0 21600 0 0 Z N"/></draw:custom-shape><draw:custom-shape text:anchor-type="paragraph" draw:z-index="112" draw:name="Shape10" draw:style-name="gr93" draw:text-style-name="P33" svg:width="1.7323in" svg:height="1.4441in" svg:x="5.4102in" svg:y="2.0744in"><text:p text:style-name="P26"><text:span text:style-name="T11">Ele</text:span><text:span text:style-name="T11">me</text:span><text:span text:style-name="T11">nta</text:span><text:span text:style-name="T11">ry </text:span><text:span text:style-name="T11">blo</text:span><text:span text:style-name="T11">ck </text:span><text:span text:style-name="T11">3</text:span></text:p><draw:enhanced-geometry svg:viewBox="0 0 21600 21600" draw:type="rectangle" draw:enhanced-path="M 0 0 L 21600 0 21600 21600 0 21600 0 0 Z N"/></draw:custom-shape><draw:frame text:anchor-type="paragraph" draw:z-index="114" draw:name="Shape8" draw:style-name="gr94" draw:text-style-name="P24" svg:width="0.1815in" svg:height="0.113in" svg:x="3.6445in" svg:y="2.8189in"><draw:text-box><text:p><text:span text:style-name="T7">2x2</text:span></text:p></draw:text-box></draw:frame><draw:frame text:anchor-type="paragraph" draw:z-index="115" draw:name="Shape8" draw:style-name="gr94" draw:text-style-name="P24" svg:width="0.1815in" svg:height="0.113in" svg:x="5.1528in" svg:y="2.8492in"><draw:text-box><text:p><text:span text:style-name="T7">2x2</text:span></text:p></draw:text-box></draw:frame><draw:frame text:anchor-type="paragraph" draw:z-index="116" draw:name="Shape8" draw:style-name="gr94" draw:text-style-name="P24" svg:width="0.1815in" svg:height="0.113in" svg:x="5.7374in" svg:y="2.8602in"><draw:text-box><text:p><text:span text:style-name="T7">2x2</text:span></text:p></draw:text-box></draw:frame><draw:line text:anchor-type="paragraph" draw:z-index="117" draw:name="Shape6" draw:style-name="gr77" draw:text-style-name="P7" svg:x1="7.1031in" svg:y1="2.9181in" svg:x2="7.4567in" svg:y2="3.0138in"><text:p/></draw:line><draw:line text:anchor-type="paragraph" draw:z-index="118" draw:name="Shape6" draw:style-name="gr77" draw:text-style-name="P7" svg:x1="7.0295in" svg:y1="2.8445in" svg:x2="7.4205in" svg:y2="2.9181in"><text:p/></draw:line><draw:g text:anchor-type="paragraph" draw:z-index="119" draw:style-name="gr1"><draw:line draw:name="Shape4" draw:style-name="gr35" draw:text-style-name="P8" svg:x1="8.2083in" svg:y1="2.9736in" svg:x2="8.3012in" svg:y2="2.9736in"><text:p/></draw:line></draw:g><draw:frame text:anchor-type="paragraph" draw:z-index="120" draw:name="Shape11" draw:style-name="gr95" draw:text-style-name="P34" svg:width="0.1378in" svg:height="0.0807in" draw:transform="rotate (-1.25663706143592) translate (8.28472222222222in 2.89375in)"><draw:text-box><text:p><text:span text:style-name="T10">…</text:span><text:span text:style-name="T10">.</text:span></text:p></draw:text-box></draw:frame><draw:frame text:anchor-type="paragraph" draw:z-index="121" draw:name="Shape5" draw:style-name="gr96" draw:text-style-name="P9" svg:width="0.2087in" svg:height="0.1661in" svg:x="8.0591in" svg:y="2.728in"><draw:text-box><text:p><text:span text:style-name="T2">F</text:span><text:span text:style-name="T2">C</text:span><text:span text:style-name="T2">3</text:span></text:p></draw:text-box></draw:frame><draw:g text:anchor-type="paragraph" draw:z-index="82" draw:style-name="gr1"><draw:line draw:name="Shape4" draw:style-name="gr4" draw:text-style-name="P8" svg:x1="5.1118in" svg:y1="0.6571in" svg:x2="5.2437in" svg:y2="1.0343in"><text:p/></draw:line><draw:frame draw:name="Shape5" draw:style-name="gr39" draw:text-style-name="P9" svg:width="0.2087in" svg:height="0.1661in" svg:x="5.0366in" svg:y="0.5472in"><draw:text-box><text:p><text:span text:style-name="T2">FC1</text:span></text:p></draw:text-box></draw:frame><draw:frame draw:name="Shape5" draw:style-name="gr28" draw:text-style-name="P23" svg:width="0.4169in" svg:height="0.1925in" svg:x="5.2819in" svg:y="1.0571in"><draw:text-box><text:p><text:span text:style-name="T6">FC1 outputs</text:span></text:p></draw:text-box></draw:frame><draw:g draw:style-name="gr2"><draw:line draw:name="Shape6" draw:style-name="gr3" draw:text-style-name="P7" svg:x1="4.7941in" svg:y1="1.0354in" svg:x2="5.237in" svg:y2="1.0354in"><text:p/></draw:line><draw:line draw:name="Shape6" draw:style-name="gr3" draw:text-style-name="P7" svg:x1="4.6961in" svg:y1="0.6571in" svg:x2="5.1051in" svg:y2="0.6571in"><text:p/></draw:line><draw:line draw:name="Shape6" draw:style-name="gr3" draw:text-style-name="P7" svg:x1="4.7941in" svg:y1="1.0339in" svg:x2="5.1567in" svg:y2="0.8854in"><text:p/></draw:line><draw:line draw:name="Shape6" draw:style-name="gr3" draw:text-style-name="P7" svg:x1="4.8028in" svg:y1="0.8827in" svg:x2="5.1937in" svg:y2="0.9563in"><text:p/></draw:line><draw:line draw:name="Shape6" draw:style-name="gr3" draw:text-style-name="P7" svg:x1="4.8028in" svg:y1="0.7882in" svg:x2="5.1563in" svg:y2="0.8839in"><text:p/></draw:line><draw:line draw:name="Shape6" draw:style-name="gr3" draw:text-style-name="P7" svg:x1="4.7291in" svg:y1="0.7134in" svg:x2="5.1201in" svg:y2="0.787in"><text:p/></draw:line><draw:line draw:name="Shape6" draw:style-name="gr3" draw:text-style-name="P7" svg:x1="4.8409in" svg:y1="0.8236in" svg:x2="5.1283in" svg:y2="0.7134in"><text:p/></draw:line><draw:line draw:name="Shape6" draw:style-name="gr3" draw:text-style-name="P7" svg:x1="4.8028in" svg:y1="0.9575in" svg:x2="5.1291in" svg:y2="0.8091in"><text:p/></draw:line></draw:g><draw:g draw:style-name="gr2"><draw:line draw:name="Shape6" draw:style-name="gr3" draw:text-style-name="P7" svg:x1="5.2374in" svg:y1="1.0354in" svg:x2="5.6803in" svg:y2="1.0354in"><text:p/></draw:line><draw:line draw:name="Shape6" draw:style-name="gr3" draw:text-style-name="P7" svg:x1="5.1382in" svg:y1="0.6571in" svg:x2="5.5472in" svg:y2="0.6571in"><text:p/></draw:line><draw:line draw:name="Shape6" draw:style-name="gr3" draw:text-style-name="P7" svg:x1="5.2374in" svg:y1="1.0339in" svg:x2="5.6in" svg:y2="0.8854in"><text:p/></draw:line><draw:line draw:name="Shape6" draw:style-name="gr3" draw:text-style-name="P7" svg:x1="5.2087in" svg:y1="0.8555in" svg:x2="5.637in" svg:y2="0.9571in"><text:p/></draw:line><draw:line draw:name="Shape6" draw:style-name="gr3" draw:text-style-name="P7" svg:x1="5.1728in" svg:y1="0.7591in" svg:x2="5.6in" svg:y2="0.8835in"><text:p/></draw:line><draw:line draw:name="Shape6" draw:style-name="gr3" draw:text-style-name="P7" svg:x1="5.1728in" svg:y1="0.7134in" svg:x2="5.5638in" svg:y2="0.787in"><text:p/></draw:line><draw:line draw:name="Shape6" draw:style-name="gr3" draw:text-style-name="P7" svg:x1="5.2087in" svg:y1="0.8551in" svg:x2="5.5724in" svg:y2="0.7134in"><text:p/></draw:line><draw:line draw:name="Shape6" draw:style-name="gr3" draw:text-style-name="P7" svg:x1="5.2469in" svg:y1="0.9575in" svg:x2="5.5732in" svg:y2="0.8091in"><text:p/></draw:line></draw:g><draw:line draw:name="Shape4" draw:style-name="gr4" draw:text-style-name="P8" svg:x1="5.5484in" svg:y1="0.6571in" svg:x2="5.6803in" svg:y2="1.0343in"><text:p/></draw:line><draw:g draw:style-name="gr2"><draw:line draw:name="Shape6" draw:style-name="gr3" draw:text-style-name="P7" svg:x1="5.6791in" svg:y1="1.0118in" svg:x2="5.8807in" svg:y2="1.0118in"><text:p/></draw:line><draw:line draw:name="Shape6" draw:style-name="gr3" draw:text-style-name="P7" svg:x1="5.5823in" svg:y1="0.6571in" svg:x2="5.7906in" svg:y2="0.6571in"><text:p/></draw:line><draw:line draw:name="Shape6" draw:style-name="gr3" draw:text-style-name="P7" svg:x1="5.6618in" svg:y1="0.9409in" svg:x2="5.8701in" svg:y2="0.9409in"><text:p/></draw:line><draw:line draw:name="Shape6" draw:style-name="gr3" draw:text-style-name="P7" svg:x1="5.6091in" svg:y1="0.7673in" svg:x2="5.8075in" svg:y2="0.7673in"><text:p/></draw:line><draw:line draw:name="Shape6" draw:style-name="gr3" draw:text-style-name="P7" svg:x1="5.6028in" svg:y1="0.7118in" svg:x2="5.778in" svg:y2="0.7118in"><text:p/></draw:line><draw:line draw:name="Shape6" draw:style-name="gr3" draw:text-style-name="P7" svg:x1="5.6264in" svg:y1="0.8299in" svg:x2="5.8189in" svg:y2="0.8264in"><text:p/></draw:line><draw:line draw:name="Shape6" draw:style-name="gr3" draw:text-style-name="P7" svg:x1="5.65in" svg:y1="0.8827in" svg:x2="5.8618in" svg:y2="0.8827in"><text:p/></draw:line></draw:g><draw:frame draw:name="Shape5" draw:style-name="gr39" draw:text-style-name="P9" svg:width="0.2087in" svg:height="0.1661in" svg:x="5.472in" svg:y="0.5335in"><draw:text-box><text:p><text:span text:style-name="T2">FC2</text:span></text:p></draw:text-box></draw:frame></draw:g><draw:custom-shape text:anchor-type="paragraph" draw:z-index="63" draw:name="Shape2" draw:style-name="gr73" svg:width="0.7587in" svg:height="0.6587in" svg:x="-0.5563in" svg:y="0.3752in"><text:p/><draw:enhanced-geometry svg:viewBox="0 0 21600 21600" draw:type="rectangle" draw:enhanced-path="M 0 0 L 21600 0 21600 21600 0 21600 0 0 Z N"/></draw:custom-shape><draw:frame text:anchor-type="paragraph" draw:z-index="113" draw:name="Shape9" draw:style-name="gr83" draw:text-style-name="P35" svg:width="0.3122in" svg:height="0.1744in" draw:transform="rotate (-0.00907571211037019) translate (3.42847222222222in 1.10833333333333in)"><draw:text-box><text:p text:style-name="P36"><text:span text:style-name="T12">w</text:span><text:span text:style-name="T12">2</text:span><text:span text:style-name="T12"> </text:span><text:span text:style-name="T12">x</text:span><text:span text:style-name="T12"> </text:span><text:span text:style-name="T12">h</text:span><text:span text:style-name="T12">2</text:span></text:p></draw:text-box></draw:frame><draw:frame text:anchor-type="paragraph" draw:z-index="76" draw:name="Shape9" draw:style-name="gr83" draw:text-style-name="P35" svg:width="0.3071in" svg:height="0.1744in" draw:transform="rotate (-0.00907571211037019) translate (2.63055555555556in 1.12291666666667in)"><draw:text-box><text:p text:style-name="P36"><text:span text:style-name="T12">w2 x </text:span><text:span text:style-name="T12">h2 </text:span></text:p></draw:text-box></draw:frame></text:p>
      <text:p text:style-name="P6"><draw:g text:anchor-type="paragraph" draw:z-index="134" draw:style-name="gr1"><draw:custom-shape draw:name="Shape2" draw:style-name="gr111" draw:text-style-name="P29" svg:width="0.4933in" svg:height="0.4287in" svg:x="2.3846in" svg:y="0.6496in"><text:p/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112" draw:text-style-name="P29" svg:width="0.4933in" svg:height="0.4295in" svg:x="2.428in" svg:y="0.6925in"><text:p/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111" draw:text-style-name="P29" svg:width="0.4933in" svg:height="0.4287in" svg:x="2.5272in" svg:y="0.7878in"><text:p/><draw:enhanced-geometry svg:viewBox="0 0 21600 21600" draw:mirror-horizontal="false" draw:mirror-vertical="false" draw:type="rectangle" draw:enhanced-path="M 0 0 L 21600 0 21600 21600 0 21600 0 0 Z N"/></draw:custom-shape><draw:frame draw:name="Shape11" draw:style-name="gr28" draw:text-style-name="P28" svg:width="0.2106in" svg:height="0.1925in" draw:transform="rotate (-0.801629725440996) translate (2.51527777777778in 0.571527777777778in)"><draw:text-box><text:p><text:span text:style-name="T9">…</text:span></text:p></draw:text-box></draw:frame><draw:frame draw:name="Shape11" draw:style-name="gr28" draw:text-style-name="P28" svg:width="0.2106in" svg:height="0.1925in" draw:transform="rotate (-0.801629725440996) translate (3.00069444444444in 0.585416666666667in)"><draw:text-box><text:p><text:span text:style-name="T9">...</text:span></text:p></draw:text-box></draw:frame><draw:frame draw:name="Shape11" draw:style-name="gr28" draw:text-style-name="P28" svg:width="0.165in" svg:height="0.1925in" draw:transform="rotate (-0.8004079949646) translate (2.52291666666667in 0.985416666666667in)"><draw:text-box><text:p><text:span text:style-name="T9">...</text:span></text:p></draw:text-box></draw:frame></draw:g><draw:g text:anchor-type="paragraph" draw:z-index="135" draw:style-name="gr1"><draw:frame draw:name="Shape11" draw:style-name="gr28" draw:text-style-name="P20" svg:width="0.2531in" svg:height="0.1925in" draw:transform="rotate (-0.802851455917392) translate (1.43194444444444in 1.12083333333333in)"><draw:text-box><text:p>.…</text:p></draw:text-box></draw:frame><draw:frame draw:name="Shape11" draw:style-name="gr32" draw:text-style-name="P20" svg:width="0.3248in" svg:height="0.2413in" draw:transform="rotate (-0.802851455917392) translate (2.18402777777778in 0.455555555555556in)"><draw:text-box><text:p>….</text:p></draw:text-box></draw:frame><draw:custom-shape draw:name="Shape2" draw:style-name="gr33" svg:width="0.7587in" svg:height="0.6587in" svg:x="1.2575in" svg:y="0.4917in"><text:p/><draw:enhanced-geometry svg:viewBox="0 0 21600 21600" draw:type="rectangle" draw:enhanced-path="M 0 0 L 21600 0 21600 21600 0 21600 0 0 Z N"/></draw:custom-shape><draw:custom-shape draw:name="Shape2" draw:style-name="gr33" svg:width="0.7587in" svg:height="0.6587in" svg:x="1.324in" svg:y="0.5575in"><text:p/><draw:enhanced-geometry svg:viewBox="0 0 21600 21600" draw:type="rectangle" draw:enhanced-path="M 0 0 L 21600 0 21600 21600 0 21600 0 0 Z N"/></draw:custom-shape><draw:custom-shape draw:name="Shape2" draw:style-name="gr33" svg:width="0.7587in" svg:height="0.6587in" svg:x="1.4764in" svg:y="0.7039in"><text:p/><draw:enhanced-geometry svg:viewBox="0 0 21600 21600" draw:type="rectangle" draw:enhanced-path="M 0 0 L 21600 0 21600 21600 0 21600 0 0 Z N"/></draw:custom-shape><draw:frame draw:name="Shape11" draw:style-name="gr32" draw:text-style-name="P20" svg:width="0.3248in" svg:height="0.2413in" draw:transform="rotate (-0.802851455917392) translate (1.45902777777778in 0.458333333333333in)"><draw:text-box><text:p>….</text:p></draw:text-box></draw:frame></draw:g><draw:custom-shape text:anchor-type="paragraph" draw:z-index="136" draw:name="Shape2" draw:style-name="gr73" svg:width="0.7587in" svg:height="0.6587in" svg:x="0.2457in" svg:y="0.5882in"><text:p/><draw:enhanced-geometry svg:viewBox="0 0 21600 21600" draw:type="rectangle" draw:enhanced-path="M 0 0 L 21600 0 21600 21600 0 21600 0 0 Z N"/></draw:custom-shape><draw:g text:anchor-type="paragraph" draw:z-index="137" draw:style-name="gr1"><draw:custom-shape draw:name="Shape3" draw:style-name="gr34" draw:text-style-name="P21" svg:width="0.1559in" svg:height="0.1295in" svg:x="1.7445in" svg:y="0.911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1.9in" svg:y1="0.911in" svg:x2="2.7925in" svg:y2="1.0197in"><text:p/></draw:line><draw:line draw:name="Shape4" draw:style-name="gr35" draw:text-style-name="P8" svg:x1="1.8996in" svg:y1="1.0402in" svg:x2="2.7921in" svg:y2="1.0402in"><text:p/></draw:line></draw:g></draw:g><draw:custom-shape text:anchor-type="paragraph" draw:z-index="138" draw:name="Shape3" draw:style-name="gr74" draw:text-style-name="P21" svg:width="0.1421in" svg:height="0.1461in" svg:x="2.7925in" svg:y="0.9016in"><text:p/><draw:enhanced-geometry svg:viewBox="0 0 21600 21600" draw:type="rectangle" draw:enhanced-path="M 0 0 L 21600 0 21600 21600 0 21600 0 0 Z N"/></draw:custom-shape><draw:g text:anchor-type="paragraph" draw:z-index="139" draw:style-name="gr1"><draw:custom-shape draw:name="Shape3" draw:style-name="gr37" draw:text-style-name="P21" svg:width="0.1886in" svg:height="0.1886in" svg:x="0.6807in" svg:y="0.8382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0.8646in" svg:y1="0.8382in" svg:x2="1.7449in" svg:y2="1.0047in"><text:p/></draw:line><draw:line draw:name="Shape4" draw:style-name="gr35" draw:text-style-name="P8" svg:x1="0.8646in" svg:y1="1.0264in" svg:x2="1.7449in" svg:y2="1.0264in"><text:p/></draw:line></draw:g></draw:g><draw:frame text:anchor-type="paragraph" draw:z-index="140" draw:name="Shape9" draw:style-name="gr84" draw:text-style-name="P23" svg:width="0.326in" svg:height="0.124in" draw:transform="rotate (-0.00907571211037019) translate (1.61041666666667in 1.36041666666667in)"><draw:text-box><text:p><text:span text:style-name="T6">w x h</text:span></text:p></draw:text-box></draw:frame><draw:frame text:anchor-type="paragraph" draw:z-index="141" draw:name="Shape9" draw:style-name="gr84" draw:text-style-name="P23" svg:width="0.2713in" svg:height="0.124in" draw:transform="rotate (-0.00907571211037019) translate (2.69375in 1.23472222222222in)"><draw:text-box><text:p><text:span text:style-name="T6">w x h </text:span></text:p></draw:text-box></draw:frame><draw:frame text:anchor-type="paragraph" draw:z-index="142" draw:name="Shape5" draw:style-name="gr87" draw:text-style-name="P25" svg:width="0.2988in" svg:height="0.1461in" svg:x="0.5264in" svg:y="0.4728in"><draw:text-box><text:p text:style-name="P8"><text:span text:style-name="T2">Input</text:span></text:p></draw:text-box></draw:frame><draw:g text:anchor-type="paragraph" draw:z-index="143" draw:style-name="gr1"><draw:line draw:name="Shape4" draw:style-name="gr4" draw:text-style-name="P8" svg:x1="5.3657in" svg:y1="0.813in" svg:x2="5.4839in" svg:y2="1.1276in"><text:p/></draw:line><draw:frame draw:name="Shape5" draw:style-name="gr58" draw:text-style-name="P23" svg:width="0.187in" svg:height="0.1386in" svg:x="5.298in" svg:y="0.7217in"><draw:text-box><text:p><text:span text:style-name="T6">FC2</text:span></text:p></draw:text-box></draw:frame><draw:frame draw:name="Shape5" draw:style-name="gr113" draw:text-style-name="P34" svg:width="0.374in" svg:height="0.1606in" svg:x="5.5181in" svg:y="1.1465in"><draw:text-box><text:p><text:span text:style-name="T10">FC2 outputs</text:span></text:p></draw:text-box></draw:frame><draw:g draw:style-name="gr2"><draw:line draw:name="Shape6" draw:style-name="gr3" draw:text-style-name="P7" svg:x1="5.0803in" svg:y1="1.128in" svg:x2="5.4772in" svg:y2="1.128in"><text:p/></draw:line><draw:line draw:name="Shape6" draw:style-name="gr3" draw:text-style-name="P7" svg:x1="4.9925in" svg:y1="0.813in" svg:x2="5.3591in" svg:y2="0.813in"><text:p/></draw:line><draw:line draw:name="Shape6" draw:style-name="gr3" draw:text-style-name="P7" svg:x1="5.0803in" svg:y1="1.1272in" svg:x2="5.4051in" svg:y2="1.0035in"><text:p/></draw:line><draw:line draw:name="Shape6" draw:style-name="gr3" draw:text-style-name="P7" svg:x1="5.0886in" svg:y1="1.0012in" svg:x2="5.439in" svg:y2="1.0626in"><text:p/></draw:line><draw:line draw:name="Shape6" draw:style-name="gr3" draw:text-style-name="P7" svg:x1="5.0886in" svg:y1="0.9217in" svg:x2="5.4051in" svg:y2="1.0016in"><text:p/></draw:line><draw:line draw:name="Shape6" draw:style-name="gr3" draw:text-style-name="P7" svg:x1="5.0236in" svg:y1="0.8598in" svg:x2="5.374in" svg:y2="0.9213in"><text:p/></draw:line><draw:line draw:name="Shape6" draw:style-name="gr3" draw:text-style-name="P7" svg:x1="5.1236in" svg:y1="0.952in" svg:x2="5.3811in" svg:y2="0.8598in"><text:p/></draw:line><draw:line draw:name="Shape6" draw:style-name="gr3" draw:text-style-name="P7" svg:x1="5.0886in" svg:y1="1.0626in" svg:x2="5.3811in" svg:y2="0.939in"><text:p/></draw:line></draw:g><draw:g draw:style-name="gr2"><draw:line draw:name="Shape6" draw:style-name="gr3" draw:text-style-name="P7" svg:x1="5.4776in" svg:y1="1.128in" svg:x2="5.8744in" svg:y2="1.128in"><text:p/></draw:line><draw:line draw:name="Shape6" draw:style-name="gr3" draw:text-style-name="P7" svg:x1="5.3894in" svg:y1="0.813in" svg:x2="5.7559in" svg:y2="0.813in"><text:p/></draw:line><draw:line draw:name="Shape6" draw:style-name="gr3" draw:text-style-name="P7" svg:x1="5.4776in" svg:y1="1.1272in" svg:x2="5.8024in" svg:y2="1.0035in"><text:p/></draw:line><draw:line draw:name="Shape6" draw:style-name="gr3" draw:text-style-name="P7" svg:x1="5.4528in" svg:y1="0.9791in" svg:x2="5.8366in" svg:y2="1.0638in"><text:p/></draw:line><draw:line draw:name="Shape6" draw:style-name="gr3" draw:text-style-name="P7" svg:x1="5.4209in" svg:y1="0.898in" svg:x2="5.8035in" svg:y2="1.002in"><text:p/></draw:line><draw:line draw:name="Shape6" draw:style-name="gr3" draw:text-style-name="P7" svg:x1="5.4209in" svg:y1="0.8598in" svg:x2="5.7713in" svg:y2="0.9213in"><text:p/></draw:line><draw:line draw:name="Shape6" draw:style-name="gr3" draw:text-style-name="P7" svg:x1="5.4528in" svg:y1="0.978in" svg:x2="5.7787in" svg:y2="0.8598in"><text:p/></draw:line><draw:line draw:name="Shape6" draw:style-name="gr3" draw:text-style-name="P7" svg:x1="5.4858in" svg:y1="1.0626in" svg:x2="5.7783in" svg:y2="0.939in"><text:p/></draw:line></draw:g><draw:line draw:name="Shape4" draw:style-name="gr4" draw:text-style-name="P8" svg:x1="5.7559in" svg:y1="0.813in" svg:x2="5.874in" svg:y2="1.1276in"><text:p/></draw:line><draw:g draw:style-name="gr2"><draw:line draw:name="Shape6" draw:style-name="gr3" draw:text-style-name="P7" svg:x1="5.8744in" svg:y1="1.1087in" svg:x2="6.0551in" svg:y2="1.1087in"><text:p/></draw:line><draw:line draw:name="Shape6" draw:style-name="gr3" draw:text-style-name="P7" svg:x1="5.7882in" svg:y1="0.813in" svg:x2="5.9748in" svg:y2="0.813in"><text:p/></draw:line><draw:line draw:name="Shape6" draw:style-name="gr3" draw:text-style-name="P7" svg:x1="5.8591in" svg:y1="1.05in" svg:x2="6.0457in" svg:y2="1.05in"><text:p/></draw:line><draw:line draw:name="Shape6" draw:style-name="gr3" draw:text-style-name="P7" svg:x1="5.8118in" svg:y1="0.9055in" svg:x2="5.9894in" svg:y2="0.9055in"><text:p/></draw:line><draw:line draw:name="Shape6" draw:style-name="gr3" draw:text-style-name="P7" svg:x1="5.8063in" svg:y1="0.8583in" svg:x2="5.9634in" svg:y2="0.8583in"><text:p/></draw:line><draw:line draw:name="Shape6" draw:style-name="gr3" draw:text-style-name="P7" svg:x1="5.8272in" svg:y1="0.9571in" svg:x2="5.9996in" svg:y2="0.9539in"><text:p/></draw:line><draw:line draw:name="Shape6" draw:style-name="gr3" draw:text-style-name="P7" svg:x1="5.848in" svg:y1="1.0012in" svg:x2="6.0378in" svg:y2="1.0012in"><text:p/></draw:line></draw:g><draw:frame draw:name="Shape5" draw:style-name="gr58" draw:text-style-name="P23" svg:width="0.187in" svg:height="0.1386in" svg:x="5.6878in" svg:y="0.7098in"><draw:text-box><text:p><text:span text:style-name="T6">FC3</text:span></text:p></draw:text-box></draw:frame></draw:g><draw:frame text:anchor-type="paragraph" draw:z-index="145" draw:name="Shape9" draw:style-name="gr84" draw:text-style-name="P23" svg:width="0.1161in" svg:height="0.124in" draw:transform="rotate (-0.785398163397448) translate (1.37569444444444in 1.26319444444444in)"><draw:text-box><text:p><text:span text:style-name="T6">d</text:span></text:p></draw:text-box></draw:frame><draw:frame text:anchor-type="paragraph" draw:z-index="146" draw:name="Shape9" draw:style-name="gr84" draw:text-style-name="P23" svg:width="0.1161in" svg:height="0.124in" draw:transform="rotate (-0.785398163397448) translate (2.41388888888889in 1.12152777777778in)"><draw:text-box><text:p><text:span text:style-name="T6">d</text:span></text:p></draw:text-box></draw:frame><draw:g text:anchor-type="paragraph" draw:z-index="122" draw:style-name="gr1"><draw:frame draw:name="Shape11" draw:style-name="gr97" draw:text-style-name="P40" svg:width="0.1496in" svg:height="0.3433in" draw:transform="rotate (-0.799535330338603) translate (4.33611111111111in 0.967361111111111in)"><draw:text-box><text:p><text:span text:style-name="T15">...</text:span></text:p></draw:text-box></draw:frame><draw:frame draw:name="Shape11" draw:style-name="gr28" draw:text-style-name="P20" svg:width="0.1323in" svg:height="0.1925in" draw:transform="rotate (-0.807738377822975) translate (4.64652777777778in 0.754861111111111in)"><draw:text-box><text:p>...</text:p></draw:text-box></draw:frame><draw:custom-shape draw:name="Shape2" draw:style-name="gr98" svg:width="0.3098in" svg:height="0.2689in" svg:x="4.2472in" svg:y="0.772in"><text:p/><draw:enhanced-geometry svg:viewBox="0 0 21600 21600" draw:type="rectangle" draw:enhanced-path="M 0 0 L 21600 0 21600 21600 0 21600 0 0 Z N"/></draw:custom-shape><draw:custom-shape draw:name="Shape2" draw:style-name="gr99" svg:width="0.3106in" svg:height="0.2689in" svg:x="4.2736in" svg:y="0.7992in"><text:p/><draw:enhanced-geometry svg:viewBox="0 0 21600 21600" draw:type="rectangle" draw:enhanced-path="M 0 0 L 21600 0 21600 21600 0 21600 0 0 Z N"/></draw:custom-shape><draw:custom-shape draw:name="Shape2" draw:style-name="gr98" svg:width="0.3098in" svg:height="0.2689in" svg:x="4.3366in" svg:y="0.8591in"><text:p/><draw:enhanced-geometry svg:viewBox="0 0 21600 21600" draw:type="rectangle" draw:enhanced-path="M 0 0 L 21600 0 21600 21600 0 21600 0 0 Z N"/></draw:custom-shape><draw:frame draw:name="Shape11" draw:style-name="gr40" draw:text-style-name="P40" svg:width="0.1331in" svg:height="0.1724in" draw:transform="rotate (-0.8002334620394) translate (4.33263888888889in 0.685416666666667in)"><draw:text-box><text:p><text:span text:style-name="T15">…</text:span></text:p></draw:text-box></draw:frame></draw:g><draw:g text:anchor-type="paragraph" draw:z-index="123" draw:style-name="gr1"><draw:frame draw:name="Shape11" draw:style-name="gr100" draw:text-style-name="P34" svg:width="0.1398in" svg:height="0.1949in" draw:transform="rotate (-0.799535330338603) translate (3.74236111111111in 0.975in)"><draw:text-box><text:p><text:span text:style-name="T15">…</text:span></text:p></draw:text-box></draw:frame><draw:frame draw:name="Shape11" draw:style-name="gr101" draw:text-style-name="P28" svg:width="0.1787in" svg:height="0.3843in" draw:transform="rotate (-0.804596785169387) translate (4.15625in 0.661805555555556in)"><draw:text-box><text:p><text:span text:style-name="T9">…</text:span><text:span text:style-name="T9">.</text:span></text:p></draw:text-box></draw:frame><draw:custom-shape draw:name="Shape2" draw:style-name="gr102" draw:text-style-name="P29" svg:width="0.4169in" svg:height="0.3614in" svg:x="3.6472in" svg:y="0.6819in"><text:p/><draw:enhanced-geometry svg:viewBox="0 0 21600 21600" draw:type="rectangle" draw:enhanced-path="M 0 0 L 21600 0 21600 21600 0 21600 0 0 Z N"/></draw:custom-shape><draw:custom-shape draw:name="Shape2" draw:style-name="gr103" draw:text-style-name="P29" svg:width="0.4177in" svg:height="0.3614in" svg:x="3.6835in" svg:y="0.7181in"><text:p/><draw:enhanced-geometry svg:viewBox="0 0 21600 21600" draw:type="rectangle" draw:enhanced-path="M 0 0 L 21600 0 21600 21600 0 21600 0 0 Z N"/></draw:custom-shape><draw:custom-shape draw:name="Shape2" draw:style-name="gr102" draw:text-style-name="P29" svg:width="0.4169in" svg:height="0.3614in" svg:x="3.7673in" svg:y="0.7988in"><text:p/><draw:enhanced-geometry svg:viewBox="0 0 21600 21600" draw:type="rectangle" draw:enhanced-path="M 0 0 L 21600 0 21600 21600 0 21600 0 0 Z N"/></draw:custom-shape><draw:frame draw:name="Shape11" draw:style-name="gr104" draw:text-style-name="P40" svg:width="0.1795in" svg:height="0.1941in" draw:transform="rotate (-0.799011731563004) translate (3.75694444444444in 0.621527777777778in)"><draw:text-box><text:p><text:span text:style-name="T15">…</text:span></text:p></draw:text-box></draw:frame></draw:g><draw:g text:anchor-type="paragraph" draw:z-index="124" draw:style-name="gr1"><draw:custom-shape draw:name="Shape3" draw:style-name="gr105" draw:text-style-name="P21" svg:width="0.0862in" svg:height="0.0713in" svg:x="3.9256in" svg:y="0.9291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4.0114in" svg:y1="0.9287in" svg:x2="4.5016in" svg:y2="0.9886in"><text:p/></draw:line><draw:line draw:name="Shape4" draw:style-name="gr35" draw:text-style-name="P8" svg:x1="4.011in" svg:y1="0.9996in" svg:x2="4.5012in" svg:y2="0.9996in"><text:p/></draw:line></draw:g></draw:g><draw:custom-shape text:anchor-type="paragraph" draw:z-index="125" draw:name="Shape3" draw:style-name="gr106" draw:text-style-name="P21" svg:width="0.078in" svg:height="0.0803in" svg:x="4.5016in" svg:y="0.9236in"><text:p/><draw:enhanced-geometry svg:viewBox="0 0 21600 21600" draw:type="rectangle" draw:enhanced-path="M 0 0 L 21600 0 21600 21600 0 21600 0 0 Z N"/></draw:custom-shape><draw:frame text:anchor-type="paragraph" draw:z-index="126" draw:name="Shape9" draw:style-name="gr107" draw:text-style-name="P23" svg:width="0.215in" svg:height="0.0969in" draw:transform="rotate (-0.00767944870877482) translate (3.85208333333333in 1.17569444444444in)"><draw:text-box><text:p><text:span text:style-name="T6">w x h</text:span></text:p></draw:text-box></draw:frame><draw:frame text:anchor-type="paragraph" draw:z-index="127" draw:name="Shape9" draw:style-name="gr108" draw:text-style-name="P23" svg:width="0.1913in" svg:height="0.1925in" draw:transform="rotate (-0.0139626340159549) translate (4.4125in 1.13472222222222in)"><draw:text-box><text:p><text:span text:style-name="T6">w x h </text:span></text:p></draw:text-box></draw:frame><draw:frame text:anchor-type="paragraph" draw:z-index="132" draw:name="Shape9" draw:style-name="gr107" draw:text-style-name="P23" svg:width="0.0642in" svg:height="0.0969in" draw:transform="rotate (-0.785398163397448) translate (3.72291666666667in 1.12222222222222in)"><draw:text-box><text:p><text:span text:style-name="T6">d</text:span></text:p></draw:text-box></draw:frame><draw:frame text:anchor-type="paragraph" draw:z-index="133" draw:name="Shape9" draw:style-name="gr107" draw:text-style-name="P23" svg:width="0.065in" svg:height="0.0969in" draw:transform="rotate (-0.785398163397448) translate (4.27708333333333in 1.07430555555556in)"><draw:text-box><text:p><text:span text:style-name="T6">d</text:span></text:p></draw:text-box></draw:frame><draw:frame text:anchor-type="paragraph" draw:z-index="128" draw:name="Shape5" draw:style-name="gr109" draw:text-style-name="P41" svg:width="0.3634in" svg:height="0.1551in" svg:x="3.5083in" svg:y="0.2272in"><draw:text-box><text:p text:style-name="P26"><text:span text:style-name="T16">Convolution</text:span></text:p></draw:text-box></draw:frame><draw:line text:anchor-type="paragraph" draw:z-index="129" draw:name="Shape7" draw:style-name="gr81" draw:text-style-name="P8" svg:x1="3.6102in" svg:y1="0.3819in" svg:x2="3.6102in" svg:y2="0.8055in"><text:p/></draw:line><draw:frame text:anchor-type="paragraph" draw:z-index="130" draw:name="Shape5" draw:style-name="gr110" draw:text-style-name="P42" svg:width="0.363in" svg:height="0.1724in" svg:x="3.9917in" svg:y="0.2161in"><draw:text-box><text:p text:style-name="P26"><text:span text:style-name="T16"><text:s/></text:span><text:span text:style-name="T16">Max Pooling </text:span></text:p></draw:text-box></draw:frame><draw:line text:anchor-type="paragraph" draw:z-index="131" draw:name="Shape7" draw:style-name="gr81" draw:text-style-name="P8" svg:x1="4.2134in" svg:y1="0.3882in" svg:x2="4.2134in" svg:y2="0.802in"><text:p/></draw:line><draw:g text:anchor-type="paragraph" draw:z-index="144" draw:style-name="gr1"><draw:frame draw:name="Shape5" draw:style-name="gr88" draw:text-style-name="P37" svg:width="0.6614in" svg:height="0.2567in" svg:x="1.0874in" svg:y="0.1819in"><draw:text-box><text:p text:style-name="P26"><text:span text:style-name="T13"><text:s/></text:span><text:span text:style-name="T13">Convolution</text:span></text:p></draw:text-box></draw:frame><draw:line draw:name="Shape7" draw:style-name="gr43" draw:text-style-name="P8" svg:x1="1.1693in" svg:y1="0.4382in" svg:x2="1.1693in" svg:y2="0.6862in"><text:p/></draw:line><draw:frame draw:name="Shape5" draw:style-name="gr90" draw:text-style-name="P43" svg:width="0.6614in" svg:height="0.1815in" svg:x="1.9421in" svg:y="0.2138in"><draw:text-box><text:p text:style-name="P26"><text:span text:style-name="T13"><text:s/></text:span><text:span text:style-name="T13">Max Pooling </text:span></text:p></draw:text-box></draw:frame><draw:line draw:name="Shape7" draw:style-name="gr43" draw:text-style-name="P8" svg:x1="2.2681in" svg:y1="0.3953in" svg:x2="2.2681in" svg:y2="0.6807in"><text:p/></draw:line></draw:g><draw:g text:anchor-type="paragraph" draw:z-index="149" draw:style-name="gr1"><draw:line draw:name="Shape4" draw:style-name="gr4" draw:text-style-name="P45" svg:x1="4.9524in" svg:y1="0.8016in" svg:x2="5.0705in" svg:y2="1.1181in"><text:p/></draw:line><draw:frame draw:name="Shape5" draw:style-name="gr116" draw:text-style-name="P23" svg:width="0.187in" svg:height="0.0969in" svg:x="4.8846in" svg:y="0.7098in"><draw:text-box><text:p><text:span text:style-name="T6">FC1</text:span></text:p></draw:text-box></draw:frame><draw:frame draw:name="Shape5" draw:style-name="gr117" draw:text-style-name="P34" svg:width="0.374in" svg:height="0.1079in" svg:x="5.1039in" svg:y="1.1378in"><draw:text-box><text:p><text:span text:style-name="T10">FC1 outputs</text:span></text:p></draw:text-box></draw:frame><draw:g draw:style-name="gr2"><draw:line draw:name="Shape6" draw:style-name="gr3" draw:text-style-name="P46" svg:x1="4.6665in" svg:y1="1.1185in" svg:x2="5.0634in" svg:y2="1.1185in"><text:p/></draw:line><draw:line draw:name="Shape6" draw:style-name="gr3" draw:text-style-name="P46" svg:x1="4.5787in" svg:y1="0.8016in" svg:x2="4.9453in" svg:y2="0.8016in"><text:p/></draw:line><draw:line draw:name="Shape6" draw:style-name="gr3" draw:text-style-name="P46" svg:x1="4.6665in" svg:y1="1.1181in" svg:x2="4.9913in" svg:y2="0.9937in"><text:p/></draw:line><draw:line draw:name="Shape6" draw:style-name="gr3" draw:text-style-name="P46" svg:x1="4.6736in" svg:y1="0.9909in" svg:x2="5.024in" svg:y2="1.0528in"><text:p/></draw:line><draw:line draw:name="Shape6" draw:style-name="gr3" draw:text-style-name="P46" svg:x1="4.6736in" svg:y1="0.9118in" svg:x2="4.9902in" svg:y2="0.9921in"><text:p/></draw:line><draw:line draw:name="Shape6" draw:style-name="gr3" draw:text-style-name="P46" svg:x1="4.6087in" svg:y1="0.85in" svg:x2="4.9591in" svg:y2="0.9118in"><text:p/></draw:line><draw:line draw:name="Shape6" draw:style-name="gr3" draw:text-style-name="P46" svg:x1="4.7091in" svg:y1="0.9425in" svg:x2="4.9665in" svg:y2="0.85in"><text:p/></draw:line><draw:line draw:name="Shape6" draw:style-name="gr3" draw:text-style-name="P46" svg:x1="4.6736in" svg:y1="1.0535in" svg:x2="4.9661in" svg:y2="0.9291in"><text:p/></draw:line></draw:g></draw:g><draw:g text:anchor-type="paragraph" draw:z-index="150" draw:style-name="gr1"><draw:frame draw:name="Shape11" draw:style-name="gr27" draw:text-style-name="P20" svg:width="0.1886in" svg:height="0.3512in" draw:transform="rotate (-0.803724120543389) translate (2.56041666666667in 3.14166666666667in)"><draw:text-box><text:p>...</text:p></draw:text-box></draw:frame><draw:frame draw:name="Shape11" draw:style-name="gr28" draw:text-style-name="P20" svg:width="0.2413in" svg:height="0.1925in" draw:transform="rotate (-0.803724120543389) translate (3.11736111111111in 2.65138888888889in)"><draw:text-box><text:p>...</text:p></draw:text-box></draw:frame><draw:custom-shape draw:name="Shape2" draw:style-name="gr29" svg:width="0.5642in" svg:height="0.4898in" svg:x="2.3909in" svg:y="2.6835in"><text:p/><draw:enhanced-geometry svg:viewBox="0 0 21600 21600" draw:type="rectangle" draw:enhanced-path="M 0 0 L 21600 0 21600 21600 0 21600 0 0 Z N"/></draw:custom-shape><draw:custom-shape draw:name="Shape2" draw:style-name="gr30" svg:width="0.5642in" svg:height="0.4906in" svg:x="2.4402in" svg:y="2.7327in"><text:p/><draw:enhanced-geometry svg:viewBox="0 0 21600 21600" draw:type="rectangle" draw:enhanced-path="M 0 0 L 21600 0 21600 21600 0 21600 0 0 Z N"/></draw:custom-shape><draw:custom-shape draw:name="Shape2" draw:style-name="gr31" svg:width="0.5634in" svg:height="0.4898in" svg:x="2.5539in" svg:y="2.8417in"><text:p/><draw:enhanced-geometry svg:viewBox="0 0 21600 21600" draw:type="rectangle" draw:enhanced-path="M 0 0 L 21600 0 21600 21600 0 21600 0 0 Z N"/></draw:custom-shape><draw:frame draw:name="Shape11" draw:style-name="gr28" draw:text-style-name="P20" svg:width="0.2421in" svg:height="0.1925in" draw:transform="rotate (-0.801629725440996) translate (2.54027777777778in 2.65902777777778in)"><draw:text-box><text:p>…</text:p></draw:text-box></draw:frame></draw:g><draw:g text:anchor-type="paragraph" draw:z-index="151" draw:style-name="gr1"><draw:frame draw:name="Shape11" draw:style-name="gr28" draw:text-style-name="P20" svg:width="0.2531in" svg:height="0.1925in" draw:transform="rotate (-0.802851455917392) translate (1.49375in 3.17986111111111in)"><draw:text-box><text:p>.…</text:p></draw:text-box></draw:frame><draw:frame draw:name="Shape11" draw:style-name="gr32" draw:text-style-name="P20" svg:width="0.3248in" svg:height="0.2413in" draw:transform="rotate (-0.802851455917392) translate (2.24583333333333in 2.51319444444444in)"><draw:text-box><text:p>….</text:p></draw:text-box></draw:frame><draw:custom-shape draw:name="Shape2" draw:style-name="gr33" svg:width="0.7587in" svg:height="0.6587in" svg:x="1.3193in" svg:y="2.5496in"><text:p/><draw:enhanced-geometry svg:viewBox="0 0 21600 21600" draw:type="rectangle" draw:enhanced-path="M 0 0 L 21600 0 21600 21600 0 21600 0 0 Z N"/></draw:custom-shape><draw:custom-shape draw:name="Shape2" draw:style-name="gr33" svg:width="0.7587in" svg:height="0.6587in" svg:x="1.3858in" svg:y="2.6154in"><text:p/><draw:enhanced-geometry svg:viewBox="0 0 21600 21600" draw:type="rectangle" draw:enhanced-path="M 0 0 L 21600 0 21600 21600 0 21600 0 0 Z N"/></draw:custom-shape><draw:custom-shape draw:name="Shape2" draw:style-name="gr33" svg:width="0.7587in" svg:height="0.6587in" svg:x="1.5382in" svg:y="2.7618in"><text:p/><draw:enhanced-geometry svg:viewBox="0 0 21600 21600" draw:type="rectangle" draw:enhanced-path="M 0 0 L 21600 0 21600 21600 0 21600 0 0 Z N"/></draw:custom-shape><draw:frame draw:name="Shape11" draw:style-name="gr32" draw:text-style-name="P20" svg:width="0.3248in" svg:height="0.2413in" draw:transform="rotate (-0.802851455917392) translate (1.52083333333333in 2.51597222222222in)"><draw:text-box><text:p>….</text:p></draw:text-box></draw:frame></draw:g><draw:custom-shape text:anchor-type="paragraph" draw:z-index="152" draw:name="Shape2" draw:style-name="gr73" svg:width="0.7587in" svg:height="0.6587in" svg:x="0.3075in" svg:y="2.6457in"><text:p/><draw:enhanced-geometry svg:viewBox="0 0 21600 21600" draw:type="rectangle" draw:enhanced-path="M 0 0 L 21600 0 21600 21600 0 21600 0 0 Z N"/></draw:custom-shape><draw:g text:anchor-type="paragraph" draw:z-index="153" draw:style-name="gr1"><draw:custom-shape draw:name="Shape3" draw:style-name="gr34" draw:text-style-name="P21" svg:width="0.1559in" svg:height="0.1295in" svg:x="1.8063in" svg:y="2.9689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1.9618in" svg:y1="2.9685in" svg:x2="2.8543in" svg:y2="3.0772in"><text:p/></draw:line><draw:line draw:name="Shape4" draw:style-name="gr35" draw:text-style-name="P8" svg:x1="1.9614in" svg:y1="3.0976in" svg:x2="2.8539in" svg:y2="3.0976in"><text:p/></draw:line></draw:g></draw:g><draw:custom-shape text:anchor-type="paragraph" draw:z-index="154" draw:name="Shape3" draw:style-name="gr74" draw:text-style-name="P21" svg:width="0.1421in" svg:height="0.1461in" svg:x="2.8543in" svg:y="2.9591in"><text:p/><draw:enhanced-geometry svg:viewBox="0 0 21600 21600" draw:type="rectangle" draw:enhanced-path="M 0 0 L 21600 0 21600 21600 0 21600 0 0 Z N"/></draw:custom-shape><draw:g text:anchor-type="paragraph" draw:z-index="155" draw:style-name="gr1"><draw:custom-shape draw:name="Shape3" draw:style-name="gr37" draw:text-style-name="P21" svg:width="0.1886in" svg:height="0.1886in" svg:x="0.7425in" svg:y="2.7181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0.9264in" svg:y1="2.7177in" svg:x2="1.8067in" svg:y2="2.8843in"><text:p/></draw:line><draw:line draw:name="Shape4" draw:style-name="gr35" draw:text-style-name="P8" svg:x1="0.9264in" svg:y1="2.9059in" svg:x2="1.8067in" svg:y2="2.9059in"><text:p/></draw:line></draw:g></draw:g><draw:frame text:anchor-type="paragraph" draw:z-index="156" draw:name="Shape9" draw:style-name="gr84" draw:text-style-name="P23" svg:width="0.326in" svg:height="0.124in" draw:transform="rotate (-0.00907571211037019) translate (1.67222222222222in 3.41805555555556in)"><draw:text-box><text:p><text:span text:style-name="T6">w x h</text:span></text:p></draw:text-box></draw:frame><draw:frame text:anchor-type="paragraph" draw:z-index="157" draw:name="Shape9" draw:style-name="gr84" draw:text-style-name="P23" svg:width="0.2713in" svg:height="0.124in" draw:transform="rotate (-0.00907571211037019) translate (2.69236111111111in 3.34444444444444in)"><draw:text-box><text:p><text:span text:style-name="T6">w x h </text:span></text:p></draw:text-box></draw:frame><draw:frame text:anchor-type="paragraph" draw:z-index="158" draw:name="Shape5" draw:style-name="gr87" draw:text-style-name="P25" svg:width="0.2988in" svg:height="0.1461in" svg:x="0.5882in" svg:y="2.5307in"><draw:text-box><text:p text:style-name="P8"><text:span text:style-name="T2">Input</text:span></text:p></draw:text-box></draw:frame><draw:g text:anchor-type="paragraph" draw:z-index="0" draw:style-name="gr1"><draw:g draw:style-name="gr2"><draw:line draw:name="Shape6" draw:style-name="gr3" draw:text-style-name="P7" svg:x1="3.1in" svg:y1="3.2642in" svg:x2="3.7146in" svg:y2="3.2642in"><text:p/></draw:line><draw:line draw:name="Shape6" draw:style-name="gr3" draw:text-style-name="P7" svg:x1="2.9642in" svg:y1="2.6827in" svg:x2="3.5315in" svg:y2="2.6827in"><text:p/></draw:line><draw:line draw:name="Shape6" draw:style-name="gr3" draw:text-style-name="P7" svg:x1="3.1in" svg:y1="3.2622in" svg:x2="3.6031in" svg:y2="3.0343in"><text:p/></draw:line><draw:line draw:name="Shape6" draw:style-name="gr3" draw:text-style-name="P7" svg:x1="3.0614in" svg:y1="2.9882in" svg:x2="3.6555in" svg:y2="3.1445in"><text:p/></draw:line><draw:line draw:name="Shape6" draw:style-name="gr3" draw:text-style-name="P7" svg:x1="3.0118in" svg:y1="2.8402in" svg:x2="3.6043in" svg:y2="3.0315in"><text:p/></draw:line><draw:line draw:name="Shape6" draw:style-name="gr3" draw:text-style-name="P7" svg:x1="3.0118in" svg:y1="2.7697in" svg:x2="3.5543in" svg:y2="2.8827in"><text:p/></draw:line><draw:line draw:name="Shape6" draw:style-name="gr3" draw:text-style-name="P7" svg:x1="3.0614in" svg:y1="2.9874in" svg:x2="3.5661in" svg:y2="2.7697in"><text:p/></draw:line><draw:line draw:name="Shape6" draw:style-name="gr3" draw:text-style-name="P7" svg:x1="3.1146in" svg:y1="3.1425in" svg:x2="3.5673in" svg:y2="2.9146in"><text:p/></draw:line></draw:g><draw:line draw:name="Shape4" draw:style-name="gr4" draw:text-style-name="P8" svg:x1="3.5327in" svg:y1="2.6827in" svg:x2="3.7157in" svg:y2="3.2626in"><text:p/></draw:line><draw:g draw:style-name="gr2"><draw:line draw:name="Shape6" draw:style-name="gr3" draw:text-style-name="P7" svg:x1="3.715in" svg:y1="3.2283in" svg:x2="3.9945in" svg:y2="3.2283in"><text:p/></draw:line><draw:line draw:name="Shape6" draw:style-name="gr3" draw:text-style-name="P7" svg:x1="3.5795in" svg:y1="2.6827in" svg:x2="3.8685in" svg:y2="2.6827in"><text:p/></draw:line><draw:line draw:name="Shape6" draw:style-name="gr3" draw:text-style-name="P7" svg:x1="3.6909in" svg:y1="3.1197in" svg:x2="3.9799in" svg:y2="3.1197in"><text:p/></draw:line><draw:line draw:name="Shape6" draw:style-name="gr3" draw:text-style-name="P7" svg:x1="3.6169in" svg:y1="2.8528in" svg:x2="3.8921in" svg:y2="2.8528in"><text:p/></draw:line><draw:line draw:name="Shape6" draw:style-name="gr3" draw:text-style-name="P7" svg:x1="3.6091in" svg:y1="2.7673in" svg:x2="3.852in" svg:y2="2.7673in"><text:p/></draw:line><draw:line draw:name="Shape6" draw:style-name="gr3" draw:text-style-name="P7" svg:x1="3.6417in" svg:y1="2.9488in" svg:x2="3.9087in" svg:y2="2.9433in"><text:p/></draw:line><draw:line draw:name="Shape6" draw:style-name="gr3" draw:text-style-name="P7" svg:x1="3.6736in" svg:y1="3.0291in" svg:x2="3.9673in" svg:y2="3.0291in"><text:p/></draw:line></draw:g><draw:frame draw:name="Shape5" draw:style-name="gr5" draw:text-style-name="P9" svg:width="0.2894in" svg:height="0.2559in" svg:x="3.4272in" svg:y="2.4929in"><draw:text-box><text:p><text:span text:style-name="T2">FC</text:span></text:p></draw:text-box></draw:frame></draw:g><draw:g text:anchor-type="paragraph" draw:z-index="159" draw:style-name="gr1"><draw:frame draw:name="Shape5" draw:style-name="gr88" draw:text-style-name="P37" svg:width="0.6614in" svg:height="0.2567in" svg:x="1.1492in" svg:y="2.2398in"><draw:text-box><text:p text:style-name="P26"><text:span text:style-name="T13"><text:s/></text:span><text:span text:style-name="T13">Convolution</text:span></text:p></draw:text-box></draw:frame><draw:line draw:name="Shape7" draw:style-name="gr43" draw:text-style-name="P8" svg:x1="1.2311in" svg:y1="2.4972in" svg:x2="1.2311in" svg:y2="2.7453in"><text:p/></draw:line><draw:frame draw:name="Shape5" draw:style-name="gr90" draw:text-style-name="P43" svg:width="0.6614in" svg:height="0.1815in" svg:x="2.0039in" svg:y="2.2717in"><draw:text-box><text:p text:style-name="P26"><text:span text:style-name="T13"><text:s/></text:span><text:span text:style-name="T13">Max Pooling </text:span></text:p></draw:text-box></draw:frame><draw:line draw:name="Shape7" draw:style-name="gr43" draw:text-style-name="P8" svg:x1="2.3299in" svg:y1="2.4531in" svg:x2="2.3299in" svg:y2="2.7386in"><text:p/></draw:line></draw:g><draw:frame text:anchor-type="paragraph" draw:z-index="160" draw:name="Shape9" draw:style-name="gr84" draw:text-style-name="P23" svg:width="0.1161in" svg:height="0.124in" draw:transform="rotate (-0.785398163397448) translate (1.4375in 3.32083333333333in)"><draw:text-box><text:p><text:span text:style-name="T6">d</text:span></text:p></draw:text-box></draw:frame><draw:frame text:anchor-type="paragraph" draw:z-index="161" draw:name="Shape9" draw:style-name="gr84" draw:text-style-name="P23" svg:width="0.1161in" svg:height="0.124in" draw:transform="rotate (-0.785398163397448) translate (2.44583333333333in 3.23402777777778in)"><draw:text-box><text:p><text:span text:style-name="T6">d</text:span></text:p></draw:text-box></draw:frame><draw:line text:anchor-type="paragraph" draw:z-index="147" draw:name="Shape12" draw:style-name="gr114" draw:text-style-name="P8" svg:x1="0.402in" svg:y1="1.7291in" svg:x2="6.7547in" svg:y2="1.7291in"><text:p/></draw:line><draw:frame text:anchor-type="paragraph" draw:z-index="148" draw:name="Shape13" draw:style-name="gr115" draw:text-style-name="P44" svg:width="0.5157in" svg:height="0.1925in" svg:x="3.0728in" svg:y="0.852in"><draw:text-box><text:p text:style-name="P8">……...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g text:anchor-type="paragraph" draw:z-index="162" draw:style-name="gr1"><draw:line draw:name="Shape4" draw:style-name="gr4" draw:text-style-name="P8" svg:x1="4.4732in" svg:y1="0.1795in" svg:x2="4.6366in" svg:y2="0.6602in"><text:p/></draw:line><draw:frame draw:name="Shape5" draw:style-name="gr118" draw:text-style-name="P9" svg:width="0.2579in" svg:height="0.2122in" svg:x="4.3795in" svg:y="0.0398in"><draw:text-box><text:p><text:span text:style-name="T2">FC1</text:span></text:p></draw:text-box></draw:frame><draw:frame draw:name="Shape5" draw:style-name="gr119" draw:text-style-name="P23" svg:width="0.5161in" svg:height="0.2453in" svg:x="4.6831in" svg:y="0.6898in"><draw:text-box><text:p><text:span text:style-name="T6">FC1 outputs</text:span></text:p></draw:text-box></draw:frame><draw:g draw:style-name="gr2"><draw:line draw:name="Shape6" draw:style-name="gr3" draw:text-style-name="P7" svg:x1="4.0791in" svg:y1="0.6618in" svg:x2="4.6276in" svg:y2="0.6618in"><text:p/></draw:line><draw:line draw:name="Shape6" draw:style-name="gr3" draw:text-style-name="P7" svg:x1="3.9579in" svg:y1="0.1795in" svg:x2="4.4646in" svg:y2="0.1795in"><text:p/></draw:line><draw:line draw:name="Shape6" draw:style-name="gr3" draw:text-style-name="P7" svg:x1="4.0791in" svg:y1="0.6602in" svg:x2="4.528in" svg:y2="0.4709in"><text:p/></draw:line><draw:line draw:name="Shape6" draw:style-name="gr3" draw:text-style-name="P7" svg:x1="4.089in" svg:y1="0.4677in" svg:x2="4.5732in" svg:y2="0.5614in"><text:p/></draw:line><draw:line draw:name="Shape6" draw:style-name="gr3" draw:text-style-name="P7" svg:x1="4.089in" svg:y1="0.3472in" svg:x2="4.5268in" svg:y2="0.4693in"><text:p/></draw:line><draw:line draw:name="Shape6" draw:style-name="gr3" draw:text-style-name="P7" svg:x1="3.9988in" svg:y1="0.2512in" svg:x2="4.4831in" svg:y2="0.3449in"><text:p/></draw:line><draw:line draw:name="Shape6" draw:style-name="gr3" draw:text-style-name="P7" svg:x1="4.137in" svg:y1="0.3917in" svg:x2="4.4929in" svg:y2="0.2512in"><text:p/></draw:line><draw:line draw:name="Shape6" draw:style-name="gr3" draw:text-style-name="P7" svg:x1="4.089in" svg:y1="0.563in" svg:x2="4.4929in" svg:y2="0.3736in"><text:p/></draw:line></draw:g></draw:g></text:p>
      <text:p text:style-name="P3"/>
      <text:p text:style-name="P3"/>
      <text:p text:style-name="P3"/>
      <text:p text:style-name="P3"/>
      <text:p text:style-name="P3"/>
      <text:p text:style-name="P3"><draw:g text:anchor-type="paragraph" draw:z-index="163" draw:style-name="gr1"><draw:g draw:style-name="gr2"><draw:frame draw:name="Shape11" draw:style-name="gr27" draw:text-style-name="P20" svg:width="0.1886in" svg:height="0.3512in" draw:transform="rotate (-0.803724120543389) translate (2.32638888888889in 0.934027777777778in)"><draw:text-box><text:p>...</text:p></draw:text-box></draw:frame><draw:frame draw:name="Shape11" draw:style-name="gr28" draw:text-style-name="P20" svg:width="0.2413in" svg:height="0.1925in" draw:transform="rotate (-0.803724120543389) translate (2.88472222222222in 0.445833333333333in)"><draw:text-box><text:p>...</text:p></draw:text-box></draw:frame><draw:custom-shape draw:name="Shape2" draw:style-name="gr29" svg:width="0.5642in" svg:height="0.4898in" svg:x="2.1583in" svg:y="0.4768in"><text:p/><draw:enhanced-geometry svg:viewBox="0 0 21600 21600" draw:type="rectangle" draw:enhanced-path="M 0 0 L 21600 0 21600 21600 0 21600 0 0 Z N"/></draw:custom-shape><draw:custom-shape draw:name="Shape2" draw:style-name="gr30" svg:width="0.5642in" svg:height="0.4906in" svg:x="2.2075in" svg:y="0.5264in"><text:p/><draw:enhanced-geometry svg:viewBox="0 0 21600 21600" draw:type="rectangle" draw:enhanced-path="M 0 0 L 21600 0 21600 21600 0 21600 0 0 Z N"/></draw:custom-shape><draw:custom-shape draw:name="Shape2" draw:style-name="gr31" svg:width="0.5634in" svg:height="0.4898in" svg:x="2.3213in" svg:y="0.6354in"><text:p/><draw:enhanced-geometry svg:viewBox="0 0 21600 21600" draw:type="rectangle" draw:enhanced-path="M 0 0 L 21600 0 21600 21600 0 21600 0 0 Z N"/></draw:custom-shape><draw:frame draw:name="Shape11" draw:style-name="gr28" draw:text-style-name="P20" svg:width="0.2421in" svg:height="0.1925in" draw:transform="rotate (-0.801629725440996) translate (2.30763888888889in 0.452777777777778in)"><draw:text-box><text:p>…</text:p></draw:text-box></draw:frame></draw:g><draw:g draw:style-name="gr2"><draw:frame draw:name="Shape11" draw:style-name="gr28" draw:text-style-name="P20" svg:width="0.2531in" svg:height="0.1925in" draw:transform="rotate (-0.802851455917392) translate (1.26180555555556in 0.972222222222222in)"><draw:text-box><text:p>.…</text:p></draw:text-box></draw:frame><draw:frame draw:name="Shape11" draw:style-name="gr32" draw:text-style-name="P20" svg:width="0.3248in" svg:height="0.2413in" draw:transform="rotate (-0.802851455917392) translate (2.01180555555556in 0.307638888888889in)"><draw:text-box><text:p>….</text:p></draw:text-box></draw:frame><draw:custom-shape draw:name="Shape2" draw:style-name="gr33" svg:width="0.7587in" svg:height="0.6587in" svg:x="1.0866in" svg:y="0.3429in"><text:p/><draw:enhanced-geometry svg:viewBox="0 0 21600 21600" draw:type="rectangle" draw:enhanced-path="M 0 0 L 21600 0 21600 21600 0 21600 0 0 Z N"/></draw:custom-shape><draw:custom-shape draw:name="Shape2" draw:style-name="gr33" svg:width="0.7587in" svg:height="0.6587in" svg:x="1.1531in" svg:y="0.4091in"><text:p/><draw:enhanced-geometry svg:viewBox="0 0 21600 21600" draw:type="rectangle" draw:enhanced-path="M 0 0 L 21600 0 21600 21600 0 21600 0 0 Z N"/></draw:custom-shape><draw:custom-shape draw:name="Shape2" draw:style-name="gr33" svg:width="0.7587in" svg:height="0.6587in" svg:x="1.3055in" svg:y="0.5555in"><text:p/><draw:enhanced-geometry svg:viewBox="0 0 21600 21600" draw:type="rectangle" draw:enhanced-path="M 0 0 L 21600 0 21600 21600 0 21600 0 0 Z N"/></draw:custom-shape><draw:frame draw:name="Shape11" draw:style-name="gr32" draw:text-style-name="P20" svg:width="0.3248in" svg:height="0.2413in" draw:transform="rotate (-0.802851455917392) translate (1.28819444444444in 0.310416666666667in)"><draw:text-box><text:p>….</text:p></draw:text-box></draw:frame></draw:g><draw:custom-shape draw:name="Shape2" draw:style-name="gr33" svg:width="0.7587in" svg:height="0.6587in" svg:x="0.0748in" svg:y="0.4394in"><text:p/><draw:enhanced-geometry svg:viewBox="0 0 21600 21600" draw:type="rectangle" draw:enhanced-path="M 0 0 L 21600 0 21600 21600 0 21600 0 0 Z N"/></draw:custom-shape><draw:g draw:style-name="gr2"><draw:custom-shape draw:name="Shape3" draw:style-name="gr34" draw:text-style-name="P21" svg:width="0.1559in" svg:height="0.1295in" svg:x="1.5736in" svg:y="0.7622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1.7291in" svg:y1="0.7622in" svg:x2="2.6217in" svg:y2="0.8709in"><text:p/></draw:line><draw:line draw:name="Shape4" draw:style-name="gr35" draw:text-style-name="P8" svg:x1="1.7287in" svg:y1="0.8913in" svg:x2="2.6213in" svg:y2="0.8913in"><text:p/></draw:line></draw:g></draw:g><draw:custom-shape draw:name="Shape3" draw:style-name="gr36" draw:text-style-name="P21" svg:width="0.1421in" svg:height="0.1461in" svg:x="2.6213in" svg:y="0.7528in"><text:p/><draw:enhanced-geometry svg:viewBox="0 0 21600 21600" draw:type="rectangle" draw:enhanced-path="M 0 0 L 21600 0 21600 21600 0 21600 0 0 Z N"/></draw:custom-shape><draw:g draw:style-name="gr2"><draw:custom-shape draw:name="Shape3" draw:style-name="gr37" draw:text-style-name="P21" svg:width="0.1886in" svg:height="0.1886in" svg:x="0.5409in" svg:y="0.6957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0.7236in" svg:y1="0.6961in" svg:x2="1.6039in" svg:y2="0.8626in"><text:p/></draw:line><draw:line draw:name="Shape4" draw:style-name="gr35" draw:text-style-name="P8" svg:x1="0.7236in" svg:y1="0.8843in" svg:x2="1.6039in" svg:y2="0.8843in"><text:p/></draw:line></draw:g></draw:g><draw:frame draw:name="Shape5" draw:style-name="gr38" draw:text-style-name="P22" svg:width="0.9114in" svg:height="0.1323in" svg:x="-0.0016in" svg:y="1.1457in"><draw:text-box><text:p text:style-name="P8"><text:span text:style-name="T6">1x192x256</text:span></text:p></draw:text-box></draw:frame><draw:frame draw:name="Shape8" draw:style-name="gr44" draw:text-style-name="P24" svg:width="0.1815in" svg:height="0.113in" svg:x="0.5539in" svg:y="0.5894in"><draw:text-box><text:p><text:span text:style-name="T7">3x3</text:span></text:p></draw:text-box></draw:frame><draw:frame draw:name="Shape8" draw:style-name="gr44" draw:text-style-name="P24" svg:width="0.1815in" svg:height="0.113in" svg:x="1.5736in" svg:y="0.65in"><draw:text-box><text:p><text:span text:style-name="T7">2x2</text:span></text:p></draw:text-box></draw:frame><draw:frame draw:name="Shape9" draw:style-name="gr45" draw:text-style-name="P23" svg:width="0.326in" svg:height="0.124in" draw:transform="rotate (-0.00907571211037019) translate (1.43958333333333in 1.21180555555556in)"><draw:text-box><text:p><text:span text:style-name="T6">254x190</text:span></text:p></draw:text-box></draw:frame><draw:frame draw:name="Shape9" draw:style-name="gr45" draw:text-style-name="P23" svg:width="0.2713in" svg:height="0.124in" draw:transform="rotate (-0.00907571211037019) translate (2.45972222222222in 1.13819444444444in)"><draw:text-box><text:p><text:span text:style-name="T6">127x95</text:span></text:p></draw:text-box></draw:frame><draw:frame draw:name="Shape5" draw:style-name="gr48" draw:text-style-name="P25" svg:width="0.2988in" svg:height="0.1461in" svg:x="0.3555in" svg:y="0.324in"><draw:text-box><text:p text:style-name="P8"><text:span text:style-name="T2">Input</text:span></text:p></draw:text-box></draw:frame><draw:frame draw:name="Shape5" draw:style-name="gr67" draw:text-style-name="P30" svg:width="0.6614in" svg:height="0.2567in" svg:x="0.9165in" svg:y="0.0339in"><draw:text-box><text:p text:style-name="P8"><text:span text:style-name="T6"><text:s/></text:span><text:span text:style-name="T6">Convolution C1</text:span></text:p><text:p text:style-name="P8"><text:span text:style-name="T10">Filters: 32</text:span></text:p><text:p text:style-name="P8"><text:span text:style-name="T10">kernel_size: 3x3</text:span></text:p></draw:text-box></draw:frame><draw:line draw:name="Shape7" draw:style-name="gr43" draw:text-style-name="P8" svg:x1="0.9984in" svg:y1="0.2886in" svg:x2="0.9984in" svg:y2="0.5366in"><text:p/></draw:line><draw:frame draw:name="Shape5" draw:style-name="gr68" draw:text-style-name="P31" svg:width="0.6614in" svg:height="0.1815in" svg:x="1.7713in" svg:y="0.065in"><draw:text-box><text:p text:style-name="P8"><text:span text:style-name="T6"><text:s/></text:span><text:span text:style-name="T6">Max Pooling P1</text:span></text:p><text:p text:style-name="P8"><text:span text:style-name="T10">kernel_size: 2x2</text:span></text:p></draw:text-box></draw:frame><draw:line draw:name="Shape7" draw:style-name="gr43" draw:text-style-name="P8" svg:x1="2.0965in" svg:y1="0.2469in" svg:x2="2.0965in" svg:y2="0.5323in"><text:p/></draw:line><draw:g draw:style-name="gr2"><draw:line draw:name="Shape4" draw:style-name="gr35" draw:text-style-name="P8" svg:x1="2.7618in" svg:y1="0.7531in" svg:x2="3.3126in" svg:y2="0.8819in"><text:p/></draw:line><draw:line draw:name="Shape4" draw:style-name="gr35" draw:text-style-name="P8" svg:x1="2.7618in" svg:y1="0.8988in" svg:x2="3.3126in" svg:y2="0.8988in"><text:p/></draw:line></draw:g><draw:frame draw:name="Shape9" draw:style-name="gr45" draw:text-style-name="P23" svg:width="0.1161in" svg:height="0.124in" draw:transform="rotate (-0.785398163397448) translate (1.20486111111111in 1.11458333333333in)"><draw:text-box><text:p><text:span text:style-name="T6">32</text:span></text:p></draw:text-box></draw:frame><draw:frame draw:name="Shape9" draw:style-name="gr45" draw:text-style-name="P23" svg:width="0.1161in" svg:height="0.124in" draw:transform="rotate (-0.785398163397448) translate (2.21319444444444in 1.02638888888889in)"><draw:text-box><text:p><text:span text:style-name="T6">32</text:span></text:p></draw:text-box></draw:frame><draw:g draw:style-name="gr2"><draw:custom-shape draw:name="Shape2" draw:style-name="gr120" draw:text-style-name="P29" svg:width="0.437in" svg:height="0.424in" svg:x="3.8559in" svg:y="0.5539in"><text:p/><draw:enhanced-geometry svg:viewBox="0 0 21600 21600" draw:type="rectangle" draw:enhanced-path="M 0 0 L 21600 0 21600 21600 0 21600 0 0 Z N"/></draw:custom-shape><draw:custom-shape draw:name="Shape2" draw:style-name="gr52" draw:text-style-name="P29" svg:width="0.565in" svg:height="0.4898in" svg:x="2.9858in" svg:y="0.4091in"><text:p/><draw:enhanced-geometry svg:viewBox="0 0 21600 21600" draw:type="rectangle" draw:enhanced-path="M 0 0 L 21600 0 21600 21600 0 21600 0 0 Z N"/></draw:custom-shape><draw:g draw:style-name="gr2"><draw:frame draw:name="Shape9" draw:style-name="gr45" draw:text-style-name="P23" svg:width="0.2776in" svg:height="0.124in" draw:transform="rotate (-0.00907571211037019) translate (3.33055555555556in 1.10277777777778in)"><draw:text-box><text:p><text:span text:style-name="T6">126x94</text:span></text:p></draw:text-box></draw:frame><draw:frame draw:name="Shape9" draw:style-name="gr46" draw:text-style-name="P23" svg:width="0.2394in" svg:height="0.1362in" draw:transform="rotate (-0.00907571211037019) translate (4.12152777777778in 1.07916666666667in)"><draw:text-box><text:p><text:span text:style-name="T6">63x47</text:span></text:p></draw:text-box></draw:frame><draw:g draw:style-name="gr2"><draw:frame draw:name="Shape11" draw:style-name="gr28" draw:text-style-name="P28" svg:width="0.1894in" svg:height="0.1925in" draw:transform="rotate (-0.80354958761819) translate (3.19930555555556in 0.902083333333333in)"><draw:text-box><text:p><text:span text:style-name="T9">...</text:span></text:p></draw:text-box></draw:frame><draw:frame draw:name="Shape11" draw:style-name="gr28" draw:text-style-name="P28" svg:width="0.2413in" svg:height="0.1925in" draw:transform="rotate (-0.803724120543389) translate (3.75833333333333in 0.411805555555556in)"><draw:text-box><text:p><text:span text:style-name="T9">...</text:span></text:p></draw:text-box></draw:frame><draw:custom-shape draw:name="Shape2" draw:style-name="gr52" draw:text-style-name="P29" svg:width="0.565in" svg:height="0.4898in" svg:x="3.0295in" svg:y="0.4449in"><text:p/><draw:enhanced-geometry svg:viewBox="0 0 21600 21600" draw:type="rectangle" draw:enhanced-path="M 0 0 L 21600 0 21600 21600 0 21600 0 0 Z N"/></draw:custom-shape><draw:custom-shape draw:name="Shape2" draw:style-name="gr53" draw:text-style-name="P29" svg:width="0.565in" svg:height="0.4913in" svg:x="3.0791in" svg:y="0.4937in"><text:p/><draw:enhanced-geometry svg:viewBox="0 0 21600 21600" draw:type="rectangle" draw:enhanced-path="M 0 0 L 21600 0 21600 21600 0 21600 0 0 Z N"/></draw:custom-shape><draw:custom-shape draw:name="Shape2" draw:style-name="gr31" draw:text-style-name="P29" svg:width="0.5634in" svg:height="0.4898in" svg:x="3.1921in" svg:y="0.6031in"><text:p/><draw:enhanced-geometry svg:viewBox="0 0 21600 21600" draw:type="rectangle" draw:enhanced-path="M 0 0 L 21600 0 21600 21600 0 21600 0 0 Z N"/></draw:custom-shape><draw:frame draw:name="Shape11" draw:style-name="gr28" draw:text-style-name="P28" svg:width="0.2425in" svg:height="0.1925in" draw:transform="rotate (-0.801629725440996) translate (3.17847222222222in 0.420833333333333in)"><draw:text-box><text:p><text:span text:style-name="T9">…</text:span></text:p></draw:text-box></draw:frame></draw:g><draw:g draw:style-name="gr2"><draw:frame draw:name="Shape11" draw:style-name="gr54" draw:text-style-name="P19" svg:width="0.1453in" svg:height="0.1669in" draw:transform="rotate (-0.802327857141794) translate (4.01944444444444in 0.932638888888889in)"><draw:text-box><text:p><text:span text:style-name="T5">...</text:span></text:p></draw:text-box></draw:frame><draw:frame draw:name="Shape11" draw:style-name="gr54" draw:text-style-name="P19" svg:width="0.1858in" svg:height="0.1669in" draw:transform="rotate (-0.803898653468588) translate (4.44652777777778in 0.557638888888889in)"><draw:text-box><text:p><text:span text:style-name="T5">...</text:span></text:p></draw:text-box></draw:frame><draw:custom-shape draw:name="Shape2" draw:style-name="gr55" draw:text-style-name="P29" svg:width="0.4331in" svg:height="0.376in" svg:x="3.8902in" svg:y="0.5827in"><text:p/><draw:enhanced-geometry svg:viewBox="0 0 21600 21600" draw:type="rectangle" draw:enhanced-path="M 0 0 L 21600 0 21600 21600 0 21600 0 0 Z N"/></draw:custom-shape><draw:custom-shape draw:name="Shape2" draw:style-name="gr56" draw:text-style-name="P29" svg:width="0.4335in" svg:height="0.3776in" svg:x="3.9276in" svg:y="0.6193in"><text:p/><draw:enhanced-geometry svg:viewBox="0 0 21600 21600" draw:type="rectangle" draw:enhanced-path="M 0 0 L 21600 0 21600 21600 0 21600 0 0 Z N"/></draw:custom-shape><draw:custom-shape draw:name="Shape2" draw:style-name="gr57" draw:text-style-name="P29" svg:width="0.4323in" svg:height="0.376in" svg:x="4.0146in" svg:y="0.7031in"><text:p/><draw:enhanced-geometry svg:viewBox="0 0 21600 21600" draw:type="rectangle" draw:enhanced-path="M 0 0 L 21600 0 21600 21600 0 21600 0 0 Z N"/></draw:custom-shape><draw:frame draw:name="Shape11" draw:style-name="gr54" draw:text-style-name="P19" svg:width="0.1862in" svg:height="0.1669in" draw:transform="rotate (-0.798662665712605) translate (4.00416666666667in 0.563888888888889in)"><draw:text-box><text:p><text:span text:style-name="T5">…</text:span></text:p></draw:text-box></draw:frame></draw:g><draw:g draw:style-name="gr2"><draw:custom-shape draw:name="Shape3" draw:style-name="gr66" draw:text-style-name="P21" svg:width="0.1323in" svg:height="0.1295in" svg:x="3.3457in" svg:y="0.8055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3.4764in" svg:y1="0.8059in" svg:x2="4.1815in" svg:y2="0.9146in"><text:p/></draw:line><draw:line draw:name="Shape4" draw:style-name="gr35" draw:text-style-name="P8" svg:x1="3.4764in" svg:y1="0.9327in" svg:x2="4.1815in" svg:y2="0.9327in"><text:p/></draw:line></draw:g></draw:g><draw:frame draw:name="Shape5" draw:style-name="gr67" draw:text-style-name="P30" svg:width="0.6614in" svg:height="0.2567in" svg:x="2.8803in" svg:y="0.0709in"><draw:text-box><text:p text:style-name="P8"><text:span text:style-name="T6"><text:s/></text:span><text:span text:style-name="T6">Convolution C2</text:span></text:p><text:p text:style-name="P8"><text:span text:style-name="T10">Filters: 64</text:span></text:p><text:p text:style-name="P8"><text:span text:style-name="T10">kernel_size: 2x2</text:span></text:p></draw:text-box></draw:frame><draw:line draw:name="Shape7" draw:style-name="gr43" draw:text-style-name="P8" svg:x1="2.9173in" svg:y1="0.3268in" svg:x2="2.9173in" svg:y2="0.5748in"><text:p/></draw:line><draw:frame draw:name="Shape5" draw:style-name="gr68" draw:text-style-name="P31" svg:width="0.6614in" svg:height="0.1815in" svg:x="3.6102in" svg:y="0.0756in"><draw:text-box><text:p text:style-name="P8"><text:span text:style-name="T6"><text:s/></text:span><text:span text:style-name="T6">Max Pooling P2</text:span></text:p><text:p text:style-name="P8"><text:span text:style-name="T10">kernel_size: 2x2</text:span></text:p></draw:text-box></draw:frame><draw:line draw:name="Shape7" draw:style-name="gr43" draw:text-style-name="P8" svg:x1="3.8264in" svg:y1="0.2559in" svg:x2="3.8264in" svg:y2="0.5413in"><text:p/></draw:line><draw:g draw:style-name="gr2"><draw:custom-shape draw:name="Shape3" draw:style-name="gr66" draw:text-style-name="P21" svg:width="0.1323in" svg:height="0.1295in" svg:x="4.1949in" svg:y="0.8248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4.3264in" svg:y1="0.8236in" svg:x2="4.8122in" svg:y2="0.9323in"><text:p/></draw:line><draw:line draw:name="Shape4" draw:style-name="gr35" draw:text-style-name="P8" svg:x1="4.3256in" svg:y1="0.9531in" svg:x2="4.8114in" svg:y2="0.9531in"><text:p/></draw:line></draw:g></draw:g><draw:frame draw:name="Shape9" draw:style-name="gr45" draw:text-style-name="P23" svg:width="0.1161in" svg:height="0.124in" draw:transform="rotate (-0.785398163397448) translate (3.09305555555556in 1.00763888888889in)"><draw:text-box><text:p><text:span text:style-name="T6">64</text:span></text:p></draw:text-box></draw:frame><draw:frame draw:name="Shape9" draw:style-name="gr45" draw:text-style-name="P23" svg:width="0.1161in" svg:height="0.124in" draw:transform="rotate (-0.785398163397448) translate (3.93125in 0.996527777777778in)"><draw:text-box><text:p><text:span text:style-name="T6">64</text:span></text:p></draw:text-box></draw:frame><draw:frame draw:name="Shape8" draw:style-name="gr44" draw:text-style-name="P24" svg:width="0.1815in" svg:height="0.113in" svg:x="3.3394in" svg:y="0.7055in"><draw:text-box><text:p><text:span text:style-name="T7">2x2</text:span></text:p></draw:text-box></draw:frame></draw:g></draw:g><draw:g draw:style-name="gr2"><draw:custom-shape draw:name="Shape2" draw:style-name="gr62" draw:text-style-name="P29" svg:width="0.3287in" svg:height="0.285in" svg:x="5.2075in" svg:y="0.6382in"><text:p/><draw:enhanced-geometry svg:viewBox="0 0 21600 21600" draw:type="rectangle" draw:enhanced-path="M 0 0 L 21600 0 21600 21600 0 21600 0 0 Z N"/></draw:custom-shape><draw:frame draw:name="Shape9" draw:style-name="gr47" draw:text-style-name="P23" svg:width="0.215in" svg:height="0.1185in" draw:transform="rotate (-0.00907571211037019) translate (4.83611111111111in 1.07361111111111in)"><draw:text-box><text:p><text:span text:style-name="T6">62x46</text:span></text:p></draw:text-box></draw:frame><draw:frame draw:name="Shape9" draw:style-name="gr47" draw:text-style-name="P23" svg:width="0.2425in" svg:height="0.1185in" draw:transform="rotate (-0.00907571211037019) translate (5.37777777777778in 1.06736111111111in)"><draw:text-box><text:p><text:span text:style-name="T6">31x23</text:span></text:p></draw:text-box></draw:frame><draw:g draw:style-name="gr2"><draw:custom-shape draw:name="Shape2" draw:style-name="gr62" draw:text-style-name="P29" svg:width="0.3287in" svg:height="0.285in" svg:x="5.1831in" svg:y="0.6091in"><text:p/><draw:enhanced-geometry svg:viewBox="0 0 21600 21600" draw:type="rectangle" draw:enhanced-path="M 0 0 L 21600 0 21600 21600 0 21600 0 0 Z N"/></draw:custom-shape><draw:custom-shape draw:name="Shape2" draw:style-name="gr62" draw:text-style-name="P29" svg:width="0.3287in" svg:height="0.285in" svg:x="5.2075in" svg:y="0.6331in"><text:p/><draw:enhanced-geometry svg:viewBox="0 0 21600 21600" draw:type="rectangle" draw:enhanced-path="M 0 0 L 21600 0 21600 21600 0 21600 0 0 Z N"/></draw:custom-shape><draw:g draw:style-name="gr2"><draw:frame draw:name="Shape11" draw:style-name="gr58" draw:text-style-name="P9" svg:width="0.1098in" svg:height="0.1386in" draw:transform="rotate (-0.803200521767791) translate (5.32847222222222in 0.926388888888889in)"><draw:text-box><text:p><text:span text:style-name="T2">...</text:span></text:p></draw:text-box></draw:frame><draw:frame draw:name="Shape11" draw:style-name="gr59" draw:text-style-name="P9" svg:width="0.1413in" svg:height="0.1378in" draw:transform="rotate (-0.802851455917392) translate (5.65416666666667in 0.640972222222222in)"><draw:text-box><text:p><text:span text:style-name="T2">...</text:span></text:p></draw:text-box></draw:frame><draw:custom-shape draw:name="Shape2" draw:style-name="gr60" draw:text-style-name="P29" svg:width="0.3295in" svg:height="0.285in" svg:x="5.2319in" svg:y="0.6594in"><text:p/><draw:enhanced-geometry svg:viewBox="0 0 21600 21600" draw:type="rectangle" draw:enhanced-path="M 0 0 L 21600 0 21600 21600 0 21600 0 0 Z N"/></draw:custom-shape><draw:custom-shape draw:name="Shape2" draw:style-name="gr61" draw:text-style-name="P29" svg:width="0.3303in" svg:height="0.2858in" svg:x="5.2602in" svg:y="0.6874in"><text:p/><draw:enhanced-geometry svg:viewBox="0 0 21600 21600" draw:type="rectangle" draw:enhanced-path="M 0 0 L 21600 0 21600 21600 0 21600 0 0 Z N"/></draw:custom-shape><draw:custom-shape draw:name="Shape2" draw:style-name="gr62" draw:text-style-name="P29" svg:width="0.3287in" svg:height="0.285in" svg:x="5.3264in" svg:y="0.7512in"><text:p/><draw:enhanced-geometry svg:viewBox="0 0 21600 21600" draw:type="rectangle" draw:enhanced-path="M 0 0 L 21600 0 21600 21600 0 21600 0 0 Z N"/></draw:custom-shape><draw:frame draw:name="Shape11" draw:style-name="gr58" draw:text-style-name="P9" svg:width="0.1413in" svg:height="0.1386in" draw:transform="rotate (-0.795870138909415) translate (5.31875in 0.64375in)"><draw:text-box><text:p><text:span text:style-name="T2">…</text:span></text:p></draw:text-box></draw:frame></draw:g></draw:g><draw:g draw:style-name="gr2"><draw:custom-shape draw:name="Shape2" draw:style-name="gr63" draw:text-style-name="P29" svg:width="0.4331in" svg:height="0.3768in" svg:x="4.5122in" svg:y="0.4965in"><text:p/><draw:enhanced-geometry svg:viewBox="0 0 21600 21600" draw:type="rectangle" draw:enhanced-path="M 0 0 L 21600 0 21600 21600 0 21600 0 0 Z N"/></draw:custom-shape><draw:g draw:style-name="gr2"><draw:custom-shape draw:name="Shape2" draw:style-name="gr63" draw:text-style-name="P29" svg:width="0.4331in" svg:height="0.3768in" svg:x="4.5437in" svg:y="0.5276in"><text:p/><draw:enhanced-geometry svg:viewBox="0 0 21600 21600" draw:type="rectangle" draw:enhanced-path="M 0 0 L 21600 0 21600 21600 0 21600 0 0 Z N"/></draw:custom-shape><draw:g draw:style-name="gr2"><draw:frame draw:name="Shape11" draw:style-name="gr41" draw:text-style-name="P19" svg:width="0.1453in" svg:height="0.1449in" draw:transform="rotate (-0.805643982720583) translate (4.70694444444444in 0.917361111111111in)"><draw:text-box><text:p><text:span text:style-name="T5">...</text:span></text:p></draw:text-box></draw:frame><draw:frame draw:name="Shape11" draw:style-name="gr41" draw:text-style-name="P19" svg:width="0.1858in" svg:height="0.1449in" draw:transform="rotate (-0.806516647346579) translate (5.13611111111111in 0.540972222222222in)"><draw:text-box><text:p><text:span text:style-name="T5">...</text:span></text:p></draw:text-box></draw:frame><draw:custom-shape draw:name="Shape2" draw:style-name="gr63" draw:text-style-name="P29" svg:width="0.4331in" svg:height="0.3768in" svg:x="4.5795in" svg:y="0.5665in"><text:p/><draw:enhanced-geometry svg:viewBox="0 0 21600 21600" draw:type="rectangle" draw:enhanced-path="M 0 0 L 21600 0 21600 21600 0 21600 0 0 Z N"/></draw:custom-shape><draw:custom-shape draw:name="Shape2" draw:style-name="gr64" draw:text-style-name="P29" svg:width="0.4335in" svg:height="0.3787in" svg:x="4.6165in" svg:y="0.6031in"><text:p/><draw:enhanced-geometry svg:viewBox="0 0 21600 21600" draw:type="rectangle" draw:enhanced-path="M 0 0 L 21600 0 21600 21600 0 21600 0 0 Z N"/></draw:custom-shape><draw:custom-shape draw:name="Shape2" draw:style-name="gr65" draw:text-style-name="P29" svg:width="0.4323in" svg:height="0.3768in" svg:x="4.7039in" svg:y="0.6874in"><text:p/><draw:enhanced-geometry svg:viewBox="0 0 21600 21600" draw:type="rectangle" draw:enhanced-path="M 0 0 L 21600 0 21600 21600 0 21600 0 0 Z N"/></draw:custom-shape><draw:frame draw:name="Shape11" draw:style-name="gr41" draw:text-style-name="P19" svg:width="0.187in" svg:height="0.1449in" draw:transform="rotate (-0.801106126665397) translate (4.69166666666667in 0.547222222222222in)"><draw:text-box><text:p><text:span text:style-name="T5">…</text:span></text:p></draw:text-box></draw:frame></draw:g></draw:g></draw:g><draw:g draw:style-name="gr2"><draw:custom-shape draw:name="Shape3" draw:style-name="gr66" draw:text-style-name="P21" svg:width="0.1323in" svg:height="0.1295in" svg:x="4.8386in" svg:y="0.8437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4.9705in" svg:y1="0.8437in" svg:x2="5.4563in" svg:y2="0.9524in"><text:p/></draw:line><draw:line draw:name="Shape4" draw:style-name="gr35" draw:text-style-name="P8" svg:x1="4.9705in" svg:y1="0.9732in" svg:x2="5.4563in" svg:y2="0.9732in"><text:p/></draw:line></draw:g></draw:g><draw:frame draw:name="Shape5" draw:style-name="gr67" draw:text-style-name="P30" svg:width="0.6614in" svg:height="0.2567in" svg:x="4.4201in" svg:y="0.0075in"><draw:text-box><text:p text:style-name="P8"><text:span text:style-name="T6"><text:s/></text:span><text:span text:style-name="T6">Convolution C3</text:span></text:p><text:p text:style-name="P8"><text:span text:style-name="T10">Filters: 128</text:span></text:p><text:p text:style-name="P8"><text:span text:style-name="T10">kernel_size: 2x2</text:span></text:p></draw:text-box></draw:frame><draw:line draw:name="Shape7" draw:style-name="gr43" draw:text-style-name="P8" svg:x1="4.465in" svg:y1="0.2646in" svg:x2="4.465in" svg:y2="0.4965in"><text:p/></draw:line><draw:frame draw:name="Shape5" draw:style-name="gr68" draw:text-style-name="P31" svg:width="0.6614in" svg:height="0.1815in" svg:x="4.9764in" svg:y="0.2858in"><draw:text-box><text:p text:style-name="P8"><text:span text:style-name="T6"><text:s/></text:span><text:span text:style-name="T6">Max Pooling P3</text:span></text:p><text:p text:style-name="P8"><text:span text:style-name="T10">kernel_size: 2x2</text:span></text:p></draw:text-box></draw:frame><draw:line draw:name="Shape7" draw:style-name="gr43" draw:text-style-name="P8" svg:x1="5.1469in" svg:y1="0.4673in" svg:x2="5.1469in" svg:y2="0.6547in"><text:p/></draw:line><draw:frame draw:name="Shape9" draw:style-name="gr45" draw:text-style-name="P23" svg:width="0.178in" svg:height="0.124in" draw:transform="rotate (-0.785398163397449) translate (4.59930555555556in 0.970833333333333in)"><draw:text-box><text:p><text:span text:style-name="T6">128</text:span></text:p></draw:text-box></draw:frame><draw:frame draw:name="Shape9" draw:style-name="gr45" draw:text-style-name="P23" svg:width="0.178in" svg:height="0.124in" draw:transform="rotate (-0.785398163397449) translate (5.22222222222222in 0.952777777777778in)"><draw:text-box><text:p><text:span text:style-name="T6">128</text:span></text:p></draw:text-box></draw:frame><draw:frame draw:name="Shape8" draw:style-name="gr44" draw:text-style-name="P24" svg:width="0.1815in" svg:height="0.113in" svg:x="4.8311in" svg:y="0.7311in"><draw:text-box><text:p><text:span text:style-name="T7">2x2</text:span></text:p></draw:text-box></draw:frame></draw:g><draw:g draw:style-name="gr2"><draw:g draw:style-name="gr2"><draw:line draw:name="Shape6" draw:style-name="gr3" draw:text-style-name="P7" svg:x1="5.6575in" svg:y1="1.0173in" svg:x2="6.0413in" svg:y2="1.0173in"><text:p/></draw:line><draw:line draw:name="Shape6" draw:style-name="gr3" draw:text-style-name="P7" svg:x1="5.5724in" svg:y1="0.6909in" svg:x2="5.9268in" svg:y2="0.6909in"><text:p/></draw:line><draw:line draw:name="Shape6" draw:style-name="gr3" draw:text-style-name="P7" svg:x1="5.6575in" svg:y1="1.0189in" svg:x2="5.9717in" svg:y2="0.8902in"><text:p/></draw:line><draw:line draw:name="Shape6" draw:style-name="gr3" draw:text-style-name="P7" svg:x1="5.6646in" svg:y1="0.8878in" svg:x2="6.0031in" svg:y2="0.9516in"><text:p/></draw:line><draw:line draw:name="Shape6" draw:style-name="gr3" draw:text-style-name="P7" svg:x1="5.6646in" svg:y1="0.8031in" svg:x2="5.9709in" svg:y2="0.8862in"><text:p/></draw:line><draw:line draw:name="Shape6" draw:style-name="gr3" draw:text-style-name="P7" svg:x1="5.6004in" svg:y1="0.7406in" svg:x2="5.939in" svg:y2="0.8043in"><text:p/></draw:line><draw:line draw:name="Shape6" draw:style-name="gr3" draw:text-style-name="P7" svg:x1="5.6984in" svg:y1="0.8362in" svg:x2="5.9472in" svg:y2="0.7406in"><text:p/></draw:line><draw:line draw:name="Shape6" draw:style-name="gr3" draw:text-style-name="P7" svg:x1="5.6646in" svg:y1="0.9512in" svg:x2="5.9472in" svg:y2="0.8224in"><text:p/></draw:line></draw:g><draw:g draw:style-name="gr2"><draw:line draw:name="Shape4" draw:style-name="gr35" draw:text-style-name="P8" svg:x1="5.6559in" svg:y1="0.7787in" svg:x2="5.9087in" svg:y2="0.6909in"><text:p/></draw:line><draw:g draw:style-name="gr2"><draw:line draw:name="Shape4" draw:style-name="gr35" draw:text-style-name="P8" svg:x1="6.5764in" svg:y1="0.75in" svg:x2="6.6823in" svg:y2="0.75in"><text:p/></draw:line><draw:line draw:name="Shape4" draw:style-name="gr35" draw:text-style-name="P8" svg:x1="6.5913in" svg:y1="0.7909in" svg:x2="6.6717in" svg:y2="0.7909in"><text:p/></draw:line></draw:g><draw:line draw:name="Shape4" draw:style-name="gr4" draw:text-style-name="P8" svg:x1="5.9264in" svg:y1="0.6909in" svg:x2="6.0406in" svg:y2="1.0177in"><text:p/></draw:line><draw:line draw:name="Shape4" draw:style-name="gr4" draw:text-style-name="P8" svg:x1="6.5524in" svg:y1="0.7354in" svg:x2="6.6224in" svg:y2="0.9177in"><text:p/></draw:line><draw:line draw:name="Shape6" draw:style-name="gr3" draw:text-style-name="P7" svg:x1="5.6646in" svg:y1="0.8878in" svg:x2="6.0031in" svg:y2="0.9516in"><text:p/></draw:line><draw:frame draw:name="Shape5" draw:style-name="gr121" draw:text-style-name="P9" svg:width="0.1807in" svg:height="0.1441in" svg:x="5.8602in" svg:y="0.5827in"><draw:text-box><text:p><text:span text:style-name="T2">FC1</text:span></text:p></draw:text-box></draw:frame><draw:frame draw:name="Shape5" draw:style-name="gr122" draw:text-style-name="P23" svg:width="0.237in" svg:height="0.1496in" svg:x="6.1177in" svg:y="1.0382in"><draw:text-box><text:p><text:span text:style-name="T6">500</text:span></text:p></draw:text-box></draw:frame><draw:frame draw:name="Shape5" draw:style-name="gr123" draw:text-style-name="P23" svg:width="0.2185in" svg:height="0.1252in" svg:x="6.4811in" svg:y="0.9819in"><draw:text-box><text:p><text:span text:style-name="T6">500</text:span></text:p></draw:text-box></draw:frame><draw:frame draw:name="Shape5" draw:style-name="gr124" draw:text-style-name="P23" svg:width="0.1087in" svg:height="0.1421in" svg:x="6.7122in" svg:y="0.7764in"><draw:text-box><text:p><text:span text:style-name="T6">16</text:span></text:p></draw:text-box></draw:frame><draw:line draw:name="Shape6" draw:style-name="gr3" draw:text-style-name="P7" svg:x1="5.6646in" svg:y1="0.8031in" svg:x2="5.9709in" svg:y2="0.8862in"><text:p/></draw:line><draw:line draw:name="Shape6" draw:style-name="gr3" draw:text-style-name="P7" svg:x1="5.6in" svg:y1="0.7406in" svg:x2="5.9386in" svg:y2="0.8043in"><text:p/></draw:line><draw:g draw:style-name="gr2"><draw:line draw:name="Shape6" draw:style-name="gr3" draw:text-style-name="P7" svg:x1="6.0343in" svg:y1="1.0173in" svg:x2="6.4181in" svg:y2="1.0173in"><text:p/></draw:line><draw:line draw:name="Shape6" draw:style-name="gr3" draw:text-style-name="P7" svg:x1="5.9492in" svg:y1="0.6909in" svg:x2="6.3035in" svg:y2="0.6909in"><text:p/></draw:line><draw:line draw:name="Shape6" draw:style-name="gr3" draw:text-style-name="P7" svg:x1="6.0343in" svg:y1="1.0189in" svg:x2="6.3484in" svg:y2="0.8902in"><text:p/></draw:line><draw:line draw:name="Shape6" draw:style-name="gr3" draw:text-style-name="P7" svg:x1="6.0087in" svg:y1="0.8622in" svg:x2="6.3795in" svg:y2="0.95in"><text:p/></draw:line><draw:line draw:name="Shape6" draw:style-name="gr3" draw:text-style-name="P7" svg:x1="5.9783in" svg:y1="0.7795in" svg:x2="6.3484in" svg:y2="0.8874in"><text:p/></draw:line><draw:line draw:name="Shape6" draw:style-name="gr3" draw:text-style-name="P7" svg:x1="5.9783in" svg:y1="0.7406in" svg:x2="6.3169in" svg:y2="0.8043in"><text:p/></draw:line><draw:line draw:name="Shape6" draw:style-name="gr3" draw:text-style-name="P7" svg:x1="6.0087in" svg:y1="0.8634in" svg:x2="6.3236in" svg:y2="0.7406in"><text:p/></draw:line><draw:line draw:name="Shape6" draw:style-name="gr3" draw:text-style-name="P7" svg:x1="6.0409in" svg:y1="0.9512in" svg:x2="6.3236in" svg:y2="0.8224in"><text:p/></draw:line></draw:g><draw:line draw:name="Shape4" draw:style-name="gr4" draw:text-style-name="P8" svg:x1="6.3028in" svg:y1="0.6909in" svg:x2="6.4169in" svg:y2="1.0177in"><text:p/></draw:line><draw:g draw:style-name="gr2"><draw:line draw:name="Shape6" draw:style-name="gr3" draw:text-style-name="P7" svg:x1="6.4173in" svg:y1="0.9984in" svg:x2="6.5921in" svg:y2="0.9173in"><text:p/></draw:line><draw:line draw:name="Shape6" draw:style-name="gr3" draw:text-style-name="P7" svg:x1="6.3323in" svg:y1="0.6909in" svg:x2="6.5512in" svg:y2="0.7571in"><text:p/></draw:line><draw:line draw:name="Shape6" draw:style-name="gr3" draw:text-style-name="P7" svg:x1="6.3882in" svg:y1="0.9378in" svg:x2="6.5921in" svg:y2="0.8409in"><text:p/></draw:line><draw:line draw:name="Shape6" draw:style-name="gr3" draw:text-style-name="P7" svg:x1="6.3705in" svg:y1="0.8209in" svg:x2="6.5752in" svg:y2="0.8732in"><text:p/></draw:line><draw:line draw:name="Shape6" draw:style-name="gr3" draw:text-style-name="P7" svg:x1="6.352in" svg:y1="0.7579in" svg:x2="6.5925in" svg:y2="0.839in"><text:p/></draw:line><draw:line draw:name="Shape6" draw:style-name="gr3" draw:text-style-name="P7" svg:x1="6.352in" svg:y1="0.7291in" svg:x2="6.552in" svg:y2="0.7772in"><text:p/></draw:line><draw:line draw:name="Shape6" draw:style-name="gr3" draw:text-style-name="P7" svg:x1="6.3705in" svg:y1="0.8209in" svg:x2="6.5504in" svg:y2="0.7764in"><text:p/></draw:line><draw:line draw:name="Shape6" draw:style-name="gr3" draw:text-style-name="P7" svg:x1="6.3933in" svg:y1="0.8878in" svg:x2="6.5768in" svg:y2="0.7909in"><text:p/></draw:line></draw:g><draw:g draw:style-name="gr2"><draw:line draw:name="Shape4" draw:style-name="gr35" draw:text-style-name="P8" svg:x1="6.6205in" svg:y1="0.8524in" svg:x2="6.7008in" svg:y2="0.8524in"><text:p/></draw:line></draw:g><draw:frame draw:name="Shape11" draw:style-name="gr72" draw:text-style-name="P34" svg:width="0.1189in" svg:height="0.0807in" draw:transform="rotate (-1.25646252851072) translate (6.6875in 0.782638888888889in)"><draw:text-box><text:p><text:span text:style-name="T10">…</text:span><text:span text:style-name="T10">.</text:span></text:p></draw:text-box></draw:frame><draw:frame draw:name="Shape5" draw:style-name="gr121" draw:text-style-name="P9" svg:width="0.1807in" svg:height="0.1441in" svg:x="6.2374in" svg:y="0.5846in"><draw:text-box><text:p><text:span text:style-name="T2">FC2</text:span></text:p></draw:text-box></draw:frame><draw:frame draw:name="Shape5" draw:style-name="gr121" draw:text-style-name="P9" svg:width="0.1807in" svg:height="0.1441in" svg:x="6.4921in" svg:y="0.6327in"><draw:text-box><text:p><text:span text:style-name="T2">FC3</text:span></text:p></draw:text-box></draw:frame></draw:g></draw:g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g text:anchor-type="paragraph" draw:z-index="164" draw:style-name="gr1"><draw:frame draw:name="Shape11" draw:style-name="gr27" draw:text-style-name="P20" svg:width="0.1886in" svg:height="0.3512in" draw:transform="rotate (-0.803724120543389) translate (3.84305555555556in 1.04513888888889in)"><draw:text-box><text:p>...</text:p></draw:text-box></draw:frame><draw:frame draw:name="Shape11" draw:style-name="gr28" draw:text-style-name="P20" svg:width="0.2413in" svg:height="0.1925in" draw:transform="rotate (-0.803724120543389) translate (4.4in 0.556944444444444in)"><draw:text-box><text:p>...</text:p></draw:text-box></draw:frame><draw:custom-shape draw:name="Shape2" draw:style-name="gr29" svg:width="0.5642in" svg:height="0.4898in" svg:x="3.6736in" svg:y="0.5882in"><text:p/><draw:enhanced-geometry svg:viewBox="0 0 21600 21600" draw:type="rectangle" draw:enhanced-path="M 0 0 L 21600 0 21600 21600 0 21600 0 0 Z N"/></draw:custom-shape><draw:custom-shape draw:name="Shape2" draw:style-name="gr30" svg:width="0.5642in" svg:height="0.4906in" svg:x="3.7228in" svg:y="0.6378in"><text:p/><draw:enhanced-geometry svg:viewBox="0 0 21600 21600" draw:type="rectangle" draw:enhanced-path="M 0 0 L 21600 0 21600 21600 0 21600 0 0 Z N"/></draw:custom-shape><draw:custom-shape draw:name="Shape2" draw:style-name="gr31" svg:width="0.5634in" svg:height="0.4898in" svg:x="3.8366in" svg:y="0.7469in"><text:p/><draw:enhanced-geometry svg:viewBox="0 0 21600 21600" draw:type="rectangle" draw:enhanced-path="M 0 0 L 21600 0 21600 21600 0 21600 0 0 Z N"/></draw:custom-shape><draw:frame draw:name="Shape11" draw:style-name="gr28" draw:text-style-name="P20" svg:width="0.2421in" svg:height="0.1925in" draw:transform="rotate (-0.801629725440996) translate (3.82291666666667in 0.565277777777778in)"><draw:text-box><text:p>…</text:p></draw:text-box></draw:frame></draw:g><draw:g text:anchor-type="paragraph" draw:z-index="165" draw:style-name="gr1"><draw:frame draw:name="Shape11" draw:style-name="gr28" draw:text-style-name="P20" svg:width="0.2531in" svg:height="0.1925in" draw:transform="rotate (-0.802851455917392) translate (2.77638888888889in 1.08333333333333in)"><draw:text-box><text:p>.…</text:p></draw:text-box></draw:frame><draw:frame draw:name="Shape11" draw:style-name="gr32" draw:text-style-name="P20" svg:width="0.3248in" svg:height="0.2413in" draw:transform="rotate (-0.802851455917392) translate (3.52847222222222in 0.41875in)"><draw:text-box><text:p>….</text:p></draw:text-box></draw:frame><draw:custom-shape draw:name="Shape2" draw:style-name="gr33" svg:width="0.7587in" svg:height="0.6587in" svg:x="2.602in" svg:y="0.4543in"><text:p/><draw:enhanced-geometry svg:viewBox="0 0 21600 21600" draw:type="rectangle" draw:enhanced-path="M 0 0 L 21600 0 21600 21600 0 21600 0 0 Z N"/></draw:custom-shape><draw:custom-shape draw:name="Shape2" draw:style-name="gr33" svg:width="0.7587in" svg:height="0.6587in" svg:x="2.6685in" svg:y="0.5205in"><text:p/><draw:enhanced-geometry svg:viewBox="0 0 21600 21600" draw:type="rectangle" draw:enhanced-path="M 0 0 L 21600 0 21600 21600 0 21600 0 0 Z N"/></draw:custom-shape><draw:custom-shape draw:name="Shape2" draw:style-name="gr33" svg:width="0.7587in" svg:height="0.6587in" svg:x="2.8209in" svg:y="0.6669in"><text:p/><draw:enhanced-geometry svg:viewBox="0 0 21600 21600" draw:type="rectangle" draw:enhanced-path="M 0 0 L 21600 0 21600 21600 0 21600 0 0 Z N"/></draw:custom-shape><draw:frame draw:name="Shape11" draw:style-name="gr32" draw:text-style-name="P20" svg:width="0.3248in" svg:height="0.2413in" draw:transform="rotate (-0.802851455917392) translate (2.80347222222222in 0.421527777777778in)"><draw:text-box><text:p>….</text:p></draw:text-box></draw:frame></draw:g><draw:custom-shape text:anchor-type="paragraph" draw:z-index="166" draw:name="Shape2" draw:style-name="gr73" svg:width="0.7587in" svg:height="0.6587in" svg:x="1.5902in" svg:y="0.5508in"><text:p/><draw:enhanced-geometry svg:viewBox="0 0 21600 21600" draw:type="rectangle" draw:enhanced-path="M 0 0 L 21600 0 21600 21600 0 21600 0 0 Z N"/></draw:custom-shape><draw:g text:anchor-type="paragraph" draw:z-index="167" draw:style-name="gr1"><draw:custom-shape draw:name="Shape3" draw:style-name="gr34" draw:text-style-name="P21" svg:width="0.1559in" svg:height="0.1295in" svg:x="3.089in" svg:y="0.8736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3.2445in" svg:y1="0.8744in" svg:x2="4.137in" svg:y2="0.9831in"><text:p/></draw:line><draw:line draw:name="Shape4" draw:style-name="gr35" draw:text-style-name="P8" svg:x1="3.2441in" svg:y1="1.0035in" svg:x2="4.1366in" svg:y2="1.0035in"><text:p/></draw:line></draw:g></draw:g><draw:custom-shape text:anchor-type="paragraph" draw:z-index="168" draw:name="Shape3" draw:style-name="gr74" draw:text-style-name="P21" svg:width="0.1421in" svg:height="0.1461in" svg:x="4.1366in" svg:y="0.8638in"><text:p/><draw:enhanced-geometry svg:viewBox="0 0 21600 21600" draw:type="rectangle" draw:enhanced-path="M 0 0 L 21600 0 21600 21600 0 21600 0 0 Z N"/></draw:custom-shape><draw:g text:anchor-type="paragraph" draw:z-index="169" draw:style-name="gr1"><draw:custom-shape draw:name="Shape3" draw:style-name="gr37" draw:text-style-name="P21" svg:width="0.1886in" svg:height="0.1886in" svg:x="2.0563in" svg:y="0.8071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2.2402in" svg:y1="0.8071in" svg:x2="3.1205in" svg:y2="0.9736in"><text:p/></draw:line><draw:line draw:name="Shape4" draw:style-name="gr35" draw:text-style-name="P8" svg:x1="2.2402in" svg:y1="0.9953in" svg:x2="3.1205in" svg:y2="0.9953in"><text:p/></draw:line></draw:g></draw:g><draw:frame text:anchor-type="paragraph" draw:z-index="170" draw:name="Shape5" draw:style-name="gr78" draw:text-style-name="P25" svg:width="0.9114in" svg:height="0.1323in" svg:x="1.5138in" svg:y="1.2571in"><draw:text-box><text:p text:style-name="P8"><text:span text:style-name="T2">1x192x256</text:span></text:p></draw:text-box></draw:frame><draw:frame text:anchor-type="paragraph" draw:z-index="175" draw:name="Shape5" draw:style-name="gr87" draw:text-style-name="P48" svg:width="0.2988in" svg:height="0.1461in" svg:x="1.8709in" svg:y="0.4354in"><draw:text-box><text:p text:style-name="P8"><text:span text:style-name="T18">Input</text:span></text:p></draw:text-box></draw:frame><draw:frame text:anchor-type="paragraph" draw:z-index="176" draw:name="Shape5" draw:style-name="gr127" draw:text-style-name="P30" svg:width="0.8685in" svg:height="0.3724in" svg:x="2.0555in" svg:y="0.0244in"><draw:text-box><text:p text:style-name="P8"><text:span text:style-name="T6"><text:s/></text:span><text:span text:style-name="T19">Convolution C1</text:span></text:p><text:p text:style-name="P8"><text:span text:style-name="T19">Filters: 32</text:span></text:p><text:p text:style-name="P8"><text:span text:style-name="T19">kernel_size: 3x3</text:span></text:p></draw:text-box></draw:frame><draw:line text:anchor-type="paragraph" draw:z-index="177" draw:name="Shape7" draw:style-name="gr81" draw:text-style-name="P8" svg:x1="2.5138in" svg:y1="0.4008in" svg:x2="2.5138in" svg:y2="0.6488in"><text:p/></draw:line><draw:frame text:anchor-type="paragraph" draw:z-index="178" draw:name="Shape5" draw:style-name="gr128" draw:text-style-name="P49" svg:width="0.6858in" svg:height="0.2421in" svg:x="3.2866in" svg:y="0.1043in"><draw:text-box><text:p text:style-name="P8"><text:span text:style-name="T20"><text:s/></text:span><text:span text:style-name="T20">Max Pooling P1</text:span></text:p><text:p text:style-name="P8"><text:span text:style-name="T20">kernel_size: 2x2</text:span></text:p></draw:text-box></draw:frame><draw:line text:anchor-type="paragraph" draw:z-index="179" draw:name="Shape7" draw:style-name="gr81" draw:text-style-name="P8" svg:x1="3.6118in" svg:y1="0.3579in" svg:x2="3.6118in" svg:y2="0.6433in"><text:p/></draw:line><draw:g text:anchor-type="paragraph" draw:z-index="180" draw:style-name="gr1"><draw:line draw:name="Shape4" draw:style-name="gr35" draw:text-style-name="P8" svg:x1="4.2783in" svg:y1="0.8654in" svg:x2="4.8291in" svg:y2="0.9941in"><text:p/></draw:line><draw:line draw:name="Shape4" draw:style-name="gr35" draw:text-style-name="P8" svg:x1="4.2783in" svg:y1="1.0098in" svg:x2="4.8291in" svg:y2="1.0098in"><text:p/></draw:line></draw:g><draw:frame text:anchor-type="paragraph" draw:z-index="181" draw:name="Shape9" draw:style-name="gr84" draw:text-style-name="P9" svg:width="0.1161in" svg:height="0.124in" draw:transform="rotate (-0.785398163397448) translate (2.72013888888889in 1.22708333333333in)"><draw:text-box><text:p><text:span text:style-name="T2">32</text:span></text:p></draw:text-box></draw:frame><draw:frame text:anchor-type="paragraph" draw:z-index="182" draw:name="Shape9" draw:style-name="gr84" draw:text-style-name="P9" svg:width="0.1161in" svg:height="0.124in" draw:transform="rotate (-0.785398163397448) translate (3.72847222222222in 1.13888888888889in)"><draw:text-box><text:p><text:span text:style-name="T2">32</text:span></text:p></draw:text-box></draw:frame><draw:custom-shape text:anchor-type="paragraph" draw:z-index="183" draw:name="Shape2" draw:style-name="gr129" draw:text-style-name="P29" svg:width="0.437in" svg:height="0.424in" svg:x="5.3717in" svg:y="0.6654in"><text:p/><draw:enhanced-geometry svg:viewBox="0 0 21600 21600" draw:type="rectangle" draw:enhanced-path="M 0 0 L 21600 0 21600 21600 0 21600 0 0 Z N"/></draw:custom-shape><draw:custom-shape text:anchor-type="paragraph" draw:z-index="184" draw:name="Shape2" draw:style-name="gr130" draw:text-style-name="P29" svg:width="0.565in" svg:height="0.4898in" svg:x="4.5016in" svg:y="0.5201in"><text:p/><draw:enhanced-geometry svg:viewBox="0 0 21600 21600" draw:type="rectangle" draw:enhanced-path="M 0 0 L 21600 0 21600 21600 0 21600 0 0 Z N"/></draw:custom-shape><draw:g text:anchor-type="paragraph" draw:z-index="187" draw:style-name="gr1"><draw:frame draw:name="Shape11" draw:style-name="gr28" draw:text-style-name="P28" svg:width="0.1894in" svg:height="0.1925in" draw:transform="rotate (-0.80354958761819) translate (4.71458333333333in 1.01319444444444in)"><draw:text-box><text:p><text:span text:style-name="T9">...</text:span></text:p></draw:text-box></draw:frame><draw:frame draw:name="Shape11" draw:style-name="gr28" draw:text-style-name="P28" svg:width="0.2413in" svg:height="0.1925in" draw:transform="rotate (-0.803724120543389) translate (5.27361111111111in 0.524305555555556in)"><draw:text-box><text:p><text:span text:style-name="T9">...</text:span></text:p></draw:text-box></draw:frame><draw:custom-shape draw:name="Shape2" draw:style-name="gr52" draw:text-style-name="P29" svg:width="0.565in" svg:height="0.4898in" svg:x="4.5453in" svg:y="0.5563in"><text:p/><draw:enhanced-geometry svg:viewBox="0 0 21600 21600" draw:type="rectangle" draw:enhanced-path="M 0 0 L 21600 0 21600 21600 0 21600 0 0 Z N"/></draw:custom-shape><draw:custom-shape draw:name="Shape2" draw:style-name="gr53" draw:text-style-name="P29" svg:width="0.565in" svg:height="0.4913in" svg:x="4.5945in" svg:y="0.6055in"><text:p/><draw:enhanced-geometry svg:viewBox="0 0 21600 21600" draw:type="rectangle" draw:enhanced-path="M 0 0 L 21600 0 21600 21600 0 21600 0 0 Z N"/></draw:custom-shape><draw:custom-shape draw:name="Shape2" draw:style-name="gr31" draw:text-style-name="P29" svg:width="0.5634in" svg:height="0.4898in" svg:x="4.7079in" svg:y="0.7146in"><text:p/><draw:enhanced-geometry svg:viewBox="0 0 21600 21600" draw:type="rectangle" draw:enhanced-path="M 0 0 L 21600 0 21600 21600 0 21600 0 0 Z N"/></draw:custom-shape><draw:frame draw:name="Shape11" draw:style-name="gr28" draw:text-style-name="P28" svg:width="0.2425in" svg:height="0.1925in" draw:transform="rotate (-0.801629725440996) translate (4.69375in 0.532638888888889in)"><draw:text-box><text:p><text:span text:style-name="T9">…</text:span></text:p></draw:text-box></draw:frame></draw:g><draw:g text:anchor-type="paragraph" draw:z-index="188" draw:style-name="gr1"><draw:frame draw:name="Shape11" draw:style-name="gr54" draw:text-style-name="P19" svg:width="0.1453in" svg:height="0.1669in" draw:transform="rotate (-0.802327857141794) translate (5.53472222222222in 1.04444444444444in)"><draw:text-box><text:p><text:span text:style-name="T5">...</text:span></text:p></draw:text-box></draw:frame><draw:frame draw:name="Shape11" draw:style-name="gr54" draw:text-style-name="P19" svg:width="0.1858in" svg:height="0.1669in" draw:transform="rotate (-0.803898653468588) translate (5.96319444444444in 0.66875in)"><draw:text-box><text:p><text:span text:style-name="T5">...</text:span></text:p></draw:text-box></draw:frame><draw:custom-shape draw:name="Shape2" draw:style-name="gr55" draw:text-style-name="P29" svg:width="0.4331in" svg:height="0.376in" svg:x="5.4055in" svg:y="0.6941in"><text:p/><draw:enhanced-geometry svg:viewBox="0 0 21600 21600" draw:type="rectangle" draw:enhanced-path="M 0 0 L 21600 0 21600 21600 0 21600 0 0 Z N"/></draw:custom-shape><draw:custom-shape draw:name="Shape2" draw:style-name="gr56" draw:text-style-name="P29" svg:width="0.4335in" svg:height="0.3776in" svg:x="5.4429in" svg:y="0.7307in"><text:p/><draw:enhanced-geometry svg:viewBox="0 0 21600 21600" draw:type="rectangle" draw:enhanced-path="M 0 0 L 21600 0 21600 21600 0 21600 0 0 Z N"/></draw:custom-shape><draw:custom-shape draw:name="Shape2" draw:style-name="gr57" draw:text-style-name="P29" svg:width="0.4323in" svg:height="0.376in" svg:x="5.5299in" svg:y="0.8146in"><text:p/><draw:enhanced-geometry svg:viewBox="0 0 21600 21600" draw:type="rectangle" draw:enhanced-path="M 0 0 L 21600 0 21600 21600 0 21600 0 0 Z N"/></draw:custom-shape><draw:frame draw:name="Shape11" draw:style-name="gr54" draw:text-style-name="P19" svg:width="0.1862in" svg:height="0.1669in" draw:transform="rotate (-0.798662665712605) translate (5.51944444444444in 0.675in)"><draw:text-box><text:p><text:span text:style-name="T5">…</text:span></text:p></draw:text-box></draw:frame></draw:g><draw:g text:anchor-type="paragraph" draw:z-index="189" draw:style-name="gr1"><draw:custom-shape draw:name="Shape3" draw:style-name="gr66" draw:text-style-name="P21" svg:width="0.1323in" svg:height="0.1295in" svg:x="4.861in" svg:y="0.9165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4.9929in" svg:y1="0.9181in" svg:x2="5.698in" svg:y2="1.0268in"><text:p/></draw:line><draw:line draw:name="Shape4" draw:style-name="gr35" draw:text-style-name="P8" svg:x1="4.9917in" svg:y1="1.0445in" svg:x2="5.6969in" svg:y2="1.0445in"><text:p/></draw:line></draw:g></draw:g><draw:frame text:anchor-type="paragraph" draw:z-index="190" draw:name="Shape5" draw:style-name="gr131" draw:text-style-name="P50" svg:width="0.8087in" svg:height="0.315in" svg:x="4.1193in" svg:y="0.0902in"><draw:text-box><text:p text:style-name="P8"><text:span text:style-name="T19"><text:s/></text:span><text:span text:style-name="T19">Convolution C2</text:span></text:p><text:p text:style-name="P8"><text:span text:style-name="T19">Filters: 64</text:span></text:p><text:p text:style-name="P8"><text:span text:style-name="T19">kernel_size: 2x2</text:span></text:p></draw:text-box></draw:frame><draw:line text:anchor-type="paragraph" draw:z-index="193" draw:name="Shape7" draw:style-name="gr81" draw:text-style-name="P8" svg:x1="5.3417in" svg:y1="0.3681in" svg:x2="5.3417in" svg:y2="0.6535in"><text:p/></draw:line><draw:g text:anchor-type="paragraph" draw:z-index="194" draw:style-name="gr1"><draw:custom-shape draw:name="Shape3" draw:style-name="gr66" draw:text-style-name="P21" svg:width="0.1323in" svg:height="0.1295in" svg:x="5.7102in" svg:y="0.9362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5.8409in" svg:y1="0.9358in" svg:x2="6.3268in" svg:y2="1.0445in"><text:p/></draw:line><draw:line draw:name="Shape4" draw:style-name="gr35" draw:text-style-name="P8" svg:x1="5.8409in" svg:y1="1.0654in" svg:x2="6.3268in" svg:y2="1.0654in"><text:p/></draw:line></draw:g></draw:g><draw:frame text:anchor-type="paragraph" draw:z-index="195" draw:name="Shape9" draw:style-name="gr84" draw:text-style-name="P9" svg:width="0.1161in" svg:height="0.124in" draw:transform="rotate (-0.785398163397448) translate (4.60833333333333in 1.11875in)"><draw:text-box><text:p><text:span text:style-name="T2">64</text:span></text:p></draw:text-box></draw:frame><draw:frame text:anchor-type="paragraph" draw:z-index="196" draw:name="Shape9" draw:style-name="gr84" draw:text-style-name="P9" svg:width="0.1161in" svg:height="0.124in" draw:transform="rotate (-0.785398163397448) translate (5.44791666666667in 1.10763888888889in)"><draw:text-box><text:p><text:span text:style-name="T2">64</text:span></text:p></draw:text-box></draw:frame><draw:frame text:anchor-type="paragraph" draw:z-index="192" draw:name="Shape5" draw:style-name="gr132" draw:text-style-name="P49" svg:width="0.7248in" svg:height="0.2142in" svg:x="5.0618in" svg:y="0.152in"><draw:text-box><text:p text:style-name="P8"><text:span text:style-name="T20"><text:s/></text:span><text:span text:style-name="T20">Max Pooling P2</text:span></text:p><text:p text:style-name="P8"><text:span text:style-name="T20">kernel_size: 2x2</text:span></text:p></draw:text-box></draw:frame><draw:custom-shape text:anchor-type="paragraph" draw:z-index="198" draw:name="Shape2" draw:style-name="gr133" draw:text-style-name="P29" svg:width="0.3287in" svg:height="0.285in" svg:x="6.7228in" svg:y="0.7492in"><text:p/><draw:enhanced-geometry svg:viewBox="0 0 21600 21600" draw:type="rectangle" draw:enhanced-path="M 0 0 L 21600 0 21600 21600 0 21600 0 0 Z N"/></draw:custom-shape><draw:g text:anchor-type="paragraph" draw:z-index="201" draw:style-name="gr1"><draw:custom-shape draw:name="Shape2" draw:style-name="gr62" draw:text-style-name="P29" svg:width="0.3287in" svg:height="0.285in" svg:x="6.6984in" svg:y="0.7201in"><text:p/><draw:enhanced-geometry svg:viewBox="0 0 21600 21600" draw:type="rectangle" draw:enhanced-path="M 0 0 L 21600 0 21600 21600 0 21600 0 0 Z N"/></draw:custom-shape><draw:custom-shape draw:name="Shape2" draw:style-name="gr62" draw:text-style-name="P29" svg:width="0.3287in" svg:height="0.285in" svg:x="6.7228in" svg:y="0.7445in"><text:p/><draw:enhanced-geometry svg:viewBox="0 0 21600 21600" draw:type="rectangle" draw:enhanced-path="M 0 0 L 21600 0 21600 21600 0 21600 0 0 Z N"/></draw:custom-shape><draw:g draw:style-name="gr2"><draw:frame draw:name="Shape11" draw:style-name="gr58" draw:text-style-name="P9" svg:width="0.1098in" svg:height="0.1386in" draw:transform="rotate (-0.803200521767791) translate (6.84305555555556in 1.03819444444444in)"><draw:text-box><text:p><text:span text:style-name="T2">...</text:span></text:p></draw:text-box></draw:frame><draw:frame draw:name="Shape11" draw:style-name="gr59" draw:text-style-name="P9" svg:width="0.1413in" svg:height="0.1378in" draw:transform="rotate (-0.802851455917392) translate (7.16875in 0.752777777777778in)"><draw:text-box><text:p><text:span text:style-name="T2">...</text:span></text:p></draw:text-box></draw:frame><draw:custom-shape draw:name="Shape2" draw:style-name="gr60" draw:text-style-name="P29" svg:width="0.3295in" svg:height="0.285in" svg:x="6.7465in" svg:y="0.7709in"><text:p/><draw:enhanced-geometry svg:viewBox="0 0 21600 21600" draw:type="rectangle" draw:enhanced-path="M 0 0 L 21600 0 21600 21600 0 21600 0 0 Z N"/></draw:custom-shape><draw:custom-shape draw:name="Shape2" draw:style-name="gr61" draw:text-style-name="P29" svg:width="0.3303in" svg:height="0.2858in" svg:x="6.7756in" svg:y="0.7984in"><text:p/><draw:enhanced-geometry svg:viewBox="0 0 21600 21600" draw:type="rectangle" draw:enhanced-path="M 0 0 L 21600 0 21600 21600 0 21600 0 0 Z N"/></draw:custom-shape><draw:custom-shape draw:name="Shape2" draw:style-name="gr62" draw:text-style-name="P29" svg:width="0.3287in" svg:height="0.285in" svg:x="6.8413in" svg:y="0.8626in"><text:p/><draw:enhanced-geometry svg:viewBox="0 0 21600 21600" draw:type="rectangle" draw:enhanced-path="M 0 0 L 21600 0 21600 21600 0 21600 0 0 Z N"/></draw:custom-shape><draw:frame draw:name="Shape11" draw:style-name="gr58" draw:text-style-name="P9" svg:width="0.1413in" svg:height="0.1386in" draw:transform="rotate (-0.795870138909415) translate (6.83333333333333in 0.755555555555556in)"><draw:text-box><text:p><text:span text:style-name="T2">…</text:span></text:p></draw:text-box></draw:frame></draw:g></draw:g><draw:g text:anchor-type="paragraph" draw:z-index="202" draw:style-name="gr1"><draw:custom-shape draw:name="Shape2" draw:style-name="gr63" draw:text-style-name="P29" svg:width="0.4331in" svg:height="0.3768in" svg:x="6.028in" svg:y="0.6075in"><text:p/><draw:enhanced-geometry svg:viewBox="0 0 21600 21600" draw:type="rectangle" draw:enhanced-path="M 0 0 L 21600 0 21600 21600 0 21600 0 0 Z N"/></draw:custom-shape><draw:g draw:style-name="gr2"><draw:custom-shape draw:name="Shape2" draw:style-name="gr63" draw:text-style-name="P29" svg:width="0.4331in" svg:height="0.3768in" svg:x="6.0591in" svg:y="0.6386in"><text:p/><draw:enhanced-geometry svg:viewBox="0 0 21600 21600" draw:type="rectangle" draw:enhanced-path="M 0 0 L 21600 0 21600 21600 0 21600 0 0 Z N"/></draw:custom-shape><draw:g draw:style-name="gr2"><draw:frame draw:name="Shape11" draw:style-name="gr41" draw:text-style-name="P19" svg:width="0.1453in" svg:height="0.1449in" draw:transform="rotate (-0.805643982720583) translate (6.22469925634296in 1.02916666666667in)"><draw:text-box><text:p><text:span text:style-name="T5">...</text:span></text:p></draw:text-box></draw:frame><draw:frame draw:name="Shape11" draw:style-name="gr41" draw:text-style-name="P19" svg:width="0.1858in" svg:height="0.1449in" draw:transform="rotate (-0.806516647346579) translate (6.65386592300962in 0.652777777777778in)"><draw:text-box><text:p><text:span text:style-name="T5">...</text:span></text:p></draw:text-box></draw:frame><draw:custom-shape draw:name="Shape2" draw:style-name="gr63" draw:text-style-name="P29" svg:width="0.4331in" svg:height="0.3768in" svg:x="6.0953in" svg:y="0.6776in"><text:p/><draw:enhanced-geometry svg:viewBox="0 0 21600 21600" draw:type="rectangle" draw:enhanced-path="M 0 0 L 21600 0 21600 21600 0 21600 0 0 Z N"/></draw:custom-shape><draw:custom-shape draw:name="Shape2" draw:style-name="gr64" draw:text-style-name="P29" svg:width="0.4335in" svg:height="0.3787in" svg:x="6.1323in" svg:y="0.7146in"><text:p/><draw:enhanced-geometry svg:viewBox="0 0 21600 21600" draw:type="rectangle" draw:enhanced-path="M 0 0 L 21600 0 21600 21600 0 21600 0 0 Z N"/></draw:custom-shape><draw:custom-shape draw:name="Shape2" draw:style-name="gr65" draw:text-style-name="P29" svg:width="0.4323in" svg:height="0.3768in" svg:x="6.2197in" svg:y="0.7984in"><text:p/><draw:enhanced-geometry svg:viewBox="0 0 21600 21600" draw:type="rectangle" draw:enhanced-path="M 0 0 L 21600 0 21600 21600 0 21600 0 0 Z N"/></draw:custom-shape><draw:frame draw:name="Shape11" draw:style-name="gr41" draw:text-style-name="P19" svg:width="0.187in" svg:height="0.1449in" draw:transform="rotate (-0.801106126665397) translate (6.20942147856518in 0.659027777777778in)"><draw:text-box><text:p><text:span text:style-name="T5">…</text:span></text:p></draw:text-box></draw:frame></draw:g></draw:g></draw:g><draw:g text:anchor-type="paragraph" draw:z-index="203" draw:style-name="gr1"><draw:custom-shape draw:name="Shape3" draw:style-name="gr66" draw:text-style-name="P21" svg:width="0.1323in" svg:height="0.1295in" svg:x="6.3543in" svg:y="0.9547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8" svg:x1="6.4858in" svg:y1="0.9551in" svg:x2="6.9717in" svg:y2="1.0638in"><text:p/></draw:line><draw:line draw:name="Shape4" draw:style-name="gr35" draw:text-style-name="P8" svg:x1="6.4858in" svg:y1="1.0846in" svg:x2="6.9717in" svg:y2="1.0846in"><text:p/></draw:line></draw:g></draw:g><draw:frame text:anchor-type="paragraph" draw:z-index="204" draw:name="Shape5" draw:style-name="gr134" draw:text-style-name="P50" svg:width="0.7362in" svg:height="0.3051in" svg:x="5.8366in" svg:y="0.0492in"><draw:text-box><text:p text:style-name="P8"><text:span text:style-name="T19"><text:s/></text:span><text:span text:style-name="T19">Convolution C3</text:span></text:p><text:p text:style-name="P8"><text:span text:style-name="T19">Filters: 128</text:span></text:p><text:p text:style-name="P8"><text:span text:style-name="T19">kernel_size: 2x2</text:span></text:p></draw:text-box></draw:frame><draw:line text:anchor-type="paragraph" draw:z-index="205" draw:name="Shape7" draw:style-name="gr81" draw:text-style-name="P8" svg:x1="5.9811in" svg:y1="0.376in" svg:x2="5.9811in" svg:y2="0.6079in"><text:p/></draw:line><draw:line text:anchor-type="paragraph" draw:z-index="207" draw:name="Shape7" draw:style-name="gr81" draw:text-style-name="P8" svg:x1="6.663in" svg:y1="0.5787in" svg:x2="6.663in" svg:y2="0.7661in"><text:p/></draw:line><draw:frame text:anchor-type="paragraph" draw:z-index="208" draw:name="Shape9" draw:style-name="gr84" draw:text-style-name="P9" svg:width="0.178in" svg:height="0.124in" draw:transform="rotate (-0.785398163397449) translate (6.11597222222222in 1.08263888888889in)"><draw:text-box><text:p><text:span text:style-name="T2">128</text:span></text:p></draw:text-box></draw:frame><draw:frame text:anchor-type="paragraph" draw:z-index="209" draw:name="Shape9" draw:style-name="gr84" draw:text-style-name="P9" svg:width="0.178in" svg:height="0.124in" draw:transform="rotate (-0.785398163397449) translate (6.73819444444444in 1.06458333333333in)"><draw:text-box><text:p><text:span text:style-name="T2">128</text:span></text:p></draw:text-box></draw:frame><draw:g text:anchor-type="paragraph" draw:z-index="211" draw:style-name="gr1"><draw:line draw:name="Shape6" draw:style-name="gr3" draw:text-style-name="P7" svg:x1="7.1728in" svg:y1="1.1299in" svg:x2="7.5567in" svg:y2="1.1299in"><text:p/></draw:line><draw:line draw:name="Shape6" draw:style-name="gr3" draw:text-style-name="P7" svg:x1="7.0878in" svg:y1="0.8031in" svg:x2="7.4421in" svg:y2="0.8031in"><text:p/></draw:line><draw:line draw:name="Shape6" draw:style-name="gr3" draw:text-style-name="P7" svg:x1="7.1728in" svg:y1="1.1299in" svg:x2="7.487in" svg:y2="1.0012in"><text:p/></draw:line><draw:line draw:name="Shape6" draw:style-name="gr3" draw:text-style-name="P7" svg:x1="7.1799in" svg:y1="0.9992in" svg:x2="7.5185in" svg:y2="1.063in"><text:p/></draw:line><draw:line draw:name="Shape6" draw:style-name="gr3" draw:text-style-name="P7" svg:x1="7.1799in" svg:y1="0.9157in" svg:x2="7.4862in" svg:y2="0.9988in"><text:p/></draw:line><draw:line draw:name="Shape6" draw:style-name="gr3" draw:text-style-name="P7" svg:x1="7.1169in" svg:y1="0.8524in" svg:x2="7.4555in" svg:y2="0.9161in"><text:p/></draw:line><draw:line draw:name="Shape6" draw:style-name="gr3" draw:text-style-name="P7" svg:x1="7.2138in" svg:y1="0.948in" svg:x2="7.4626in" svg:y2="0.8524in"><text:p/></draw:line><draw:line draw:name="Shape6" draw:style-name="gr3" draw:text-style-name="P7" svg:x1="7.1799in" svg:y1="1.0622in" svg:x2="7.4626in" svg:y2="0.9335in"><text:p/></draw:line></draw:g><draw:line text:anchor-type="paragraph" draw:z-index="212" draw:name="Shape4" draw:style-name="gr75" draw:text-style-name="P8" svg:x1="7.172in" svg:y1="0.8909in" svg:x2="7.4248in" svg:y2="0.8031in"><text:p/></draw:line><draw:g text:anchor-type="paragraph" draw:z-index="213" draw:style-name="gr1"><draw:line draw:name="Shape4" draw:style-name="gr35" draw:text-style-name="P8" svg:x1="8.0917in" svg:y1="0.8618in" svg:x2="8.1976in" svg:y2="0.8618in"><text:p/></draw:line><draw:line draw:name="Shape4" draw:style-name="gr35" draw:text-style-name="P8" svg:x1="8.1083in" svg:y1="0.9024in" svg:x2="8.1886in" svg:y2="0.9024in"><text:p/></draw:line></draw:g><draw:line text:anchor-type="paragraph" draw:z-index="214" draw:name="Shape4" draw:style-name="gr76" draw:text-style-name="P8" svg:x1="7.4417in" svg:y1="0.8031in" svg:x2="7.5559in" svg:y2="1.1299in"><text:p/></draw:line><draw:line text:anchor-type="paragraph" draw:z-index="215" draw:name="Shape4" draw:style-name="gr76" draw:text-style-name="P8" svg:x1="8.0673in" svg:y1="0.8469in" svg:x2="8.1374in" svg:y2="1.0291in"><text:p/></draw:line><draw:line text:anchor-type="paragraph" draw:z-index="216" draw:name="Shape6" draw:style-name="gr77" draw:text-style-name="P7" svg:x1="7.1799in" svg:y1="0.9988in" svg:x2="7.5185in" svg:y2="1.0626in"><text:p/></draw:line><draw:frame text:anchor-type="paragraph" draw:z-index="220" draw:name="Shape5" draw:style-name="gr139" draw:text-style-name="P9" svg:width="0.1087in" svg:height="0.1421in" svg:x="8.228in" svg:y="0.8874in"><draw:text-box><text:p><text:span text:style-name="T2">16</text:span></text:p></draw:text-box></draw:frame><draw:line text:anchor-type="paragraph" draw:z-index="221" draw:name="Shape6" draw:style-name="gr77" draw:text-style-name="P7" svg:x1="7.1799in" svg:y1="0.9157in" svg:x2="7.4862in" svg:y2="0.9988in"><text:p/></draw:line><draw:line text:anchor-type="paragraph" draw:z-index="222" draw:name="Shape6" draw:style-name="gr77" draw:text-style-name="P7" svg:x1="7.1157in" svg:y1="0.8524in" svg:x2="7.4543in" svg:y2="0.9161in"><text:p/></draw:line><draw:g text:anchor-type="paragraph" draw:z-index="223" draw:style-name="gr1"><draw:line draw:name="Shape6" draw:style-name="gr3" draw:text-style-name="P7" svg:x1="7.5496in" svg:y1="1.1299in" svg:x2="7.9335in" svg:y2="1.1299in"><text:p/></draw:line><draw:line draw:name="Shape6" draw:style-name="gr3" draw:text-style-name="P7" svg:x1="7.4646in" svg:y1="0.8031in" svg:x2="7.8189in" svg:y2="0.8031in"><text:p/></draw:line><draw:line draw:name="Shape6" draw:style-name="gr3" draw:text-style-name="P7" svg:x1="7.5496in" svg:y1="1.1299in" svg:x2="7.8638in" svg:y2="1.0012in"><text:p/></draw:line><draw:line draw:name="Shape6" draw:style-name="gr3" draw:text-style-name="P7" svg:x1="7.5236in" svg:y1="0.9744in" svg:x2="7.8945in" svg:y2="1.0622in"><text:p/></draw:line><draw:line draw:name="Shape6" draw:style-name="gr3" draw:text-style-name="P7" svg:x1="7.4937in" svg:y1="0.8921in" svg:x2="7.8638in" svg:y2="1in"><text:p/></draw:line><draw:line draw:name="Shape6" draw:style-name="gr3" draw:text-style-name="P7" svg:x1="7.4937in" svg:y1="0.8524in" svg:x2="7.8323in" svg:y2="0.9161in"><text:p/></draw:line><draw:line draw:name="Shape6" draw:style-name="gr3" draw:text-style-name="P7" svg:x1="7.5236in" svg:y1="0.9752in" svg:x2="7.8386in" svg:y2="0.8524in"><text:p/></draw:line><draw:line draw:name="Shape6" draw:style-name="gr3" draw:text-style-name="P7" svg:x1="7.5567in" svg:y1="1.0622in" svg:x2="7.8394in" svg:y2="0.9335in"><text:p/></draw:line></draw:g><draw:line text:anchor-type="paragraph" draw:z-index="224" draw:name="Shape4" draw:style-name="gr76" draw:text-style-name="P8" svg:x1="7.8185in" svg:y1="0.8031in" svg:x2="7.9327in" svg:y2="1.1299in"><text:p/></draw:line><draw:g text:anchor-type="paragraph" draw:z-index="225" draw:style-name="gr1"><draw:line draw:name="Shape6" draw:style-name="gr3" draw:text-style-name="P7" svg:x1="7.9323in" svg:y1="1.1106in" svg:x2="8.1071in" svg:y2="1.0295in"><text:p/></draw:line><draw:line draw:name="Shape6" draw:style-name="gr3" draw:text-style-name="P7" svg:x1="7.8484in" svg:y1="0.8031in" svg:x2="8.0673in" svg:y2="0.8693in"><text:p/></draw:line><draw:line draw:name="Shape6" draw:style-name="gr3" draw:text-style-name="P7" svg:x1="7.9031in" svg:y1="1.0496in" svg:x2="8.1071in" svg:y2="0.9528in"><text:p/></draw:line><draw:line draw:name="Shape6" draw:style-name="gr3" draw:text-style-name="P7" svg:x1="7.887in" svg:y1="0.9327in" svg:x2="8.0917in" svg:y2="0.985in"><text:p/></draw:line><draw:line draw:name="Shape6" draw:style-name="gr3" draw:text-style-name="P7" svg:x1="7.8673in" svg:y1="0.8697in" svg:x2="8.1079in" svg:y2="0.9508in"><text:p/></draw:line><draw:line draw:name="Shape6" draw:style-name="gr3" draw:text-style-name="P7" svg:x1="7.8673in" svg:y1="0.8409in" svg:x2="8.0673in" svg:y2="0.889in"><text:p/></draw:line><draw:line draw:name="Shape6" draw:style-name="gr3" draw:text-style-name="P7" svg:x1="7.887in" svg:y1="0.9323in" svg:x2="8.0669in" svg:y2="0.8878in"><text:p/></draw:line><draw:line draw:name="Shape6" draw:style-name="gr3" draw:text-style-name="P7" svg:x1="7.9087in" svg:y1="0.9992in" svg:x2="8.0921in" svg:y2="0.9024in"><text:p/></draw:line></draw:g><draw:g text:anchor-type="paragraph" draw:z-index="226" draw:style-name="gr1"><draw:line draw:name="Shape4" draw:style-name="gr35" draw:text-style-name="P8" svg:x1="8.1366in" svg:y1="0.9642in" svg:x2="8.2169in" svg:y2="0.9642in"><text:p/></draw:line></draw:g><draw:frame text:anchor-type="paragraph" draw:z-index="227" draw:name="Shape11" draw:style-name="gr95" draw:text-style-name="P34" svg:width="0.1189in" svg:height="0.0807in" draw:transform="rotate (-1.25646252851072) translate (8.20277777777778in 0.894444444444444in)"><draw:text-box><text:p><text:span text:style-name="T10">…</text:span><text:span text:style-name="T10">.</text:span></text:p></draw:text-box></draw:frame><draw:frame text:anchor-type="paragraph" draw:z-index="210" draw:name="Shape8" draw:style-name="gr94" draw:text-style-name="P47" svg:width="0.1815in" svg:height="0.113in" svg:x="6.3465in" svg:y="0.8425in"><draw:text-box><text:p><text:span text:style-name="T17">2x2</text:span></text:p></draw:text-box></draw:frame><draw:frame text:anchor-type="paragraph" draw:z-index="197" draw:name="Shape8" draw:style-name="gr94" draw:text-style-name="P47" svg:width="0.1815in" svg:height="0.113in" svg:x="4.8547in" svg:y="0.8165in"><draw:text-box><text:p><text:span text:style-name="T17">2x2</text:span></text:p></draw:text-box></draw:frame><draw:frame text:anchor-type="paragraph" draw:z-index="172" draw:name="Shape8" draw:style-name="gr94" draw:text-style-name="P47" svg:width="0.1815in" svg:height="0.113in" svg:x="3.089in" svg:y="0.761in"><draw:text-box><text:p><text:span text:style-name="T17">2x2</text:span></text:p></draw:text-box></draw:frame><draw:frame text:anchor-type="paragraph" draw:z-index="171" draw:name="Shape8" draw:style-name="gr94" draw:text-style-name="P47" svg:width="0.1815in" svg:height="0.113in" svg:x="2.0693in" svg:y="0.7008in"><draw:text-box><text:p><text:span text:style-name="T17">3x3</text:span></text:p></draw:text-box></draw:frame></text:p>
      <text:p text:style-name="P4"><draw:line text:anchor-type="paragraph" draw:z-index="191" draw:name="Shape7" draw:style-name="gr81" draw:text-style-name="P8" svg:x1="4.422in" svg:y1="0.2283in" svg:x2="4.4331in" svg:y2="0.5102in"><text:p/></draw:line><draw:frame text:anchor-type="paragraph" draw:z-index="206" draw:name="Shape5" draw:style-name="gr135" draw:text-style-name="P49" svg:width="0.7303in" svg:height="0.2039in" svg:x="6.5728in" svg:y="0.178in"><draw:text-box><text:p text:style-name="P8"><text:span text:style-name="T20"><text:s/></text:span><text:span text:style-name="T20">Max Pooling P3</text:span></text:p><text:p text:style-name="P8"><text:span text:style-name="T20">kernel_size: 2x2</text:span></text:p></draw:text-box></draw:frame><draw:frame text:anchor-type="paragraph" draw:z-index="173" draw:name="Shape9" draw:style-name="gr125" draw:text-style-name="P9" svg:width="0.387in" svg:height="0.1394in" draw:transform="rotate (-0.00907571211037019) translate (2.95486111111111in 1.16666666666667in)"><draw:text-box><text:p><text:span text:style-name="T2">254x190</text:span></text:p></draw:text-box></draw:frame><draw:frame text:anchor-type="paragraph" draw:z-index="174" draw:name="Shape9" draw:style-name="gr126" draw:text-style-name="P9" svg:width="0.348in" svg:height="0.1504in" draw:transform="rotate (-0.0090757121103702) translate (3.975in 1.07430555555556in)"><draw:text-box><text:p><text:span text:style-name="T2">127x95</text:span></text:p></draw:text-box></draw:frame><draw:frame text:anchor-type="paragraph" draw:z-index="185" draw:name="Shape9" draw:style-name="gr84" draw:text-style-name="P9" svg:width="0.3161in" svg:height="0.124in" draw:transform="rotate (-0.00907571211037019) translate (4.84583333333333in 1.03888888888889in)"><draw:text-box><text:p><text:span text:style-name="T2">126x94</text:span></text:p></draw:text-box></draw:frame><draw:frame text:anchor-type="paragraph" draw:z-index="186" draw:name="Shape9" draw:style-name="gr85" draw:text-style-name="P9" svg:width="0.285in" svg:height="0.1362in" draw:transform="rotate (-0.00907571211037019) translate (5.63680555555556in 1.01527777777778in)"><draw:text-box><text:p><text:span text:style-name="T2">63x47</text:span></text:p></draw:text-box></draw:frame><draw:frame text:anchor-type="paragraph" draw:z-index="199" draw:name="Shape9" draw:style-name="gr86" draw:text-style-name="P9" svg:width="0.3004in" svg:height="0.1185in" draw:transform="rotate (-0.00907571211037019) translate (6.35138888888889in 1.00902777777778in)"><draw:text-box><text:p><text:span text:style-name="T2">62x46</text:span></text:p></draw:text-box></draw:frame><draw:frame text:anchor-type="paragraph" draw:z-index="200" draw:name="Shape9" draw:style-name="gr86" draw:text-style-name="P9" svg:width="0.2976in" svg:height="0.1185in" draw:transform="rotate (-0.00907571211037019) translate (6.89305555555556in 1.00277777777778in)"><draw:text-box><text:p><text:span text:style-name="T2">31x23</text:span></text:p></draw:text-box></draw:frame><draw:frame text:anchor-type="paragraph" draw:z-index="228" draw:name="Shape5" draw:style-name="gr140" draw:text-style-name="P51" svg:width="0.215in" svg:height="0.1441in" svg:x="7.7528in" svg:y="0.5193in"><draw:text-box><text:p><text:span text:style-name="T18">FC2</text:span></text:p></draw:text-box></draw:frame><draw:frame text:anchor-type="paragraph" draw:z-index="217" draw:name="Shape5" draw:style-name="gr136" draw:text-style-name="P51" svg:width="0.2362in" svg:height="0.237in" svg:x="7.3756in" svg:y="0.5173in"><draw:text-box><text:p><text:span text:style-name="T18">FC1</text:span></text:p></draw:text-box></draw:frame><draw:frame text:anchor-type="paragraph" draw:z-index="229" draw:name="Shape5" draw:style-name="gr140" draw:text-style-name="P51" svg:width="0.2295in" svg:height="0.1441in" svg:x="8.0075in" svg:y="0.5673in"><draw:text-box><text:p><text:span text:style-name="T18">FC3</text:span></text:p></draw:text-box></draw:frame><draw:frame text:anchor-type="paragraph" draw:z-index="218" draw:name="Shape5" draw:style-name="gr137" draw:text-style-name="P9" svg:width="0.237in" svg:height="0.1496in" svg:x="7.4862in" svg:y="0.9728in"><draw:text-box><text:p><text:span text:style-name="T2">1000</text:span></text:p></draw:text-box></draw:frame><draw:frame text:anchor-type="paragraph" draw:z-index="219" draw:name="Shape5" draw:style-name="gr138" draw:text-style-name="P9" svg:width="0.2185in" svg:height="0.1252in" svg:x="7.9043in" svg:y="0.9535in"><draw:text-box><text:p><text:span text:style-name="T2">1000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3" draw:display-name="Arrowheads 3" svg:viewBox="0 0 1131 902" svg:d="M564 0l-564 902h1131z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40:17.368965930</meta:creation-date>
    <dc:date>2020-01-22T10:33:23.182179527</dc:date>
    <meta:editing-duration>PT6H5M46S</meta:editing-duration>
    <meta:editing-cycles>141</meta:editing-cycles>
    <meta:generator>LibreOffice/6.0.3.2$Linux_X86_64 LibreOffice_project/00m0$Build-2</meta:generator>
    <meta:document-statistic meta:table-count="0" meta:image-count="0" meta:object-count="0" meta:page-count="3" meta:paragraph-count="3" meta:word-count="12" meta:character-count="64" meta:non-whitespace-character-count="53"/>
  </office:meta>
</office:document-meta>
</file>